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4.3335in"/>
    </style:style>
    <style:style style:name="co1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4091in"/>
    </style:style>
    <style:style style:name="co9" style:family="table-column">
      <style:table-column-properties fo:break-before="auto" style:column-width="8.4902in"/>
    </style:style>
    <style:style style:name="co10" style:family="table-column">
      <style:table-column-properties fo:break-before="auto" style:column-width="1.3102in"/>
    </style:style>
    <style:style style:name="co11" style:family="table-column">
      <style:table-column-properties fo:break-before="auto" style:column-width="10.3783in"/>
    </style:style>
    <style:style style:name="co12" style:family="table-column">
      <style:table-column-properties fo:break-before="auto" style:column-width="1.3717in"/>
    </style:style>
    <style:style style:name="co13" style:family="table-column">
      <style:table-column-properties fo:break-before="auto" style:column-width="3.9327in"/>
    </style:style>
    <style:style style:name="co14" style:family="table-column">
      <style:table-column-properties fo:break-before="auto" style:column-width="0.8626in"/>
    </style:style>
    <style:style style:name="co15" style:family="table-column">
      <style:table-column-properties fo:break-before="auto" style:column-width="0.2945in"/>
    </style:style>
    <style:style style:name="co16" style:family="table-column">
      <style:table-column-properties fo:break-before="auto" style:column-width="1.2016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8846in"/>
    </style:style>
    <style:style style:name="co19" style:family="table-column">
      <style:table-column-properties fo:break-before="auto" style:column-width="1.8354in"/>
    </style:style>
    <style:style style:name="co20" style:family="table-column">
      <style:table-column-properties fo:break-before="auto" style:column-width="1.6256in"/>
    </style:style>
    <style:style style:name="co21" style:family="table-column">
      <style:table-column-properties fo:break-before="auto" style:column-width="0.7366in"/>
    </style:style>
    <style:style style:name="co22" style:family="table-column">
      <style:table-column-properties fo:break-before="auto" style:column-width="0.3in"/>
    </style:style>
    <style:style style:name="co23" style:family="table-column">
      <style:table-column-properties fo:break-before="auto" style:column-width="1.4965in"/>
    </style:style>
    <style:style style:name="co24" style:family="table-column">
      <style:table-column-properties fo:break-before="auto" style:column-width="1.1925in"/>
    </style:style>
    <style:style style:name="co25" style:family="table-column">
      <style:table-column-properties fo:break-before="auto" style:column-width="4.2492in"/>
    </style:style>
    <style:style style:name="ro2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2307in" fo:break-before="auto" style:use-optimal-row-height="false"/>
    </style:style>
    <style:style style:name="ro5" style:family="table-row">
      <style:table-row-properties style:row-height="0.19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ackground-color="#66ccff"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fo:background-color="#ffcc00" style:text-align-source="fix" style:repeat-content="false"/>
      <style:paragraph-properties fo:text-align="start" fo:margin-left="0in"/>
    </style:style>
    <style:style style:name="ce13" style:family="table-cell" style:parent-style-name="Default" style:data-style-name="N100">
      <style:table-cell-properties fo:background-color="#66ccff" style:text-align-source="fix" style:repeat-content="false"/>
      <style:paragraph-properties fo:text-align="start" fo:margin-left="0in"/>
    </style:style>
    <style:style style:name="ce14" style:family="table-cell" style:parent-style-name="Default" style:data-style-name="N100">
      <style:table-cell-properties fo:background-color="#ffcc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99ff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66ccff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ffcc00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ff66cc"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99ff" style:text-align-source="fix" style:repeat-content="false"/>
      <style:paragraph-properties fo:text-align="justify" fo:margin-left="0in"/>
    </style:style>
    <style:style style:name="ce21" style:family="table-cell" style:parent-style-name="Default">
      <style:table-cell-properties fo:background-color="#ff66cc"/>
    </style:style>
    <style:style style:name="ce22" style:family="table-cell" style:parent-style-name="Default">
      <style:table-cell-properties fo:background-color="#ff99ff"/>
    </style:style>
    <style:style style:name="ce23" style:family="table-cell" style:parent-style-name="Default">
      <style:table-cell-properties fo:background-color="#99ff66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background-color="#99ff66" style:text-align-source="fix" style:repeat-content="false"/>
      <style:paragraph-properties fo:text-align="start" fo:margin-left="0in"/>
    </style:style>
    <style:style style:name="ce25" style:family="table-cell" style:parent-style-name="Default">
      <style:table-cell-properties fo:background-color="#33ff99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fo:background-color="#33ff99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ets" table:style-name="ta1" table:print="false">
        <table:table-column table:style-name="co1" table:number-columns-repeated="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Plane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Expor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&quot;[&quot;&amp;[.A2]&amp;&quot;] = {&quot;&amp;[.B2]&amp;&quot;, &quot;&amp;[.C2]&amp;&quot;},&quot;" office:value-type="string" office:string-value="[1] = {50, 25},">
            <text:p>[1] = {50, 25},</text:p>
          </table:table-cell>
          <table:table-cell table:number-columns-repeated="2"/>
          <table:table-cell office:value-type="string">
            <text:p>{01, 02}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&quot;[&quot;&amp;[.A3]&amp;&quot;] = {&quot;&amp;[.B3]&amp;&quot;, &quot;&amp;[.C3]&amp;&quot;},&quot;" office:value-type="string" office:string-value="[2] = {95, 400},">
            <text:p>[2] = {95, 400},</text:p>
          </table:table-cell>
          <table:table-cell table:number-columns-repeated="2"/>
          <table:table-cell office:value-type="string">
            <text:p>{02, 03}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5">
            <text:p>215</text:p>
          </table:table-cell>
          <table:table-cell office:value-type="float" office:value="450">
            <text:p>450</text:p>
          </table:table-cell>
          <table:table-cell table:number-columns-repeated="2"/>
          <table:table-cell table:formula="of:=&quot;[&quot;&amp;[.A4]&amp;&quot;] = {&quot;&amp;[.B4]&amp;&quot;, &quot;&amp;[.C4]&amp;&quot;},&quot;" office:value-type="string" office:string-value="[3] = {215, 450},">
            <text:p>[3] = {215, 450},</text:p>
          </table:table-cell>
          <table:table-cell table:number-columns-repeated="2"/>
          <table:table-cell office:value-type="string">
            <text:p>{03, 04}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0">
            <text:p>380</text:p>
          </table:table-cell>
          <table:table-cell office:value-type="float" office:value="355">
            <text:p>355</text:p>
          </table:table-cell>
          <table:table-cell table:number-columns-repeated="2"/>
          <table:table-cell table:formula="of:=&quot;[&quot;&amp;[.A5]&amp;&quot;] = {&quot;&amp;[.B5]&amp;&quot;, &quot;&amp;[.C5]&amp;&quot;},&quot;" office:value-type="string" office:string-value="[4] = {380, 355},">
            <text:p>[4] = {380, 355},</text:p>
          </table:table-cell>
          <table:table-cell table:number-columns-repeated="2"/>
          <table:table-cell office:value-type="string">
            <text:p>{03, 05},</text:p>
          </table:table-cell>
        </table:table-row>
        <table:table-row table:style-name="ro1">
          <table:table-cell table:style-name="ce22" office:value-type="float" office:value="5">
            <text:p>5</text:p>
          </table:table-cell>
          <table:table-cell office:value-type="float" office:value="295">
            <text:p>295</text:p>
          </table:table-cell>
          <table:table-cell office:value-type="float" office:value="300">
            <text:p>300</text:p>
          </table:table-cell>
          <table:table-cell table:number-columns-repeated="2"/>
          <table:table-cell table:formula="of:=&quot;[&quot;&amp;[.A6]&amp;&quot;] = {&quot;&amp;[.B6]&amp;&quot;, &quot;&amp;[.C6]&amp;&quot;},&quot;" office:value-type="string" office:string-value="[5] = {295, 300},">
            <text:p>[5] = {295, 300},</text:p>
          </table:table-cell>
          <table:table-cell table:number-columns-repeated="2"/>
          <table:table-cell office:value-type="string">
            <text:p>{04, 06}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0">
            <text:p>480</text:p>
          </table:table-cell>
          <table:table-cell office:value-type="float" office:value="620">
            <text:p>620</text:p>
          </table:table-cell>
          <table:table-cell table:number-columns-repeated="2"/>
          <table:table-cell table:formula="of:=&quot;[&quot;&amp;[.A7]&amp;&quot;] = {&quot;&amp;[.B7]&amp;&quot;, &quot;&amp;[.C7]&amp;&quot;},&quot;" office:value-type="string" office:string-value="[6] = {480, 620},">
            <text:p>[6] = {480, 620},</text:p>
          </table:table-cell>
          <table:table-cell table:number-columns-repeated="2"/>
          <table:table-cell office:value-type="string">
            <text:p>{06, 07}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0">
            <text:p>720</text:p>
          </table:table-cell>
          <table:table-cell office:value-type="float" office:value="250">
            <text:p>250</text:p>
          </table:table-cell>
          <table:table-cell table:number-columns-repeated="2"/>
          <table:table-cell table:formula="of:=&quot;[&quot;&amp;[.A8]&amp;&quot;] = {&quot;&amp;[.B8]&amp;&quot;, &quot;&amp;[.C8]&amp;&quot;},&quot;" office:value-type="string" office:string-value="[7] = {720, 250},">
            <text:p>[7] = {720, 250},</text:p>
          </table:table-cell>
          <table:table-cell table:number-columns-repeated="2"/>
          <table:table-cell office:value-type="string">
            <text:p>{06, 08},</text:p>
          </table:table-cell>
        </table:table-row>
        <table:table-row table:style-name="ro1">
          <table:table-cell table:style-name="ce22" office:value-type="float" office:value="8">
            <text:p>8</text:p>
          </table:table-cell>
          <table:table-cell office:value-type="float" office:value="450">
            <text:p>450</text:p>
          </table:table-cell>
          <table:table-cell office:value-type="float" office:value="175">
            <text:p>175</text:p>
          </table:table-cell>
          <table:table-cell table:number-columns-repeated="2"/>
          <table:table-cell table:formula="of:=&quot;[&quot;&amp;[.A9]&amp;&quot;] = {&quot;&amp;[.B9]&amp;&quot;, &quot;&amp;[.C9]&amp;&quot;},&quot;" office:value-type="string" office:string-value="[8] = {450, 175},">
            <text:p>[8] = {450, 175},</text:p>
          </table:table-cell>
          <table:table-cell table:number-columns-repeated="2"/>
          <table:table-cell office:value-type="string">
            <text:p>{06, 10},</text:p>
          </table:table-cell>
        </table:table-row>
        <table:table-row table:style-name="ro1">
          <table:table-cell table:style-name="ce22" office:value-type="float" office:value="9">
            <text:p>9</text:p>
          </table:table-cell>
          <table:table-cell office:value-type="float" office:value="500">
            <text:p>500</text:p>
          </table:table-cell>
          <table:table-cell office:value-type="float" office:value="800">
            <text:p>800</text:p>
          </table:table-cell>
          <table:table-cell table:number-columns-repeated="2"/>
          <table:table-cell table:formula="of:=&quot;[&quot;&amp;[.A10]&amp;&quot;] = {&quot;&amp;[.B10]&amp;&quot;, &quot;&amp;[.C10]&amp;&quot;},&quot;" office:value-type="string" office:string-value="[9] = {500, 800},">
            <text:p>[9] = {500, 800},</text:p>
          </table:table-cell>
          <table:table-cell table:number-columns-repeated="2"/>
          <table:table-cell office:value-type="string">
            <text:p>{07, 09},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50">
            <text:p>950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&quot;[&quot;&amp;[.A11]&amp;&quot;] = {&quot;&amp;[.B11]&amp;&quot;, &quot;&amp;[.C11]&amp;&quot;},&quot;" office:value-type="string" office:string-value="[10] = {950, 400},">
            <text:p>[10] = {950, 400},</text:p>
          </table:table-cell>
          <table:table-cell table:number-columns-repeated="2"/>
          <table:table-cell office:value-type="string">
            <text:p>{07, 10},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50">
            <text:p>850</text:p>
          </table:table-cell>
          <table:table-cell office:value-type="float" office:value="500">
            <text:p>500</text:p>
          </table:table-cell>
          <table:table-cell table:number-columns-repeated="2"/>
          <table:table-cell table:formula="of:=&quot;[&quot;&amp;[.A12]&amp;&quot;] = {&quot;&amp;[.B12]&amp;&quot;, &quot;&amp;[.C12]&amp;&quot;},&quot;" office:value-type="string" office:string-value="[11] = {850, 500},">
            <text:p>[11] = {850, 500},</text:p>
          </table:table-cell>
          <table:table-cell table:number-columns-repeated="2"/>
          <table:table-cell office:value-type="string">
            <text:p>{10, 11},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20">
            <text:p>920</text:p>
          </table:table-cell>
          <table:table-cell office:value-type="float" office:value="800">
            <text:p>800</text:p>
          </table:table-cell>
          <table:table-cell table:number-columns-repeated="2"/>
          <table:table-cell table:formula="of:=&quot;[&quot;&amp;[.A13]&amp;&quot;] = {&quot;&amp;[.B13]&amp;&quot;, &quot;&amp;[.C13]&amp;&quot;},&quot;" office:value-type="string" office:string-value="[12] = {920, 800},">
            <text:p>[12] = {920, 800},</text:p>
          </table:table-cell>
          <table:table-cell table:number-columns-repeated="2"/>
          <table:table-cell office:value-type="string">
            <text:p>{11, 12},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60">
            <text:p>860</text:p>
          </table:table-cell>
          <table:table-cell office:value-type="float" office:value="100">
            <text:p>100</text:p>
          </table:table-cell>
          <table:table-cell table:number-columns-repeated="2"/>
          <table:table-cell table:formula="of:=&quot;[&quot;&amp;[.A14]&amp;&quot;] = {&quot;&amp;[.B14]&amp;&quot;, &quot;&amp;[.C14]&amp;&quot;},&quot;" office:value-type="string" office:string-value="[13] = {860, 100},">
            <text:p>[13] = {860, 100},</text:p>
          </table:table-cell>
          <table:table-cell table:number-columns-repeated="2"/>
          <table:table-cell office:value-type="string">
            <text:p>{11, 12},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>
            <draw:frame table:end-cell-address="planets.F41" table:end-x="1.2035in" table:end-y="0.063in" draw:z-index="0" draw:style-name="gr1" draw:text-style-name="P1" svg:width="5.3118in" svg:height="4.2256in" svg:x="0.3291in" svg:y="0.1047in">
              <draw:object draw:notify-on-update-of-ranges="planets.B2:planets.B15 planets.C2:planets.C1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</table:table>
      <table:table table:name="unlocks_pivot" table:style-name="ta1" table:print="false">
        <table:table-column table:style-name="co20" table:default-cell-style-name="ce23"/>
        <table:table-column table:style-name="co21" table:default-cell-style-name="ce23"/>
        <table:table-column table:style-name="co22" table:number-columns-repeated="14" table:default-cell-style-name="ce27"/>
        <table:table-column table:style-name="co1" table:number-columns-repeated="1008" table:default-cell-style-name="ce27"/>
        <table:table-row table:style-name="ro1">
          <table:table-cell/>
          <table:table-cell table:style-name="ce25"/>
          <table:table-cell table:style-name="ce26" office:value-type="float" office:value="0">
            <text:p>0</text:p>
          </table:table-cell>
          <table:table-cell table:style-name="ce26" table:formula="of:=[.C1]+1" office:value-type="float" office:value="1">
            <text:p>1</text:p>
          </table:table-cell>
          <table:table-cell table:style-name="ce26" table:formula="of:=[.D1]+1" office:value-type="float" office:value="2">
            <text:p>2</text:p>
          </table:table-cell>
          <table:table-cell table:style-name="ce26" table:formula="of:=[.E1]+1" office:value-type="float" office:value="3">
            <text:p>3</text:p>
          </table:table-cell>
          <table:table-cell table:style-name="ce26" table:formula="of:=[.F1]+1" office:value-type="float" office:value="4">
            <text:p>4</text:p>
          </table:table-cell>
          <table:table-cell table:style-name="ce26" table:formula="of:=[.G1]+1" office:value-type="float" office:value="5">
            <text:p>5</text:p>
          </table:table-cell>
          <table:table-cell table:style-name="ce26" table:formula="of:=[.H1]+1" office:value-type="float" office:value="6">
            <text:p>6</text:p>
          </table:table-cell>
          <table:table-cell table:style-name="ce26" table:formula="of:=[.I1]+1" office:value-type="float" office:value="7">
            <text:p>7</text:p>
          </table:table-cell>
          <table:table-cell table:style-name="ce26" table:formula="of:=[.J1]+1" office:value-type="float" office:value="8">
            <text:p>8</text:p>
          </table:table-cell>
          <table:table-cell table:style-name="ce26" table:formula="of:=[.K1]+1" office:value-type="float" office:value="9">
            <text:p>9</text:p>
          </table:table-cell>
          <table:table-cell table:style-name="ce26" table:formula="of:=[.L1]+1" office:value-type="float" office:value="10">
            <text:p>10</text:p>
          </table:table-cell>
          <table:table-cell table:style-name="ce26" table:formula="of:=[.M1]+1" office:value-type="float" office:value="11">
            <text:p>11</text:p>
          </table:table-cell>
          <table:table-cell table:style-name="ce26" table:formula="of:=[.N1]+1" office:value-type="float" office:value="12">
            <text:p>12</text:p>
          </table:table-cell>
          <table:table-cell table:style-name="ce26" table:formula="of:=[.O1]+1" office:value-type="float" office:value="13">
            <text:p>13</text:p>
          </table:table-cell>
          <table:table-cell table:style-name="ce26" table:number-columns-repeated="1008"/>
        </table:table-row>
        <table:table-row table:style-name="ro1">
          <table:table-cell office:value-type="string">
            <text:p>euf_constructor</text:p>
          </table:table-cell>
          <table:table-cell office:value-type="string">
            <text:p>cor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euf_barracks</text:p>
          </table:table-cell>
          <table:table-cell office:value-type="string">
            <text:p>cor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euf_metalextractor_lvl1</text:p>
          </table:table-cell>
          <table:table-cell office:value-type="string">
            <text:p>cor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euf_solar</text:p>
          </table:table-cell>
          <table:table-cell office:value-type="string">
            <text:p>cor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euf_scoutdrone</text:p>
          </table:table-cell>
          <table:table-cell office:value-type="string">
            <text:p>co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>
            <text:p>euf_marine</text:p>
          </table:table-cell>
          <table:table-cell office:value-type="string">
            <text:p>co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>
            <text:p>euf_storage</text:p>
          </table:table-cell>
          <table:table-cell office:value-type="string">
            <text:p>co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>
            <text:p>euf_radar_lvl1</text:p>
          </table:table-cell>
          <table:table-cell office:value-type="string">
            <text:p>co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>
            <text:p>euf_autocannon</text:p>
          </table:table-cell>
          <table:table-cell office:value-type="string">
            <text:p>ad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>
            <text:p>euf_pyro</text:p>
          </table:table-cell>
          <table:table-cell office:value-type="string">
            <text:p>core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>
            <text:p>euf_bazooka</text:p>
          </table:table-cell>
          <table:table-cell office:value-type="string">
            <text:p>cor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euf_bunker</text:p>
          </table:table-cell>
          <table:table-cell office:value-type="string">
            <text:p>cor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euf_church</text:p>
          </table:table-cell>
          <table:table-cell office:value-type="string">
            <text:p>core</text:p>
          </table:table-cell>
          <table:table-cell table:number-columns-repeated="5"/>
          <table:table-cell office:value-type="string">
            <text:p>opt</text:p>
          </table:table-cell>
          <table:table-cell table:number-columns-repeated="1016"/>
        </table:table-row>
        <table:table-row table:style-name="ro1">
          <table:table-cell office:value-type="string">
            <text:p>euf_priest</text:p>
          </table:table-cell>
          <table:table-cell office:value-type="string">
            <text:p>core</text:p>
          </table:table-cell>
          <table:table-cell table:number-columns-repeated="5"/>
          <table:table-cell office:value-type="string">
            <text:p>opt</text:p>
          </table:table-cell>
          <table:table-cell table:number-columns-repeated="1016"/>
        </table:table-row>
        <table:table-row table:style-name="ro1">
          <table:table-cell office:value-type="string">
            <text:p>euf_paladin</text:p>
          </table:table-cell>
          <table:table-cell office:value-type="string">
            <text:p>core</text:p>
          </table:table-cell>
          <table:table-cell table:number-columns-repeated="5"/>
          <table:table-cell office:value-type="string">
            <text:p>opt</text:p>
          </table:table-cell>
          <table:table-cell table:number-columns-repeated="1016"/>
        </table:table-row>
        <table:table-row table:style-name="ro1">
          <table:table-cell office:value-type="string">
            <text:p>euf_sniper</text:p>
          </table:table-cell>
          <table:table-cell office:value-type="string">
            <text:p>cor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>
            <text:p>euf_aatower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factory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constructor_lvl2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metalextractor_lvl2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radar_lvl2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lasertower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raider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tank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aatank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airport</text:p>
          </table:table-cell>
          <table:table-cell office:value-type="string">
            <text:p>core</text:p>
          </table:table-cell>
          <table:table-cell table:number-columns-repeated="8"/>
          <table:table-cell office:value-type="string">
            <text:p>opt</text:p>
          </table:table-cell>
          <table:table-cell table:number-columns-repeated="1013"/>
        </table:table-row>
        <table:table-row table:style-name="ro1">
          <table:table-cell office:value-type="string">
            <text:p>euf_scout</text:p>
          </table:table-cell>
          <table:table-cell office:value-type="string">
            <text:p>core</text:p>
          </table:table-cell>
          <table:table-cell table:number-columns-repeated="8"/>
          <table:table-cell office:value-type="string">
            <text:p>opt</text:p>
          </table:table-cell>
          <table:table-cell table:number-columns-repeated="1013"/>
        </table:table-row>
        <table:table-row table:style-name="ro1">
          <table:table-cell office:value-type="string">
            <text:p>euf_interceptor</text:p>
          </table:table-cell>
          <table:table-cell office:value-type="string">
            <text:p>core</text:p>
          </table:table-cell>
          <table:table-cell table:number-columns-repeated="8"/>
          <table:table-cell office:value-type="string">
            <text:p>opt</text:p>
          </table:table-cell>
          <table:table-cell table:number-columns-repeated="1013"/>
        </table:table-row>
        <table:table-row table:style-name="ro1">
          <table:table-cell office:value-type="string">
            <text:p>euf_bomber</text:p>
          </table:table-cell>
          <table:table-cell office:value-type="string">
            <text:p>core</text:p>
          </table:table-cell>
          <table:table-cell table:number-columns-repeated="8"/>
          <table:table-cell office:value-type="string">
            <text:p>opt</text:p>
          </table:table-cell>
          <table:table-cell table:number-columns-repeated="1013"/>
        </table:table-row>
        <table:table-row table:style-name="ro1">
          <table:table-cell office:value-type="string">
            <text:p>euf_plasmatower</text:p>
          </table:table-cell>
          <table:table-cell office:value-type="string">
            <text:p>core</text:p>
          </table:table-cell>
          <table:table-cell table:number-columns-repeated="9"/>
          <table:table-cell office:value-type="string">
            <text:p>opt</text:p>
          </table:table-cell>
          <table:table-cell table:number-columns-repeated="1012"/>
        </table:table-row>
        <table:table-row table:style-name="ro1">
          <table:table-cell office:value-type="string">
            <text:p>euf_artytower</text:p>
          </table:table-cell>
          <table:table-cell office:value-type="string">
            <text:p>core</text:p>
          </table:table-cell>
          <table:table-cell table:number-columns-repeated="9"/>
          <table:table-cell office:value-type="string">
            <text:p>opt</text:p>
          </table:table-cell>
          <table:table-cell table:number-columns-repeated="1012"/>
        </table:table-row>
        <table:table-row table:style-name="ro1">
          <table:table-cell office:value-type="string">
            <text:p>euf_heavytower</text:p>
          </table:table-cell>
          <table:table-cell office:value-type="string">
            <text:p>add</text:p>
          </table:table-cell>
          <table:table-cell table:number-columns-repeated="9"/>
          <table:table-cell office:value-type="string">
            <text:p>opt</text:p>
          </table:table-cell>
          <table:table-cell table:number-columns-repeated="1012"/>
        </table:table-row>
        <table:table-row table:style-name="ro1">
          <table:table-cell office:value-type="string">
            <text:p>euf_powerplant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5"/>
          <table:table-cell office:value-type="string">
            <text:p>opt</text:p>
          </table:table-cell>
          <table:table-cell table:number-columns-repeated="1012"/>
        </table:table-row>
        <table:table-row table:style-name="ro1">
          <table:table-cell office:value-type="string">
            <text:p>euf_scorpion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9"/>
          <table:table-cell office:value-type="string">
            <text:p>opt</text:p>
          </table:table-cell>
          <table:table-cell table:number-columns-repeated="1008"/>
        </table:table-row>
        <table:table-row table:style-name="ro1">
          <table:table-cell office:value-type="string">
            <text:p>euf_transport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4"/>
          <table:table-cell office:value-type="string">
            <text:p>opt</text:p>
          </table:table-cell>
          <table:table-cell table:number-columns-repeated="1013"/>
        </table:table-row>
        <table:table-row table:style-name="ro2">
          <table:table-cell office:value-type="string">
            <text:p>euf_sensorbot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office:value-type="string">
            <text:p>euf_mlrs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010"/>
        </table:table-row>
        <table:table-row table:style-name="ro2">
          <table:table-cell office:value-type="string">
            <text:p>euf_techcenter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010"/>
        </table:table-row>
        <table:table-row table:style-name="ro2">
          <table:table-cell office:value-type="string">
            <text:p>euf_walker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1010"/>
        </table:table-row>
        <table:table-row table:style-name="ro2">
          <table:table-cell office:value-type="string">
            <text:p>euf_angel</text:p>
          </table:table-cell>
          <table:table-cell office:value-type="string">
            <text:p>core</text:p>
          </table:table-cell>
          <table:table-cell table:number-columns-repeated="1022"/>
        </table:table-row>
        <table:table-row table:style-name="ro2">
          <table:table-cell office:value-type="string">
            <text:p>euf_bazooka_missile</text:p>
          </table:table-cell>
          <table:table-cell office:value-type="string">
            <text:p>add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office:value-type="string">
            <text:p>euf_hover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9"/>
          <table:table-cell office:value-type="string">
            <text:p>opt</text:p>
          </table:table-cell>
          <table:table-cell table:number-columns-repeated="1008"/>
        </table:table-row>
        <table:table-row table:style-name="ro2">
          <table:table-cell office:value-type="string">
            <text:p>euf_marine_laser</text:p>
          </table:table-cell>
          <table:table-cell office:value-type="string">
            <text:p>add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office:value-type="string">
            <text:p>euf_sanctum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24"/>
          <table:table-cell table:number-columns-repeated="4"/>
          <table:table-cell table:style-name="Default"/>
          <table:table-cell table:number-columns-repeated="1018"/>
        </table:table-row>
        <table:table-row table:style-name="ro2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awn_l2" table:style-name="ta1" table:print="false">
        <table:table-column table:style-name="co7" table:default-cell-style-name="ce10"/>
        <table:table-column table:style-name="co1" table:number-columns-repeated="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7" table:default-cell-style-name="ce10"/>
        <table:table-column table:style-name="co1" table:number-columns-repeated="1007" table:default-cell-style-name="ce10"/>
        <table:table-row table:style-name="ro2">
          <table:table-cell table:style-name="ce7"/>
          <table:table-cell table:style-name="ce7" office:value-type="string">
            <text:p>nam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z</text:p>
          </table:table-cell>
          <table:table-cell table:style-name="ce7" office:value-type="string">
            <text:p>facing</text:p>
          </table:table-cell>
          <table:table-cell table:style-name="ce7" office:value-type="string">
            <text:p>spawnRadius</text:p>
          </table:table-cell>
          <table:table-cell table:style-name="ce7" office:value-type="string">
            <text:p>delay</text:p>
          </table:table-cell>
          <table:table-cell table:style-name="ce7" office:value-type="string">
            <text:p>orbitalDrop</text:p>
          </table:table-cell>
          <table:table-cell table:style-name="ce7" office:value-type="string">
            <text:p>commands</text:p>
          </table:table-cell>
          <table:table-cell table:style-name="ce7" office:value-type="string">
            <text:p>patrolRoute</text:p>
          </table:table-cell>
          <table:table-cell table:style-name="ce7" office:value-type="string">
            <text:p>difficultyAtLeast</text:p>
          </table:table-cell>
          <table:table-cell table:style-name="ce7" table:number-columns-repeated="2"/>
          <table:table-cell table:style-name="ce7" office:value-type="string">
            <text:p>Group</text:p>
          </table:table-cell>
          <table:table-cell table:style-name="ce7" office:value-type="string">
            <text:p>Time Offset [s]</text:p>
          </table:table-cell>
          <table:table-cell table:style-name="ce7" table:number-columns-repeated="1009"/>
        </table:table-row>
        <table:table-row table:style-name="ro2">
          <table:table-cell table:style-name="ce8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1" office:value-type="string">
            <text:p>bug_med</text:p>
          </table:table-cell>
          <table:table-cell table:style-name="ce11" office:value-type="float" office:value="2500">
            <text:p>2500</text:p>
          </table:table-cell>
          <table:table-cell table:style-name="ce11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office:value-type="float" office:value="120">
            <text:p>120</text:p>
          </table:table-cell>
          <table:table-cell table:style-name="ce11" table:number-columns-repeated="5"/>
          <table:table-cell table:style-name="ce11" office:value-type="string">
            <text:p>{{1500, 1700}, {1300, 200}, {2400, 200}, {3900, 850}, {3900, 850}, {2800, 1300}, {3600, 2400}, {4000, 3100}, }</text:p>
          </table:table-cell>
          <table:table-cell table:style-name="ce11" table:number-columns-repeated="1003"/>
        </table:table-row>
        <table:table-row table:style-name="ro2">
          <table:table-cell table:style-name="ce8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1" office:value-type="string">
            <text:p>bug_med</text:p>
          </table:table-cell>
          <table:table-cell table:style-name="ce11" table:formula="of:=[.C2]" office:value-type="float" office:value="2500">
            <text:p>2500</text:p>
          </table:table-cell>
          <table:table-cell table:style-name="ce11" table:formula="of:=[.D2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3]=[.N2];[.G2];[.G2]+[.$O$2])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table:number-columns-repeated="1010"/>
        </table:table-row>
        <table:table-row table:style-name="ro2">
          <table:table-cell table:style-name="ce8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1" office:value-type="string">
            <text:p>bug_med</text:p>
          </table:table-cell>
          <table:table-cell table:style-name="ce11" table:formula="of:=[.C3]" office:value-type="float" office:value="2500">
            <text:p>2500</text:p>
          </table:table-cell>
          <table:table-cell table:style-name="ce11" table:formula="of:=[.D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]=[.N3];[.G3];[.G3]+[.$O$2])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table:number-columns-repeated="6"/>
          <table:table-cell table:style-name="ce11" office:value-type="float" office:value="3800">
            <text:p>3800</text:p>
          </table:table-cell>
          <table:table-cell table:style-name="ce11" office:value-type="float" office:value="2400">
            <text:p>2400</text:p>
          </table:table-cell>
          <table:table-cell table:style-name="ce11" table:formula="of:=&quot;{&quot;&amp;[.U4]&amp;&quot;, &quot;&amp;[.V4]&amp;&quot;}, &quot;" office:value-type="string" office:string-value="{3800, 2400}, ">
            <text:p>{3800, 2400}, </text:p>
          </table:table-cell>
          <table:table-cell table:style-name="ce11" table:formula="of:=&quot;{&quot;&amp;[.W4]" office:value-type="string" office:string-value="{{3800, 2400}, ">
            <text:p>{{3800, 2400}, </text:p>
          </table:table-cell>
          <table:table-cell table:style-name="ce11" table:number-columns-repeated="1000"/>
        </table:table-row>
        <table:table-row table:style-name="ro2">
          <table:table-cell table:style-name="ce8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1" office:value-type="string">
            <text:p>bug_med</text:p>
          </table:table-cell>
          <table:table-cell table:style-name="ce11" table:formula="of:=[.C4]" office:value-type="float" office:value="2500">
            <text:p>2500</text:p>
          </table:table-cell>
          <table:table-cell table:style-name="ce11" table:formula="of:=[.D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5]=[.N4];[.G4];[.G4]+[.$O$2])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table:number-columns-repeated="6"/>
          <table:table-cell table:style-name="ce11" office:value-type="float" office:value="2040">
            <text:p>2040</text:p>
          </table:table-cell>
          <table:table-cell table:style-name="ce11" office:value-type="float" office:value="2080">
            <text:p>2080</text:p>
          </table:table-cell>
          <table:table-cell table:style-name="ce11" table:formula="of:=&quot;{&quot;&amp;[.U5]&amp;&quot;, &quot;&amp;[.V5]&amp;&quot;}, &quot;" office:value-type="string" office:string-value="{2040, 2080}, ">
            <text:p>{2040, 2080}, </text:p>
          </table:table-cell>
          <table:table-cell table:style-name="ce11" table:formula="of:=[.X4]&amp;[.W5]" office:value-type="string" office:string-value="{{3800, 2400}, {2040, 2080}, ">
            <text:p>{{3800, 2400}, {2040, 2080}, </text:p>
          </table:table-cell>
          <table:table-cell table:style-name="ce11" table:number-columns-repeated="1000"/>
        </table:table-row>
        <table:table-row table:style-name="ro2">
          <table:table-cell table:style-name="ce8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1" office:value-type="string">
            <text:p>bug_med</text:p>
          </table:table-cell>
          <table:table-cell table:style-name="ce11" table:formula="of:=[.C5]" office:value-type="float" office:value="2500">
            <text:p>2500</text:p>
          </table:table-cell>
          <table:table-cell table:style-name="ce11" table:formula="of:=[.D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]=[.N5];[.G5];[.G5]+[.$O$2])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table:number-columns-repeated="6"/>
          <table:table-cell table:style-name="ce11" office:value-type="float" office:value="2800">
            <text:p>2800</text:p>
          </table:table-cell>
          <table:table-cell table:style-name="ce11" office:value-type="float" office:value="3500">
            <text:p>3500</text:p>
          </table:table-cell>
          <table:table-cell table:style-name="ce11" table:formula="of:=&quot;{&quot;&amp;[.U6]&amp;&quot;, &quot;&amp;[.V6]&amp;&quot;}, &quot;" office:value-type="string" office:string-value="{2800, 3500}, ">
            <text:p>{2800, 3500}, </text:p>
          </table:table-cell>
          <table:table-cell table:style-name="ce11" table:formula="of:=[.X5]&amp;[.W6]" office:value-type="string" office:string-value="{{3800, 2400}, {2040, 2080}, {2800, 3500}, ">
            <text:p>{{3800, 2400}, {2040, 2080}, {2800, 3500}, </text:p>
          </table:table-cell>
          <table:table-cell table:style-name="ce11" table:number-columns-repeated="1000"/>
        </table:table-row>
        <table:table-row table:style-name="ro2">
          <table:table-cell table:style-name="ce8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1" office:value-type="string">
            <text:p>bug_med</text:p>
          </table:table-cell>
          <table:table-cell table:style-name="ce11" table:formula="of:=[.C6]" office:value-type="float" office:value="2500">
            <text:p>2500</text:p>
          </table:table-cell>
          <table:table-cell table:style-name="ce11" table:formula="of:=[.D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7]=[.N6];[.G6];[.G6]+[.$O$2])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table:number-columns-repeated="6"/>
          <table:table-cell table:style-name="ce11" office:value-type="float" office:value="700">
            <text:p>700</text:p>
          </table:table-cell>
          <table:table-cell table:style-name="ce11" office:value-type="float" office:value="3800">
            <text:p>3800</text:p>
          </table:table-cell>
          <table:table-cell table:style-name="ce11" table:formula="of:=&quot;{&quot;&amp;[.U7]&amp;&quot;, &quot;&amp;[.V7]&amp;&quot;}, &quot;" office:value-type="string" office:string-value="{700, 3800}, ">
            <text:p>{700, 3800}, </text:p>
          </table:table-cell>
          <table:table-cell table:style-name="ce11" table:formula="of:=[.X6]&amp;[.W7]" office:value-type="string" office:string-value="{{3800, 2400}, {2040, 2080}, {2800, 3500}, {700, 3800}, ">
            <text:p>{{3800, 2400}, {2040, 2080}, {2800, 3500}, {700, 3800}, </text:p>
          </table:table-cell>
          <table:table-cell table:style-name="ce11" table:number-columns-repeated="1000"/>
        </table:table-row>
        <table:table-row table:style-name="ro2">
          <table:table-cell table:style-name="ce9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2]" office:value-type="string" office:string-value="bug_med">
            <text:p>bug_med</text:p>
          </table:table-cell>
          <table:table-cell table:style-name="ce11" table:formula="of:=[.C7]" office:value-type="float" office:value="2500">
            <text:p>2500</text:p>
          </table:table-cell>
          <table:table-cell table:style-name="ce11" table:formula="of:=[.D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8]=[.N7];[.G7];[.G7]+[.$O$2])" office:value-type="float" office:value="130">
            <text:p>1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]" office:value-type="float" office:value="1">
            <text:p>1</text:p>
          </table:table-cell>
          <table:table-cell table:style-name="ce12" table:number-columns-repeated="2"/>
          <table:table-cell table:style-name="ce12" table:formula="of:=[.N2]+1" office:value-type="float" office:value="2">
            <text:p>2</text:p>
          </table:table-cell>
          <table:table-cell table:style-name="ce12" table:number-columns-repeated="6"/>
          <table:table-cell table:style-name="ce12" office:value-type="float" office:value="200">
            <text:p>200</text:p>
          </table:table-cell>
          <table:table-cell table:style-name="ce12" office:value-type="float" office:value="3200">
            <text:p>3200</text:p>
          </table:table-cell>
          <table:table-cell table:style-name="ce11" table:formula="of:=&quot;{&quot;&amp;[.U8]&amp;&quot;, &quot;&amp;[.V8]&amp;&quot;}, &quot;" office:value-type="string" office:string-value="{200, 3200}, ">
            <text:p>{200, 3200}, </text:p>
          </table:table-cell>
          <table:table-cell table:style-name="ce11" table:formula="of:=[.X7]&amp;[.W8]" office:value-type="string" office:string-value="{{3800, 2400}, {2040, 2080}, {2800, 3500}, {700, 3800}, {200, 3200}, ">
            <text:p>{{3800, 2400}, {2040, 2080}, {2800, 3500}, {700, 3800}, {200, 3200}, </text:p>
          </table:table-cell>
          <table:table-cell table:style-name="ce12" table:number-columns-repeated="1000"/>
        </table:table-row>
        <table:table-row table:style-name="ro2">
          <table:table-cell table:style-name="ce9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3]" office:value-type="string" office:string-value="bug_med">
            <text:p>bug_med</text:p>
          </table:table-cell>
          <table:table-cell table:style-name="ce11" table:formula="of:=[.C8]" office:value-type="float" office:value="2500">
            <text:p>2500</text:p>
          </table:table-cell>
          <table:table-cell table:style-name="ce11" table:formula="of:=[.D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9]=[.N8];[.G8];[.G8]+[.$O$2])" office:value-type="float" office:value="130">
            <text:p>1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]" office:value-type="float" office:value="2">
            <text:p>2</text:p>
          </table:table-cell>
          <table:table-cell table:style-name="ce12" table:number-columns-repeated="2"/>
          <table:table-cell table:style-name="ce12" table:formula="of:=[.N3]+1" office:value-type="float" office:value="2">
            <text:p>2</text:p>
          </table:table-cell>
          <table:table-cell table:style-name="ce12" table:number-columns-repeated="6"/>
          <table:table-cell table:style-name="ce12" office:value-type="float" office:value="800">
            <text:p>800</text:p>
          </table:table-cell>
          <table:table-cell table:style-name="ce12" office:value-type="float" office:value="2600">
            <text:p>2600</text:p>
          </table:table-cell>
          <table:table-cell table:style-name="ce11" table:formula="of:=&quot;{&quot;&amp;[.U9]&amp;&quot;, &quot;&amp;[.V9]&amp;&quot;}, &quot;" office:value-type="string" office:string-value="{800, 2600}, ">
            <text:p>{800, 2600}, </text:p>
          </table:table-cell>
          <table:table-cell table:style-name="ce11" table:formula="of:=[.X8]&amp;[.W9]" office:value-type="string" office:string-value="{{3800, 2400}, {2040, 2080}, {2800, 3500}, {700, 3800}, {200, 3200}, {800, 2600}, ">
            <text:p>{{3800, 2400}, {2040, 2080}, {2800, 3500}, {700, 3800}, {200, 3200}, {800, 2600}, </text:p>
          </table:table-cell>
          <table:table-cell table:style-name="ce12" table:number-columns-repeated="1000"/>
        </table:table-row>
        <table:table-row table:style-name="ro2">
          <table:table-cell table:style-name="ce9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4]" office:value-type="string" office:string-value="bug_med">
            <text:p>bug_med</text:p>
          </table:table-cell>
          <table:table-cell table:style-name="ce11" table:formula="of:=[.C9]" office:value-type="float" office:value="2500">
            <text:p>2500</text:p>
          </table:table-cell>
          <table:table-cell table:style-name="ce11" table:formula="of:=[.D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]=[.N9];[.G9];[.G9]+[.$O$2])" office:value-type="float" office:value="130">
            <text:p>1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]" office:value-type="float" office:value="3">
            <text:p>3</text:p>
          </table:table-cell>
          <table:table-cell table:style-name="ce12" table:number-columns-repeated="2"/>
          <table:table-cell table:style-name="ce12" table:formula="of:=[.N4]+1" office:value-type="float" office:value="2">
            <text:p>2</text:p>
          </table:table-cell>
          <table:table-cell table:style-name="ce12" table:number-columns-repeated="6"/>
          <table:table-cell table:style-name="ce12" office:value-type="float" office:value="150">
            <text:p>150</text:p>
          </table:table-cell>
          <table:table-cell table:style-name="ce12" office:value-type="float" office:value="1800">
            <text:p>1800</text:p>
          </table:table-cell>
          <table:table-cell table:style-name="ce11" table:formula="of:=&quot;{&quot;&amp;[.U10]&amp;&quot;, &quot;&amp;[.V10]&amp;&quot;}, &quot;" office:value-type="string" office:string-value="{150, 1800}, ">
            <text:p>{150, 1800}, </text:p>
          </table:table-cell>
          <table:table-cell table:style-name="ce11" table:formula="of:=[.X9]&amp;[.W10]" office:value-type="string" office:string-value="{{3800, 2400}, {2040, 2080}, {2800, 3500}, {700, 3800}, {200, 3200}, {800, 2600}, {150, 1800}, ">
            <text:p>{{3800, 2400}, {2040, 2080}, {2800, 3500}, {700, 3800}, {200, 3200}, {800, 2600}, {150, 1800}, </text:p>
          </table:table-cell>
          <table:table-cell table:style-name="ce12" table:number-columns-repeated="1000"/>
        </table:table-row>
        <table:table-row table:style-name="ro2">
          <table:table-cell table:style-name="ce9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5]" office:value-type="string" office:string-value="bug_med">
            <text:p>bug_med</text:p>
          </table:table-cell>
          <table:table-cell table:style-name="ce11" table:formula="of:=[.C10]" office:value-type="float" office:value="2500">
            <text:p>2500</text:p>
          </table:table-cell>
          <table:table-cell table:style-name="ce11" table:formula="of:=[.D1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1]=[.N10];[.G10];[.G10]+[.$O$2])" office:value-type="float" office:value="130">
            <text:p>1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]" office:value-type="float" office:value="3">
            <text:p>3</text:p>
          </table:table-cell>
          <table:table-cell table:style-name="ce12" table:number-columns-repeated="2"/>
          <table:table-cell table:style-name="ce12" table:formula="of:=[.N5]+1" office:value-type="float" office:value="2">
            <text:p>2</text:p>
          </table:table-cell>
          <table:table-cell table:style-name="ce12" table:number-columns-repeated="6"/>
          <table:table-cell table:style-name="ce11" office:value-type="float" office:value="2040">
            <text:p>2040</text:p>
          </table:table-cell>
          <table:table-cell table:style-name="ce11" office:value-type="float" office:value="2080">
            <text:p>2080</text:p>
          </table:table-cell>
          <table:table-cell table:style-name="ce11" table:formula="of:=&quot;{&quot;&amp;[.U11]&amp;&quot;, &quot;&amp;[.V11]&amp;&quot;}, &quot;" office:value-type="string" office:string-value="{2040, 2080}, ">
            <text:p>{2040, 2080}, </text:p>
          </table:table-cell>
          <table:table-cell table:style-name="ce11" table:formula="of:=[.X10]&amp;[.W11]" office:value-type="string" office:string-value="{{3800, 2400}, {2040, 2080}, {2800, 3500}, {700, 3800}, {200, 3200}, {800, 2600}, {150, 1800}, {2040, 2080}, ">
            <text:p>{{3800, 2400}, {2040, 2080}, {2800, 3500}, {700, 3800}, {200, 3200}, {800, 2600}, {150, 1800}, {2040, 2080}, </text:p>
          </table:table-cell>
          <table:table-cell table:style-name="ce12" table:number-columns-repeated="1000"/>
        </table:table-row>
        <table:table-row table:style-name="ro2">
          <table:table-cell table:style-name="ce9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6]" office:value-type="string" office:string-value="bug_med">
            <text:p>bug_med</text:p>
          </table:table-cell>
          <table:table-cell table:style-name="ce11" table:formula="of:=[.C11]" office:value-type="float" office:value="2500">
            <text:p>2500</text:p>
          </table:table-cell>
          <table:table-cell table:style-name="ce11" table:formula="of:=[.D11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2]=[.N11];[.G11];[.G11]+[.$O$2])" office:value-type="float" office:value="130">
            <text:p>1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]" office:value-type="float" office:value="4">
            <text:p>4</text:p>
          </table:table-cell>
          <table:table-cell table:style-name="ce12" table:number-columns-repeated="2"/>
          <table:table-cell table:style-name="ce12" table:formula="of:=[.N6]+1" office:value-type="float" office:value="2">
            <text:p>2</text:p>
          </table:table-cell>
          <table:table-cell table:style-name="ce12" table:number-columns-repeated="6"/>
          <table:table-cell table:style-name="ce12" office:value-type="float" office:value="1300">
            <text:p>1300</text:p>
          </table:table-cell>
          <table:table-cell table:style-name="ce12" office:value-type="float" office:value="500">
            <text:p>500</text:p>
          </table:table-cell>
          <table:table-cell table:style-name="ce11" table:formula="of:=&quot;{&quot;&amp;[.U12]&amp;&quot;, &quot;&amp;[.V12]&amp;&quot;}, &quot;" office:value-type="string" office:string-value="{1300, 500}, ">
            <text:p>{1300, 500}, </text:p>
          </table:table-cell>
          <table:table-cell table:style-name="ce11" table:formula="of:=[.X11]&amp;[.W12]" office:value-type="string" office:string-value="{{3800, 2400}, {2040, 2080}, {2800, 3500}, {700, 3800}, {200, 3200}, {800, 2600}, {150, 1800}, {2040, 2080}, {1300, 500}, ">
            <text:p>{{3800, 2400}, {2040, 2080}, {2800, 3500}, {700, 3800}, {200, 3200}, {800, 2600}, {150, 1800}, {2040, 2080}, {1300, 500}, </text:p>
          </table:table-cell>
          <table:table-cell table:style-name="ce12" table:number-columns-repeated="1000"/>
        </table:table-row>
        <table:table-row table:style-name="ro2">
          <table:table-cell table:style-name="ce9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7]" office:value-type="string" office:string-value="bug_med">
            <text:p>bug_med</text:p>
          </table:table-cell>
          <table:table-cell table:style-name="ce11" table:formula="of:=[.C12]" office:value-type="float" office:value="2500">
            <text:p>2500</text:p>
          </table:table-cell>
          <table:table-cell table:style-name="ce11" table:formula="of:=[.D1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3]=[.N12];[.G12];[.G12]+[.$O$2])" office:value-type="float" office:value="130">
            <text:p>1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]" office:value-type="float" office:value="4">
            <text:p>4</text:p>
          </table:table-cell>
          <table:table-cell table:style-name="ce12" table:number-columns-repeated="2"/>
          <table:table-cell table:style-name="ce12" table:formula="of:=[.N7]+1" office:value-type="float" office:value="2">
            <text:p>2</text:p>
          </table:table-cell>
          <table:table-cell table:style-name="ce12" table:number-columns-repeated="6"/>
          <table:table-cell table:style-name="ce12" office:value-type="float" office:value="3800">
            <text:p>3800</text:p>
          </table:table-cell>
          <table:table-cell table:style-name="ce12" office:value-type="float" office:value="370">
            <text:p>370</text:p>
          </table:table-cell>
          <table:table-cell table:style-name="ce11" table:formula="of:=&quot;{&quot;&amp;[.U13]&amp;&quot;, &quot;&amp;[.V13]&amp;&quot;}, &quot;" office:value-type="string" office:string-value="{3800, 370}, ">
            <text:p>{3800, 370}, </text:p>
          </table:table-cell>
          <table:table-cell table:style-name="ce11" table:formula="of:=[.X12]&amp;[.W13]" office:value-type="string" office:string-value="{{3800, 2400}, {2040, 2080}, {2800, 3500}, {700, 3800}, {200, 3200}, {800, 2600}, {150, 1800}, {2040, 2080}, {1300, 500}, {3800, 370}, ">
            <text:p>{{3800, 2400}, {2040, 2080}, {2800, 3500}, {700, 3800}, {200, 3200}, {800, 2600}, {150, 1800}, {2040, 2080}, {1300, 500}, {3800, 370}, </text:p>
          </table:table-cell>
          <table:table-cell table:style-name="ce12" table:number-columns-repeated="1000"/>
        </table:table-row>
        <table:table-row table:style-name="ro2">
          <table:table-cell table:style-name="ce8" table:formula="of:=&quot;{ &quot;&amp;[.B$1]&amp;&quot; = '&quot;&amp;[.B14]&amp;&quot;', &quot;&amp;[.C$1]&amp;&quot; = &quot;&amp;[.C14]&amp;&quot;, &quot;&amp;[.D$1]&amp;&quot; = &quot;&amp;[.D14]&amp;&quot;, &quot;&amp;[.E$1]&amp;&quot; = &quot;&amp;[.E14]&amp;&quot;, &quot;&amp;[.F$1]&amp;&quot; = &quot;&amp;[.F14]&amp;&quot;, &quot;&amp;[.G$1]&amp;&quot; = &quot;&amp;[.G14]*30&amp;&quot;, &quot;&amp;[.H$1]&amp;&quot; = &quot;&amp;[.H14]&amp;&quot;, &quot;&amp;IF([.I14]=&quot;&quot;;&quot;&quot;;[.I$1]&amp;&quot; = &quot;&amp;[.I14]&amp;&quot;, &quot;)&amp;IF([.J14]=&quot;&quot;;&quot;&quot;;[.J$1]&amp;&quot; = &quot;&amp;[.J14]&amp;&quot;, &quot;)&amp;IF([.K14]=&quot;&quot;;&quot;&quot;;[.K$1]&amp;&quot; = &quot;&amp;[.K14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8]" office:value-type="string" office:string-value="bug_med">
            <text:p>bug_med</text:p>
          </table:table-cell>
          <table:table-cell table:style-name="ce11" table:formula="of:=[.C13]" office:value-type="float" office:value="2500">
            <text:p>2500</text:p>
          </table:table-cell>
          <table:table-cell table:style-name="ce11" table:formula="of:=[.D1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4]=[.N13];[.G13];[.G13]+[.$O$2])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]" office:value-type="float" office:value="1">
            <text:p>1</text:p>
          </table:table-cell>
          <table:table-cell table:style-name="ce11" table:number-columns-repeated="2"/>
          <table:table-cell table:style-name="ce12" table:formula="of:=[.N8]+1" office:value-type="float" office:value="3">
            <text:p>3</text:p>
          </table:table-cell>
          <table:table-cell table:style-name="ce11" table:number-columns-repeated="3"/>
          <table:table-cell table:number-columns-repeated="1007"/>
        </table:table-row>
        <table:table-row table:style-name="ro2">
          <table:table-cell table:style-name="ce8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9]" office:value-type="string" office:string-value="bug_med">
            <text:p>bug_med</text:p>
          </table:table-cell>
          <table:table-cell table:style-name="ce11" table:formula="of:=[.C14]" office:value-type="float" office:value="2500">
            <text:p>2500</text:p>
          </table:table-cell>
          <table:table-cell table:style-name="ce11" table:formula="of:=[.D1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5]=[.N14];[.G14];[.G14]+[.$O$2])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9]+1" office:value-type="float" office:value="3">
            <text:p>3</text:p>
          </table:table-cell>
          <table:table-cell table:style-name="ce11" table:number-columns-repeated="3"/>
          <table:table-cell table:number-columns-repeated="1007"/>
        </table:table-row>
        <table:table-row table:style-name="ro2">
          <table:table-cell table:style-name="ce8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10]" office:value-type="string" office:string-value="bug_med">
            <text:p>bug_med</text:p>
          </table:table-cell>
          <table:table-cell table:style-name="ce11" table:formula="of:=[.C15]" office:value-type="float" office:value="2500">
            <text:p>2500</text:p>
          </table:table-cell>
          <table:table-cell table:style-name="ce11" table:formula="of:=[.D1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6]=[.N15];[.G15];[.G15]+[.$O$2])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2">
            <text:p>2</text:p>
          </table:table-cell>
          <table:table-cell table:style-name="ce11" table:number-columns-repeated="2"/>
          <table:table-cell table:style-name="ce12" table:formula="of:=[.N10]+1" office:value-type="float" office:value="3">
            <text:p>3</text:p>
          </table:table-cell>
          <table:table-cell table:style-name="ce11" table:number-columns-repeated="3"/>
          <table:table-cell table:number-columns-repeated="1007"/>
        </table:table-row>
        <table:table-row table:style-name="ro2">
          <table:table-cell table:style-name="ce8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11]" office:value-type="string" office:string-value="bug_med">
            <text:p>bug_med</text:p>
          </table:table-cell>
          <table:table-cell table:style-name="ce11" table:formula="of:=[.C16]" office:value-type="float" office:value="2500">
            <text:p>2500</text:p>
          </table:table-cell>
          <table:table-cell table:style-name="ce11" table:formula="of:=[.D1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7]=[.N16];[.G16];[.G16]+[.$O$2])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2">
            <text:p>2</text:p>
          </table:table-cell>
          <table:table-cell table:style-name="ce11" table:number-columns-repeated="2"/>
          <table:table-cell table:style-name="ce12" table:formula="of:=[.N11]+1" office:value-type="float" office:value="3">
            <text:p>3</text:p>
          </table:table-cell>
          <table:table-cell table:style-name="ce11" table:number-columns-repeated="3"/>
          <table:table-cell table:number-columns-repeated="1007"/>
        </table:table-row>
        <table:table-row table:style-name="ro2">
          <table:table-cell table:style-name="ce8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12]" office:value-type="string" office:string-value="bug_med">
            <text:p>bug_med</text:p>
          </table:table-cell>
          <table:table-cell table:style-name="ce11" table:formula="of:=[.C17]" office:value-type="float" office:value="2500">
            <text:p>2500</text:p>
          </table:table-cell>
          <table:table-cell table:style-name="ce11" table:formula="of:=[.D17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8]=[.N17];[.G17];[.G17]+[.$O$2])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3">
            <text:p>3</text:p>
          </table:table-cell>
          <table:table-cell table:style-name="ce11" table:number-columns-repeated="2"/>
          <table:table-cell table:style-name="ce12" table:formula="of:=[.N12]+1" office:value-type="float" office:value="3">
            <text:p>3</text:p>
          </table:table-cell>
          <table:table-cell table:style-name="ce11" table:number-columns-repeated="3"/>
          <table:table-cell table:number-columns-repeated="1007"/>
        </table:table-row>
        <table:table-row table:style-name="ro2">
          <table:table-cell table:style-name="ce8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bug_big', x = 2500, z = 2000, facing = 0, spawnRadius = 0, delay = 7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7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office:value-type="string">
            <text:p>bug_big</text:p>
          </table:table-cell>
          <table:table-cell table:style-name="ce11" table:formula="of:=[.C18]" office:value-type="float" office:value="2500">
            <text:p>2500</text:p>
          </table:table-cell>
          <table:table-cell table:style-name="ce11" table:formula="of:=[.D18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9]=[.N18];[.G18];[.G18]+[.$O$2])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3]" office:value-type="float" office:value="4">
            <text:p>4</text:p>
          </table:table-cell>
          <table:table-cell table:style-name="ce11" table:number-columns-repeated="2"/>
          <table:table-cell table:style-name="ce12" table:formula="of:=[.N13]+1" office:value-type="float" office:value="3">
            <text:p>3</text:p>
          </table:table-cell>
          <table:table-cell table:style-name="ce11" table:number-columns-repeated="3"/>
          <table:table-cell table:number-columns-repeated="1007"/>
        </table:table-row>
        <table:table-row table:style-name="ro2">
          <table:table-cell table:style-name="ce9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4]" office:value-type="string" office:string-value="bug_med">
            <text:p>bug_med</text:p>
          </table:table-cell>
          <table:table-cell table:style-name="ce11" table:formula="of:=[.C19]" office:value-type="float" office:value="2500">
            <text:p>2500</text:p>
          </table:table-cell>
          <table:table-cell table:style-name="ce11" table:formula="of:=[.D1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20]=[.N19];[.G19];[.G19]+[.$O$2])" office:value-type="float" office:value="370">
            <text:p>3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4]" office:value-type="float" office:value="1">
            <text:p>1</text:p>
          </table:table-cell>
          <table:table-cell table:style-name="ce12" table:number-columns-repeated="2"/>
          <table:table-cell table:style-name="ce12" table:formula="of:=[.N14]+1" office:value-type="float" office:value="4">
            <text:p>4</text:p>
          </table:table-cell>
          <table:table-cell table:style-name="ce12" table:number-columns-repeated="3"/>
          <table:table-cell table:number-columns-repeated="1007"/>
        </table:table-row>
        <table:table-row table:style-name="ro2">
          <table:table-cell table:style-name="ce9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5]" office:value-type="string" office:string-value="bug_med">
            <text:p>bug_med</text:p>
          </table:table-cell>
          <table:table-cell table:style-name="ce11" table:formula="of:=[.C20]" office:value-type="float" office:value="2500">
            <text:p>2500</text:p>
          </table:table-cell>
          <table:table-cell table:style-name="ce11" table:formula="of:=[.D2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21]=[.N20];[.G20];[.G20]+[.$O$2])" office:value-type="float" office:value="370">
            <text:p>3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5]" office:value-type="float" office:value="1">
            <text:p>1</text:p>
          </table:table-cell>
          <table:table-cell table:style-name="ce12" table:number-columns-repeated="2"/>
          <table:table-cell table:style-name="ce12" table:formula="of:=[.N15]+1" office:value-type="float" office:value="4">
            <text:p>4</text:p>
          </table:table-cell>
          <table:table-cell table:style-name="ce12" table:number-columns-repeated="3"/>
          <table:table-cell table:number-columns-repeated="1007"/>
        </table:table-row>
        <table:table-row table:style-name="ro2">
          <table:table-cell table:style-name="ce9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16]" office:value-type="string" office:string-value="bug_med">
            <text:p>bug_med</text:p>
          </table:table-cell>
          <table:table-cell table:style-name="ce11" table:formula="of:=[.C21]" office:value-type="float" office:value="2500">
            <text:p>2500</text:p>
          </table:table-cell>
          <table:table-cell table:style-name="ce11" table:formula="of:=[.D21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22]=[.N21];[.G21];[.G21]+[.$O$2])" office:value-type="float" office:value="370">
            <text:p>3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6]" office:value-type="float" office:value="2">
            <text:p>2</text:p>
          </table:table-cell>
          <table:table-cell table:style-name="ce12" table:number-columns-repeated="2"/>
          <table:table-cell table:style-name="ce12" table:formula="of:=[.N16]+1" office:value-type="float" office:value="4">
            <text:p>4</text:p>
          </table:table-cell>
          <table:table-cell table:style-name="ce12" table:number-columns-repeated="3"/>
          <table:table-cell table:number-columns-repeated="1007"/>
        </table:table-row>
        <table:table-row table:style-name="ro2">
          <table:table-cell table:style-name="ce9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17]" office:value-type="string" office:string-value="bug_med">
            <text:p>bug_med</text:p>
          </table:table-cell>
          <table:table-cell table:style-name="ce11" table:formula="of:=[.C22]" office:value-type="float" office:value="2500">
            <text:p>2500</text:p>
          </table:table-cell>
          <table:table-cell table:style-name="ce11" table:formula="of:=[.D2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23]=[.N22];[.G22];[.G22]+[.$O$2])" office:value-type="float" office:value="370">
            <text:p>3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7]" office:value-type="float" office:value="2">
            <text:p>2</text:p>
          </table:table-cell>
          <table:table-cell table:style-name="ce12" table:number-columns-repeated="2"/>
          <table:table-cell table:style-name="ce12" table:formula="of:=[.N17]+1" office:value-type="float" office:value="4">
            <text:p>4</text:p>
          </table:table-cell>
          <table:table-cell table:style-name="ce12" table:number-columns-repeated="3"/>
          <table:table-cell table:number-columns-repeated="1007"/>
        </table:table-row>
        <table:table-row table:style-name="ro2">
          <table:table-cell table:style-name="ce9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office:value-type="string">
            <text:p>bug_big</text:p>
          </table:table-cell>
          <table:table-cell table:style-name="ce11" table:formula="of:=[.C23]" office:value-type="float" office:value="2500">
            <text:p>2500</text:p>
          </table:table-cell>
          <table:table-cell table:style-name="ce11" table:formula="of:=[.D23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24]=[.N23];[.G23];[.G23]+[.$O$2])" office:value-type="float" office:value="370">
            <text:p>3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8]" office:value-type="float" office:value="3">
            <text:p>3</text:p>
          </table:table-cell>
          <table:table-cell table:style-name="ce12" table:number-columns-repeated="2"/>
          <table:table-cell table:style-name="ce12" table:formula="of:=[.N18]+1" office:value-type="float" office:value="4">
            <text:p>4</text:p>
          </table:table-cell>
          <table:table-cell table:style-name="ce12" table:number-columns-repeated="3"/>
          <table:table-cell table:number-columns-repeated="1007"/>
        </table:table-row>
        <table:table-row table:style-name="ro2">
          <table:table-cell table:style-name="ce9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19]" office:value-type="string" office:string-value="bug_big">
            <text:p>bug_big</text:p>
          </table:table-cell>
          <table:table-cell table:style-name="ce11" table:formula="of:=[.C24]" office:value-type="float" office:value="2500">
            <text:p>2500</text:p>
          </table:table-cell>
          <table:table-cell table:style-name="ce11" table:formula="of:=[.D24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25]=[.N24];[.G24];[.G24]+[.$O$2])" office:value-type="float" office:value="370">
            <text:p>3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9]" office:value-type="float" office:value="4">
            <text:p>4</text:p>
          </table:table-cell>
          <table:table-cell table:style-name="ce12" table:number-columns-repeated="2"/>
          <table:table-cell table:style-name="ce12" table:formula="of:=[.N19]+1" office:value-type="float" office:value="4">
            <text:p>4</text:p>
          </table:table-cell>
          <table:table-cell table:style-name="ce12" table:number-columns-repeated="3"/>
          <table:table-cell table:number-columns-repeated="1007"/>
        </table:table-row>
        <table:table-row table:style-name="ro2">
          <table:table-cell table:style-name="ce8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20]" office:value-type="string" office:string-value="bug_med">
            <text:p>bug_med</text:p>
          </table:table-cell>
          <table:table-cell table:style-name="ce11" table:formula="of:=[.C25]" office:value-type="float" office:value="2500">
            <text:p>2500</text:p>
          </table:table-cell>
          <table:table-cell table:style-name="ce11" table:formula="of:=[.D2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26]=[.N25];[.G25];[.G25]+[.$O$2])" office:value-type="float" office:value="490">
            <text:p>4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0]" office:value-type="float" office:value="1">
            <text:p>1</text:p>
          </table:table-cell>
          <table:table-cell table:style-name="ce11" table:number-columns-repeated="2"/>
          <table:table-cell table:style-name="ce12" table:formula="of:=[.N20]+1" office:value-type="float" office:value="5">
            <text:p>5</text:p>
          </table:table-cell>
          <table:table-cell table:style-name="ce11" table:number-columns-repeated="1010"/>
        </table:table-row>
        <table:table-row table:style-name="ro2">
          <table:table-cell table:style-name="ce8" table:formula="of:=&quot;{ &quot;&amp;[.B$1]&amp;&quot; = '&quot;&amp;[.B27]&amp;&quot;', &quot;&amp;[.C$1]&amp;&quot; = &quot;&amp;[.C27]&amp;&quot;, &quot;&amp;[.D$1]&amp;&quot; = &quot;&amp;[.D27]&amp;&quot;, &quot;&amp;[.E$1]&amp;&quot; = &quot;&amp;[.E27]&amp;&quot;, &quot;&amp;[.F$1]&amp;&quot; = &quot;&amp;[.F27]&amp;&quot;, &quot;&amp;[.G$1]&amp;&quot; = &quot;&amp;[.G27]*30&amp;&quot;, &quot;&amp;[.H$1]&amp;&quot; = &quot;&amp;[.H27]&amp;&quot;, &quot;&amp;IF([.I27]=&quot;&quot;;&quot;&quot;;[.I$1]&amp;&quot; = &quot;&amp;[.I27]&amp;&quot;, &quot;)&amp;IF([.J27]=&quot;&quot;;&quot;&quot;;[.J$1]&amp;&quot; = &quot;&amp;[.J27]&amp;&quot;, &quot;)&amp;IF([.K27]=&quot;&quot;;&quot;&quot;;[.K$1]&amp;&quot; = &quot;&amp;[.K27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21]" office:value-type="string" office:string-value="bug_med">
            <text:p>bug_med</text:p>
          </table:table-cell>
          <table:table-cell table:style-name="ce11" table:formula="of:=[.C26]" office:value-type="float" office:value="2500">
            <text:p>2500</text:p>
          </table:table-cell>
          <table:table-cell table:style-name="ce11" table:formula="of:=[.D2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27]=[.N26];[.G26];[.G26]+[.$O$2])" office:value-type="float" office:value="490">
            <text:p>4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1]" office:value-type="float" office:value="1">
            <text:p>1</text:p>
          </table:table-cell>
          <table:table-cell table:style-name="ce11" table:number-columns-repeated="2"/>
          <table:table-cell table:style-name="ce12" table:formula="of:=[.N21]+1" office:value-type="float" office:value="5">
            <text:p>5</text:p>
          </table:table-cell>
          <table:table-cell table:style-name="ce11" table:number-columns-repeated="1010"/>
        </table:table-row>
        <table:table-row table:style-name="ro2">
          <table:table-cell table:style-name="ce8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22]" office:value-type="string" office:string-value="bug_med">
            <text:p>bug_med</text:p>
          </table:table-cell>
          <table:table-cell table:style-name="ce11" table:formula="of:=[.C27]" office:value-type="float" office:value="2500">
            <text:p>2500</text:p>
          </table:table-cell>
          <table:table-cell table:style-name="ce11" table:formula="of:=[.D27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28]=[.N27];[.G27];[.G27]+[.$O$2])" office:value-type="float" office:value="490">
            <text:p>4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2]" office:value-type="float" office:value="2">
            <text:p>2</text:p>
          </table:table-cell>
          <table:table-cell table:style-name="ce11" table:number-columns-repeated="2"/>
          <table:table-cell table:style-name="ce12" table:formula="of:=[.N22]+1" office:value-type="float" office:value="5">
            <text:p>5</text:p>
          </table:table-cell>
          <table:table-cell table:style-name="ce11" table:number-columns-repeated="1010"/>
        </table:table-row>
        <table:table-row table:style-name="ro2">
          <table:table-cell table:style-name="ce8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office:value-type="string">
            <text:p>bug_big</text:p>
          </table:table-cell>
          <table:table-cell table:style-name="ce11" table:formula="of:=[.C28]" office:value-type="float" office:value="2500">
            <text:p>2500</text:p>
          </table:table-cell>
          <table:table-cell table:style-name="ce11" table:formula="of:=[.D28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29]=[.N28];[.G28];[.G28]+[.$O$2])" office:value-type="float" office:value="490">
            <text:p>4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3]" office:value-type="float" office:value="2">
            <text:p>2</text:p>
          </table:table-cell>
          <table:table-cell table:style-name="ce11" table:number-columns-repeated="2"/>
          <table:table-cell table:style-name="ce12" table:formula="of:=[.N23]+1" office:value-type="float" office:value="5">
            <text:p>5</text:p>
          </table:table-cell>
          <table:table-cell table:style-name="ce11" table:number-columns-repeated="1010"/>
        </table:table-row>
        <table:table-row table:style-name="ro2">
          <table:table-cell table:style-name="ce8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24]" office:value-type="string" office:string-value="bug_big">
            <text:p>bug_big</text:p>
          </table:table-cell>
          <table:table-cell table:style-name="ce11" table:formula="of:=[.C29]" office:value-type="float" office:value="2500">
            <text:p>2500</text:p>
          </table:table-cell>
          <table:table-cell table:style-name="ce11" table:formula="of:=[.D29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30]=[.N29];[.G29];[.G29]+[.$O$2])" office:value-type="float" office:value="490">
            <text:p>4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4]" office:value-type="float" office:value="3">
            <text:p>3</text:p>
          </table:table-cell>
          <table:table-cell table:style-name="ce11" table:number-columns-repeated="2"/>
          <table:table-cell table:style-name="ce12" table:formula="of:=[.N24]+1" office:value-type="float" office:value="5">
            <text:p>5</text:p>
          </table:table-cell>
          <table:table-cell table:style-name="ce11" table:number-columns-repeated="1010"/>
        </table:table-row>
        <table:table-row table:style-name="ro2">
          <table:table-cell table:style-name="ce8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25]" office:value-type="string" office:string-value="bug_big">
            <text:p>bug_big</text:p>
          </table:table-cell>
          <table:table-cell table:style-name="ce11" table:formula="of:=[.C30]" office:value-type="float" office:value="2500">
            <text:p>2500</text:p>
          </table:table-cell>
          <table:table-cell table:style-name="ce11" table:formula="of:=[.D30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31]=[.N30];[.G30];[.G30]+[.$O$2])" office:value-type="float" office:value="490">
            <text:p>4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5]" office:value-type="float" office:value="4">
            <text:p>4</text:p>
          </table:table-cell>
          <table:table-cell table:style-name="ce11" table:number-columns-repeated="2"/>
          <table:table-cell table:style-name="ce12" table:formula="of:=[.N25]+1" office:value-type="float" office:value="5">
            <text:p>5</text:p>
          </table:table-cell>
          <table:table-cell table:style-name="ce11" table:number-columns-repeated="1010"/>
        </table:table-row>
        <table:table-row table:style-name="ro2">
          <table:table-cell table:style-name="ce9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26]" office:value-type="string" office:string-value="bug_med">
            <text:p>bug_med</text:p>
          </table:table-cell>
          <table:table-cell table:style-name="ce11" table:formula="of:=[.C31]" office:value-type="float" office:value="2500">
            <text:p>2500</text:p>
          </table:table-cell>
          <table:table-cell table:style-name="ce11" table:formula="of:=[.D3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32]=[.N31];[.G31];[.G31]+[.$O$2])" office:value-type="float" office:value="610">
            <text:p>6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6]" office:value-type="float" office:value="1">
            <text:p>1</text:p>
          </table:table-cell>
          <table:table-cell table:style-name="ce11" table:number-columns-repeated="2"/>
          <table:table-cell table:style-name="ce12" table:formula="of:=[.N26]+1" office:value-type="float" office:value="6">
            <text:p>6</text:p>
          </table:table-cell>
          <table:table-cell table:style-name="ce11" table:number-columns-repeated="1010"/>
        </table:table-row>
        <table:table-row table:style-name="ro2">
          <table:table-cell table:style-name="ce9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27]" office:value-type="string" office:string-value="bug_med">
            <text:p>bug_med</text:p>
          </table:table-cell>
          <table:table-cell table:style-name="ce11" table:formula="of:=[.C32]" office:value-type="float" office:value="2500">
            <text:p>2500</text:p>
          </table:table-cell>
          <table:table-cell table:style-name="ce11" table:formula="of:=[.D32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33]=[.N32];[.G32];[.G32]+[.$O$2])" office:value-type="float" office:value="610">
            <text:p>6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7]" office:value-type="float" office:value="1">
            <text:p>1</text:p>
          </table:table-cell>
          <table:table-cell table:style-name="ce11" table:number-columns-repeated="2"/>
          <table:table-cell table:style-name="ce12" table:formula="of:=[.N27]+1" office:value-type="float" office:value="6">
            <text:p>6</text:p>
          </table:table-cell>
          <table:table-cell table:style-name="ce11" table:number-columns-repeated="1010"/>
        </table:table-row>
        <table:table-row table:style-name="ro2">
          <table:table-cell table:style-name="ce9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office:value-type="string">
            <text:p>bug_big</text:p>
          </table:table-cell>
          <table:table-cell table:style-name="ce11" table:formula="of:=[.C33]" office:value-type="float" office:value="2500">
            <text:p>2500</text:p>
          </table:table-cell>
          <table:table-cell table:style-name="ce11" table:formula="of:=[.D3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34]=[.N33];[.G33];[.G33]+[.$O$2])" office:value-type="float" office:value="610">
            <text:p>6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8]" office:value-type="float" office:value="2">
            <text:p>2</text:p>
          </table:table-cell>
          <table:table-cell table:style-name="ce11" table:number-columns-repeated="2"/>
          <table:table-cell table:style-name="ce12" table:formula="of:=[.N28]+1" office:value-type="float" office:value="6">
            <text:p>6</text:p>
          </table:table-cell>
          <table:table-cell table:style-name="ce11" table:number-columns-repeated="1010"/>
        </table:table-row>
        <table:table-row table:style-name="ro2">
          <table:table-cell table:style-name="ce9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29]" office:value-type="string" office:string-value="bug_big">
            <text:p>bug_big</text:p>
          </table:table-cell>
          <table:table-cell table:style-name="ce11" table:formula="of:=[.C34]" office:value-type="float" office:value="2500">
            <text:p>2500</text:p>
          </table:table-cell>
          <table:table-cell table:style-name="ce11" table:formula="of:=[.D34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35]=[.N34];[.G34];[.G34]+[.$O$2])" office:value-type="float" office:value="610">
            <text:p>61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9]" office:value-type="float" office:value="2">
            <text:p>2</text:p>
          </table:table-cell>
          <table:table-cell table:style-name="ce12" table:number-columns-repeated="2"/>
          <table:table-cell table:style-name="ce12" table:formula="of:=[.N29]+1" office:value-type="float" office:value="6">
            <text:p>6</text:p>
          </table:table-cell>
          <table:table-cell table:style-name="ce12" table:number-columns-repeated="1010"/>
        </table:table-row>
        <table:table-row table:style-name="ro2">
          <table:table-cell table:style-name="ce9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30]" office:value-type="string" office:string-value="bug_big">
            <text:p>bug_big</text:p>
          </table:table-cell>
          <table:table-cell table:style-name="ce11" table:formula="of:=[.C35]" office:value-type="float" office:value="2500">
            <text:p>2500</text:p>
          </table:table-cell>
          <table:table-cell table:style-name="ce11" table:formula="of:=[.D35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36]=[.N35];[.G35];[.G35]+[.$O$2])" office:value-type="float" office:value="610">
            <text:p>61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0]" office:value-type="float" office:value="3">
            <text:p>3</text:p>
          </table:table-cell>
          <table:table-cell table:style-name="ce12" table:number-columns-repeated="2"/>
          <table:table-cell table:style-name="ce12" table:formula="of:=[.N30]+1" office:value-type="float" office:value="6">
            <text:p>6</text:p>
          </table:table-cell>
          <table:table-cell table:style-name="ce12" table:number-columns-repeated="1010"/>
        </table:table-row>
        <table:table-row table:style-name="ro2">
          <table:table-cell table:style-name="ce9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31]" office:value-type="string" office:string-value="bug_big">
            <text:p>bug_big</text:p>
          </table:table-cell>
          <table:table-cell table:style-name="ce11" table:formula="of:=[.C36]" office:value-type="float" office:value="2500">
            <text:p>2500</text:p>
          </table:table-cell>
          <table:table-cell table:style-name="ce11" table:formula="of:=[.D36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37]=[.N36];[.G36];[.G36]+[.$O$2])" office:value-type="float" office:value="610">
            <text:p>61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1]" office:value-type="float" office:value="4">
            <text:p>4</text:p>
          </table:table-cell>
          <table:table-cell table:style-name="ce12" table:number-columns-repeated="2"/>
          <table:table-cell table:style-name="ce12" table:formula="of:=[.N31]+1" office:value-type="float" office:value="6">
            <text:p>6</text:p>
          </table:table-cell>
          <table:table-cell table:style-name="ce12" table:number-columns-repeated="1010"/>
        </table:table-row>
        <table:table-row table:style-name="ro2">
          <table:table-cell table:style-name="ce8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bug_med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32]" office:value-type="string" office:string-value="bug_med">
            <text:p>bug_med</text:p>
          </table:table-cell>
          <table:table-cell table:style-name="ce11" table:formula="of:=[.C37]" office:value-type="float" office:value="2500">
            <text:p>2500</text:p>
          </table:table-cell>
          <table:table-cell table:style-name="ce11" table:formula="of:=[.D3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38]=[.N37];[.G37];[.G37]+[.$O$2])" office:value-type="float" office:value="730">
            <text:p>7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2]" office:value-type="float" office:value="1">
            <text:p>1</text:p>
          </table:table-cell>
          <table:table-cell table:style-name="ce12" table:number-columns-repeated="2"/>
          <table:table-cell table:style-name="ce12" table:formula="of:=[.N32]+1" office:value-type="float" office:value="7">
            <text:p>7</text:p>
          </table:table-cell>
          <table:table-cell table:style-name="ce12" table:number-columns-repeated="1010"/>
        </table:table-row>
        <table:table-row table:style-name="ro2">
          <table:table-cell table:style-name="ce8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office:value-type="string">
            <text:p>bug_big</text:p>
          </table:table-cell>
          <table:table-cell table:style-name="ce11" table:formula="of:=[.C38]" office:value-type="float" office:value="2500">
            <text:p>2500</text:p>
          </table:table-cell>
          <table:table-cell table:style-name="ce11" table:formula="of:=[.D3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39]=[.N38];[.G38];[.G38]+[.$O$2])" office:value-type="float" office:value="730">
            <text:p>7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3]" office:value-type="float" office:value="1">
            <text:p>1</text:p>
          </table:table-cell>
          <table:table-cell table:style-name="ce12" table:number-columns-repeated="2"/>
          <table:table-cell table:style-name="ce12" table:formula="of:=[.N33]+1" office:value-type="float" office:value="7">
            <text:p>7</text:p>
          </table:table-cell>
          <table:table-cell table:style-name="ce12" table:number-columns-repeated="1010"/>
        </table:table-row>
        <table:table-row table:style-name="ro2">
          <table:table-cell table:style-name="ce8" table:formula="of:=&quot;{ &quot;&amp;[.B$1]&amp;&quot; = '&quot;&amp;[.B40]&amp;&quot;', &quot;&amp;[.C$1]&amp;&quot; = &quot;&amp;[.C40]&amp;&quot;, &quot;&amp;[.D$1]&amp;&quot; = &quot;&amp;[.D40]&amp;&quot;, &quot;&amp;[.E$1]&amp;&quot; = &quot;&amp;[.E40]&amp;&quot;, &quot;&amp;[.F$1]&amp;&quot; = &quot;&amp;[.F40]&amp;&quot;, &quot;&amp;[.G$1]&amp;&quot; = &quot;&amp;[.G40]*30&amp;&quot;, &quot;&amp;[.H$1]&amp;&quot; = &quot;&amp;[.H40]&amp;&quot;, &quot;&amp;IF([.I40]=&quot;&quot;;&quot;&quot;;[.I$1]&amp;&quot; = &quot;&amp;[.I40]&amp;&quot;, &quot;)&amp;IF([.J40]=&quot;&quot;;&quot;&quot;;[.J$1]&amp;&quot; = &quot;&amp;[.J40]&amp;&quot;, &quot;)&amp;IF([.K40]=&quot;&quot;;&quot;&quot;;[.K$1]&amp;&quot; = &quot;&amp;[.K40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34]" office:value-type="string" office:string-value="bug_big">
            <text:p>bug_big</text:p>
          </table:table-cell>
          <table:table-cell table:style-name="ce11" table:formula="of:=[.C39]" office:value-type="float" office:value="2500">
            <text:p>2500</text:p>
          </table:table-cell>
          <table:table-cell table:style-name="ce11" table:formula="of:=[.D3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40]=[.N39];[.G39];[.G39]+[.$O$2])" office:value-type="float" office:value="730">
            <text:p>7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4]" office:value-type="float" office:value="2">
            <text:p>2</text:p>
          </table:table-cell>
          <table:table-cell table:style-name="ce12" table:number-columns-repeated="2"/>
          <table:table-cell table:style-name="ce12" table:formula="of:=[.N34]+1" office:value-type="float" office:value="7">
            <text:p>7</text:p>
          </table:table-cell>
          <table:table-cell table:style-name="ce12" table:number-columns-repeated="1010"/>
        </table:table-row>
        <table:table-row table:style-name="ro2">
          <table:table-cell table:style-name="ce8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35]" office:value-type="string" office:string-value="bug_big">
            <text:p>bug_big</text:p>
          </table:table-cell>
          <table:table-cell table:style-name="ce11" table:formula="of:=[.C40]" office:value-type="float" office:value="2500">
            <text:p>2500</text:p>
          </table:table-cell>
          <table:table-cell table:style-name="ce11" table:formula="of:=[.D4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41]=[.N40];[.G40];[.G40]+[.$O$2])" office:value-type="float" office:value="730">
            <text:p>7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5]" office:value-type="float" office:value="2">
            <text:p>2</text:p>
          </table:table-cell>
          <table:table-cell table:style-name="ce12" table:number-columns-repeated="2"/>
          <table:table-cell table:style-name="ce12" table:formula="of:=[.N35]+1" office:value-type="float" office:value="7">
            <text:p>7</text:p>
          </table:table-cell>
          <table:table-cell table:style-name="ce12" table:number-columns-repeated="1010"/>
        </table:table-row>
        <table:table-row table:style-name="ro2">
          <table:table-cell table:style-name="ce8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36]" office:value-type="string" office:string-value="bug_big">
            <text:p>bug_big</text:p>
          </table:table-cell>
          <table:table-cell table:style-name="ce11" table:formula="of:=[.C41]" office:value-type="float" office:value="2500">
            <text:p>2500</text:p>
          </table:table-cell>
          <table:table-cell table:style-name="ce11" table:formula="of:=[.D41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42]=[.N41];[.G41];[.G41]+[.$O$2])" office:value-type="float" office:value="730">
            <text:p>7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6]" office:value-type="float" office:value="3">
            <text:p>3</text:p>
          </table:table-cell>
          <table:table-cell table:style-name="ce12" table:number-columns-repeated="2"/>
          <table:table-cell table:style-name="ce12" table:formula="of:=[.N36]+1" office:value-type="float" office:value="7">
            <text:p>7</text:p>
          </table:table-cell>
          <table:table-cell table:style-name="ce12" table:number-columns-repeated="1010"/>
        </table:table-row>
        <table:table-row table:style-name="ro2">
          <table:table-cell table:style-name="ce8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37]" office:value-type="string" office:string-value="bug_big">
            <text:p>bug_big</text:p>
          </table:table-cell>
          <table:table-cell table:style-name="ce11" table:formula="of:=[.C42]" office:value-type="float" office:value="2500">
            <text:p>2500</text:p>
          </table:table-cell>
          <table:table-cell table:style-name="ce11" table:formula="of:=[.D4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43]=[.N42];[.G42];[.G42]+[.$O$2])" office:value-type="float" office:value="730">
            <text:p>7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7]" office:value-type="float" office:value="4">
            <text:p>4</text:p>
          </table:table-cell>
          <table:table-cell table:style-name="ce12" table:number-columns-repeated="2"/>
          <table:table-cell table:style-name="ce12" table:formula="of:=[.N37]+1" office:value-type="float" office:value="7">
            <text:p>7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bug_med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38]" office:value-type="string" office:string-value="bug_med">
            <text:p>bug_med</text:p>
          </table:table-cell>
          <table:table-cell table:style-name="ce11" table:formula="of:=[.C43]" office:value-type="float" office:value="2500">
            <text:p>2500</text:p>
          </table:table-cell>
          <table:table-cell table:style-name="ce11" table:formula="of:=[.D4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4]=[.N43];[.G43];[.G43]+[.$O$2])" office:value-type="float" office:value="850">
            <text:p>8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8]" office:value-type="float" office:value="1">
            <text:p>1</text:p>
          </table:table-cell>
          <table:table-cell table:style-name="ce11" table:number-columns-repeated="2"/>
          <table:table-cell table:style-name="ce12" table:formula="of:=[.N38]+1" office:value-type="float" office:value="8">
            <text:p>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39]" office:value-type="string" office:string-value="bug_big">
            <text:p>bug_big</text:p>
          </table:table-cell>
          <table:table-cell table:style-name="ce11" table:formula="of:=[.C44]" office:value-type="float" office:value="2500">
            <text:p>2500</text:p>
          </table:table-cell>
          <table:table-cell table:style-name="ce11" table:formula="of:=[.D4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5]=[.N44];[.G44];[.G44]+[.$O$2])" office:value-type="float" office:value="850">
            <text:p>8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9]" office:value-type="float" office:value="1">
            <text:p>1</text:p>
          </table:table-cell>
          <table:table-cell table:style-name="ce11" table:number-columns-repeated="2"/>
          <table:table-cell table:style-name="ce12" table:formula="of:=[.N39]+1" office:value-type="float" office:value="8">
            <text:p>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40]" office:value-type="string" office:string-value="bug_big">
            <text:p>bug_big</text:p>
          </table:table-cell>
          <table:table-cell table:style-name="ce11" table:formula="of:=[.C45]" office:value-type="float" office:value="2500">
            <text:p>2500</text:p>
          </table:table-cell>
          <table:table-cell table:style-name="ce11" table:formula="of:=[.D4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6]=[.N45];[.G45];[.G45]+[.$O$2])" office:value-type="float" office:value="850">
            <text:p>8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0]" office:value-type="float" office:value="2">
            <text:p>2</text:p>
          </table:table-cell>
          <table:table-cell table:style-name="ce11" table:number-columns-repeated="2"/>
          <table:table-cell table:style-name="ce12" table:formula="of:=[.N40]+1" office:value-type="float" office:value="8">
            <text:p>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47]&amp;&quot;', &quot;&amp;[.C$1]&amp;&quot; = &quot;&amp;[.C47]&amp;&quot;, &quot;&amp;[.D$1]&amp;&quot; = &quot;&amp;[.D47]&amp;&quot;, &quot;&amp;[.E$1]&amp;&quot; = &quot;&amp;[.E47]&amp;&quot;, &quot;&amp;[.F$1]&amp;&quot; = &quot;&amp;[.F47]&amp;&quot;, &quot;&amp;[.G$1]&amp;&quot; = &quot;&amp;[.G47]*30&amp;&quot;, &quot;&amp;[.H$1]&amp;&quot; = &quot;&amp;[.H47]&amp;&quot;, &quot;&amp;IF([.I47]=&quot;&quot;;&quot;&quot;;[.I$1]&amp;&quot; = &quot;&amp;[.I47]&amp;&quot;, &quot;)&amp;IF([.J47]=&quot;&quot;;&quot;&quot;;[.J$1]&amp;&quot; = &quot;&amp;[.J47]&amp;&quot;, &quot;)&amp;IF([.K47]=&quot;&quot;;&quot;&quot;;[.K$1]&amp;&quot; = &quot;&amp;[.K47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41]" office:value-type="string" office:string-value="bug_big">
            <text:p>bug_big</text:p>
          </table:table-cell>
          <table:table-cell table:style-name="ce11" table:formula="of:=[.C46]" office:value-type="float" office:value="2500">
            <text:p>2500</text:p>
          </table:table-cell>
          <table:table-cell table:style-name="ce11" table:formula="of:=[.D4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7]=[.N46];[.G46];[.G46]+[.$O$2])" office:value-type="float" office:value="850">
            <text:p>8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1]" office:value-type="float" office:value="2">
            <text:p>2</text:p>
          </table:table-cell>
          <table:table-cell table:style-name="ce11" table:number-columns-repeated="2"/>
          <table:table-cell table:style-name="ce12" table:formula="of:=[.N41]+1" office:value-type="float" office:value="8">
            <text:p>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42]" office:value-type="string" office:string-value="bug_big">
            <text:p>bug_big</text:p>
          </table:table-cell>
          <table:table-cell table:style-name="ce11" table:formula="of:=[.C47]" office:value-type="float" office:value="2500">
            <text:p>2500</text:p>
          </table:table-cell>
          <table:table-cell table:style-name="ce11" table:formula="of:=[.D47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8]=[.N47];[.G47];[.G47]+[.$O$2])" office:value-type="float" office:value="850">
            <text:p>8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2]" office:value-type="float" office:value="3">
            <text:p>3</text:p>
          </table:table-cell>
          <table:table-cell table:style-name="ce11" table:number-columns-repeated="2"/>
          <table:table-cell table:style-name="ce12" table:formula="of:=[.N42]+1" office:value-type="float" office:value="8">
            <text:p>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43]" office:value-type="string" office:string-value="bug_big">
            <text:p>bug_big</text:p>
          </table:table-cell>
          <table:table-cell table:style-name="ce11" table:formula="of:=[.C48]" office:value-type="float" office:value="2500">
            <text:p>2500</text:p>
          </table:table-cell>
          <table:table-cell table:style-name="ce11" table:formula="of:=[.D48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9]=[.N48];[.G48];[.G48]+[.$O$2])" office:value-type="float" office:value="850">
            <text:p>8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3]" office:value-type="float" office:value="4">
            <text:p>4</text:p>
          </table:table-cell>
          <table:table-cell table:style-name="ce11" table:number-columns-repeated="2"/>
          <table:table-cell table:style-name="ce12" table:formula="of:=[.N43]+1" office:value-type="float" office:value="8">
            <text:p>8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bug_med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44]" office:value-type="string" office:string-value="bug_med">
            <text:p>bug_med</text:p>
          </table:table-cell>
          <table:table-cell table:style-name="ce11" table:formula="of:=[.C49]" office:value-type="float" office:value="2500">
            <text:p>2500</text:p>
          </table:table-cell>
          <table:table-cell table:style-name="ce11" table:formula="of:=[.D49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50]=[.N49];[.G49];[.G49]+[.$O$2])" office:value-type="float" office:value="970">
            <text:p>9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4]" office:value-type="float" office:value="1">
            <text:p>1</text:p>
          </table:table-cell>
          <table:table-cell table:style-name="ce11" table:number-columns-repeated="2"/>
          <table:table-cell table:style-name="ce12" table:formula="of:=[.N44]+1" office:value-type="float" office:value="9">
            <text:p>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45]" office:value-type="string" office:string-value="bug_big">
            <text:p>bug_big</text:p>
          </table:table-cell>
          <table:table-cell table:style-name="ce11" table:formula="of:=[.C50]" office:value-type="float" office:value="2500">
            <text:p>2500</text:p>
          </table:table-cell>
          <table:table-cell table:style-name="ce11" table:formula="of:=[.D50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51]=[.N50];[.G50];[.G50]+[.$O$2])" office:value-type="float" office:value="970">
            <text:p>9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5]" office:value-type="float" office:value="1">
            <text:p>1</text:p>
          </table:table-cell>
          <table:table-cell table:style-name="ce11" table:number-columns-repeated="2"/>
          <table:table-cell table:style-name="ce12" table:formula="of:=[.N45]+1" office:value-type="float" office:value="9">
            <text:p>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46]" office:value-type="string" office:string-value="bug_big">
            <text:p>bug_big</text:p>
          </table:table-cell>
          <table:table-cell table:style-name="ce11" table:formula="of:=[.C51]" office:value-type="float" office:value="2500">
            <text:p>2500</text:p>
          </table:table-cell>
          <table:table-cell table:style-name="ce11" table:formula="of:=[.D5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52]=[.N51];[.G51];[.G51]+[.$O$2])" office:value-type="float" office:value="970">
            <text:p>9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6]" office:value-type="float" office:value="2">
            <text:p>2</text:p>
          </table:table-cell>
          <table:table-cell table:style-name="ce11" table:number-columns-repeated="2"/>
          <table:table-cell table:style-name="ce12" table:formula="of:=[.N46]+1" office:value-type="float" office:value="9">
            <text:p>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47]" office:value-type="string" office:string-value="bug_big">
            <text:p>bug_big</text:p>
          </table:table-cell>
          <table:table-cell table:style-name="ce11" table:formula="of:=[.C52]" office:value-type="float" office:value="2500">
            <text:p>2500</text:p>
          </table:table-cell>
          <table:table-cell table:style-name="ce11" table:formula="of:=[.D5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3]=[.N52];[.G52];[.G52]+[.$O$2])" office:value-type="float" office:value="970">
            <text:p>9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7]" office:value-type="float" office:value="2">
            <text:p>2</text:p>
          </table:table-cell>
          <table:table-cell table:style-name="ce12" table:number-columns-repeated="2"/>
          <table:table-cell table:style-name="ce12" table:formula="of:=[.N47]+1" office:value-type="float" office:value="9">
            <text:p>9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48]" office:value-type="string" office:string-value="bug_big">
            <text:p>bug_big</text:p>
          </table:table-cell>
          <table:table-cell table:style-name="ce11" table:formula="of:=[.C53]" office:value-type="float" office:value="2500">
            <text:p>2500</text:p>
          </table:table-cell>
          <table:table-cell table:style-name="ce11" table:formula="of:=[.D53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4]=[.N53];[.G53];[.G53]+[.$O$2])" office:value-type="float" office:value="970">
            <text:p>9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8]" office:value-type="float" office:value="3">
            <text:p>3</text:p>
          </table:table-cell>
          <table:table-cell table:style-name="ce12" table:number-columns-repeated="2"/>
          <table:table-cell table:style-name="ce12" table:formula="of:=[.N48]+1" office:value-type="float" office:value="9">
            <text:p>9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49]" office:value-type="string" office:string-value="bug_big">
            <text:p>bug_big</text:p>
          </table:table-cell>
          <table:table-cell table:style-name="ce11" table:formula="of:=[.C54]" office:value-type="float" office:value="2500">
            <text:p>2500</text:p>
          </table:table-cell>
          <table:table-cell table:style-name="ce11" table:formula="of:=[.D54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5]=[.N54];[.G54];[.G54]+[.$O$2])" office:value-type="float" office:value="970">
            <text:p>9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9]" office:value-type="float" office:value="4">
            <text:p>4</text:p>
          </table:table-cell>
          <table:table-cell table:style-name="ce12" table:number-columns-repeated="2"/>
          <table:table-cell table:style-name="ce12" table:formula="of:=[.N49]+1" office:value-type="float" office:value="9">
            <text:p>9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bug_med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50]" office:value-type="string" office:string-value="bug_med">
            <text:p>bug_med</text:p>
          </table:table-cell>
          <table:table-cell table:style-name="ce11" table:formula="of:=[.C55]" office:value-type="float" office:value="2500">
            <text:p>2500</text:p>
          </table:table-cell>
          <table:table-cell table:style-name="ce11" table:formula="of:=[.D55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6]=[.N55];[.G55];[.G55]+[.$O$2])" office:value-type="float" office:value="1090">
            <text:p>10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0]" office:value-type="float" office:value="1">
            <text:p>1</text:p>
          </table:table-cell>
          <table:table-cell table:style-name="ce12" table:number-columns-repeated="2"/>
          <table:table-cell table:style-name="ce12" table:formula="of:=[.N50]+1" office:value-type="float" office:value="10">
            <text:p>1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51]" office:value-type="string" office:string-value="bug_big">
            <text:p>bug_big</text:p>
          </table:table-cell>
          <table:table-cell table:style-name="ce11" table:formula="of:=[.C56]" office:value-type="float" office:value="2500">
            <text:p>2500</text:p>
          </table:table-cell>
          <table:table-cell table:style-name="ce11" table:formula="of:=[.D56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7]=[.N56];[.G56];[.G56]+[.$O$2])" office:value-type="float" office:value="1090">
            <text:p>10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1]" office:value-type="float" office:value="1">
            <text:p>1</text:p>
          </table:table-cell>
          <table:table-cell table:style-name="ce12" table:number-columns-repeated="2"/>
          <table:table-cell table:style-name="ce12" table:formula="of:=[.N51]+1" office:value-type="float" office:value="10">
            <text:p>1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52]" office:value-type="string" office:string-value="bug_big">
            <text:p>bug_big</text:p>
          </table:table-cell>
          <table:table-cell table:style-name="ce11" table:formula="of:=[.C57]" office:value-type="float" office:value="2500">
            <text:p>2500</text:p>
          </table:table-cell>
          <table:table-cell table:style-name="ce11" table:formula="of:=[.D5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8]=[.N57];[.G57];[.G57]+[.$O$2])" office:value-type="float" office:value="1090">
            <text:p>10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2]" office:value-type="float" office:value="2">
            <text:p>2</text:p>
          </table:table-cell>
          <table:table-cell table:style-name="ce12" table:number-columns-repeated="2"/>
          <table:table-cell table:style-name="ce12" table:formula="of:=[.N52]+1" office:value-type="float" office:value="10">
            <text:p>1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53]" office:value-type="string" office:string-value="bug_big">
            <text:p>bug_big</text:p>
          </table:table-cell>
          <table:table-cell table:style-name="ce11" table:formula="of:=[.C58]" office:value-type="float" office:value="2500">
            <text:p>2500</text:p>
          </table:table-cell>
          <table:table-cell table:style-name="ce11" table:formula="of:=[.D5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9]=[.N58];[.G58];[.G58]+[.$O$2])" office:value-type="float" office:value="1090">
            <text:p>10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3]" office:value-type="float" office:value="2">
            <text:p>2</text:p>
          </table:table-cell>
          <table:table-cell table:style-name="ce12" table:number-columns-repeated="2"/>
          <table:table-cell table:style-name="ce12" table:formula="of:=[.N53]+1" office:value-type="float" office:value="10">
            <text:p>1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60]&amp;&quot;', &quot;&amp;[.C$1]&amp;&quot; = &quot;&amp;[.C60]&amp;&quot;, &quot;&amp;[.D$1]&amp;&quot; = &quot;&amp;[.D60]&amp;&quot;, &quot;&amp;[.E$1]&amp;&quot; = &quot;&amp;[.E60]&amp;&quot;, &quot;&amp;[.F$1]&amp;&quot; = &quot;&amp;[.F60]&amp;&quot;, &quot;&amp;[.G$1]&amp;&quot; = &quot;&amp;[.G60]*30&amp;&quot;, &quot;&amp;[.H$1]&amp;&quot; = &quot;&amp;[.H60]&amp;&quot;, &quot;&amp;IF([.I60]=&quot;&quot;;&quot;&quot;;[.I$1]&amp;&quot; = &quot;&amp;[.I60]&amp;&quot;, &quot;)&amp;IF([.J60]=&quot;&quot;;&quot;&quot;;[.J$1]&amp;&quot; = &quot;&amp;[.J60]&amp;&quot;, &quot;)&amp;IF([.K60]=&quot;&quot;;&quot;&quot;;[.K$1]&amp;&quot; = &quot;&amp;[.K60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54]" office:value-type="string" office:string-value="bug_big">
            <text:p>bug_big</text:p>
          </table:table-cell>
          <table:table-cell table:style-name="ce11" table:formula="of:=[.C59]" office:value-type="float" office:value="2500">
            <text:p>2500</text:p>
          </table:table-cell>
          <table:table-cell table:style-name="ce11" table:formula="of:=[.D5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60]=[.N59];[.G59];[.G59]+[.$O$2])" office:value-type="float" office:value="1090">
            <text:p>10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4]" office:value-type="float" office:value="3">
            <text:p>3</text:p>
          </table:table-cell>
          <table:table-cell table:style-name="ce12" table:number-columns-repeated="2"/>
          <table:table-cell table:style-name="ce12" table:formula="of:=[.N54]+1" office:value-type="float" office:value="10">
            <text:p>1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55]" office:value-type="string" office:string-value="bug_big">
            <text:p>bug_big</text:p>
          </table:table-cell>
          <table:table-cell table:style-name="ce11" table:formula="of:=[.C60]" office:value-type="float" office:value="2500">
            <text:p>2500</text:p>
          </table:table-cell>
          <table:table-cell table:style-name="ce11" table:formula="of:=[.D6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61]=[.N60];[.G60];[.G60]+[.$O$2])" office:value-type="float" office:value="1090">
            <text:p>10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5]" office:value-type="float" office:value="4">
            <text:p>4</text:p>
          </table:table-cell>
          <table:table-cell table:style-name="ce12" table:number-columns-repeated="2"/>
          <table:table-cell table:style-name="ce12" table:formula="of:=[.N55]+1" office:value-type="float" office:value="10">
            <text:p>10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bug_med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56]" office:value-type="string" office:string-value="bug_med">
            <text:p>bug_med</text:p>
          </table:table-cell>
          <table:table-cell table:style-name="ce11" table:formula="of:=[.C61]" office:value-type="float" office:value="2500">
            <text:p>2500</text:p>
          </table:table-cell>
          <table:table-cell table:style-name="ce11" table:formula="of:=[.D6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2]=[.N61];[.G61];[.G61]+[.$O$2])" office:value-type="float" office:value="1210">
            <text:p>12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6]" office:value-type="float" office:value="1">
            <text:p>1</text:p>
          </table:table-cell>
          <table:table-cell table:style-name="ce11" table:number-columns-repeated="2"/>
          <table:table-cell table:style-name="ce12" table:formula="of:=[.N56]+1" office:value-type="float" office:value="11">
            <text:p>11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57]" office:value-type="string" office:string-value="bug_big">
            <text:p>bug_big</text:p>
          </table:table-cell>
          <table:table-cell table:style-name="ce11" table:formula="of:=[.C62]" office:value-type="float" office:value="2500">
            <text:p>2500</text:p>
          </table:table-cell>
          <table:table-cell table:style-name="ce11" table:formula="of:=[.D62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3]=[.N62];[.G62];[.G62]+[.$O$2])" office:value-type="float" office:value="1210">
            <text:p>12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7]" office:value-type="float" office:value="1">
            <text:p>1</text:p>
          </table:table-cell>
          <table:table-cell table:style-name="ce11" table:number-columns-repeated="2"/>
          <table:table-cell table:style-name="ce12" table:formula="of:=[.N57]+1" office:value-type="float" office:value="11">
            <text:p>11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58]" office:value-type="string" office:string-value="bug_big">
            <text:p>bug_big</text:p>
          </table:table-cell>
          <table:table-cell table:style-name="ce11" table:formula="of:=[.C63]" office:value-type="float" office:value="2500">
            <text:p>2500</text:p>
          </table:table-cell>
          <table:table-cell table:style-name="ce11" table:formula="of:=[.D6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4]=[.N63];[.G63];[.G63]+[.$O$2])" office:value-type="float" office:value="1210">
            <text:p>12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8]" office:value-type="float" office:value="2">
            <text:p>2</text:p>
          </table:table-cell>
          <table:table-cell table:style-name="ce11" table:number-columns-repeated="2"/>
          <table:table-cell table:style-name="ce12" table:formula="of:=[.N58]+1" office:value-type="float" office:value="11">
            <text:p>11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59]" office:value-type="string" office:string-value="bug_big">
            <text:p>bug_big</text:p>
          </table:table-cell>
          <table:table-cell table:style-name="ce11" table:formula="of:=[.C64]" office:value-type="float" office:value="2500">
            <text:p>2500</text:p>
          </table:table-cell>
          <table:table-cell table:style-name="ce11" table:formula="of:=[.D6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5]=[.N64];[.G64];[.G64]+[.$O$2])" office:value-type="float" office:value="1210">
            <text:p>12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9]" office:value-type="float" office:value="2">
            <text:p>2</text:p>
          </table:table-cell>
          <table:table-cell table:style-name="ce11" table:number-columns-repeated="2"/>
          <table:table-cell table:style-name="ce12" table:formula="of:=[.N59]+1" office:value-type="float" office:value="11">
            <text:p>11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60]" office:value-type="string" office:string-value="bug_big">
            <text:p>bug_big</text:p>
          </table:table-cell>
          <table:table-cell table:style-name="ce11" table:formula="of:=[.C65]" office:value-type="float" office:value="2500">
            <text:p>2500</text:p>
          </table:table-cell>
          <table:table-cell table:style-name="ce11" table:formula="of:=[.D6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6]=[.N65];[.G65];[.G65]+[.$O$2])" office:value-type="float" office:value="1210">
            <text:p>12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0]" office:value-type="float" office:value="3">
            <text:p>3</text:p>
          </table:table-cell>
          <table:table-cell table:style-name="ce11" table:number-columns-repeated="2"/>
          <table:table-cell table:style-name="ce12" table:formula="of:=[.N60]+1" office:value-type="float" office:value="11">
            <text:p>11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61]" office:value-type="string" office:string-value="bug_big">
            <text:p>bug_big</text:p>
          </table:table-cell>
          <table:table-cell table:style-name="ce11" table:formula="of:=[.C66]" office:value-type="float" office:value="2500">
            <text:p>2500</text:p>
          </table:table-cell>
          <table:table-cell table:style-name="ce11" table:formula="of:=[.D6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7]=[.N66];[.G66];[.G66]+[.$O$2])" office:value-type="float" office:value="1210">
            <text:p>12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1]" office:value-type="float" office:value="4">
            <text:p>4</text:p>
          </table:table-cell>
          <table:table-cell table:style-name="ce11" table:number-columns-repeated="2"/>
          <table:table-cell table:style-name="ce12" table:formula="of:=[.N61]+1" office:value-type="float" office:value="11">
            <text:p>11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bug_med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62]" office:value-type="string" office:string-value="bug_med">
            <text:p>bug_med</text:p>
          </table:table-cell>
          <table:table-cell table:style-name="ce11" table:formula="of:=[.C67]" office:value-type="float" office:value="2500">
            <text:p>2500</text:p>
          </table:table-cell>
          <table:table-cell table:style-name="ce11" table:formula="of:=[.D67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8]=[.N67];[.G67];[.G67]+[.$O$2])" office:value-type="float" office:value="1330">
            <text:p>133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2]" office:value-type="float" office:value="1">
            <text:p>1</text:p>
          </table:table-cell>
          <table:table-cell table:style-name="ce11" table:number-columns-repeated="2"/>
          <table:table-cell table:style-name="ce12" table:formula="of:=[.N62]+1" office:value-type="float" office:value="12">
            <text:p>12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63]" office:value-type="string" office:string-value="bug_big">
            <text:p>bug_big</text:p>
          </table:table-cell>
          <table:table-cell table:style-name="ce11" table:formula="of:=[.C68]" office:value-type="float" office:value="2500">
            <text:p>2500</text:p>
          </table:table-cell>
          <table:table-cell table:style-name="ce11" table:formula="of:=[.D68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9]=[.N68];[.G68];[.G68]+[.$O$2])" office:value-type="float" office:value="1330">
            <text:p>133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3]" office:value-type="float" office:value="1">
            <text:p>1</text:p>
          </table:table-cell>
          <table:table-cell table:style-name="ce11" table:number-columns-repeated="2"/>
          <table:table-cell table:style-name="ce12" table:formula="of:=[.N63]+1" office:value-type="float" office:value="12">
            <text:p>12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64]" office:value-type="string" office:string-value="bug_big">
            <text:p>bug_big</text:p>
          </table:table-cell>
          <table:table-cell table:style-name="ce11" table:formula="of:=[.C69]" office:value-type="float" office:value="2500">
            <text:p>2500</text:p>
          </table:table-cell>
          <table:table-cell table:style-name="ce11" table:formula="of:=[.D69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70]=[.N69];[.G69];[.G69]+[.$O$2])" office:value-type="float" office:value="1330">
            <text:p>133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4]" office:value-type="float" office:value="2">
            <text:p>2</text:p>
          </table:table-cell>
          <table:table-cell table:style-name="ce11" table:number-columns-repeated="2"/>
          <table:table-cell table:style-name="ce12" table:formula="of:=[.N64]+1" office:value-type="float" office:value="12">
            <text:p>12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65]" office:value-type="string" office:string-value="bug_big">
            <text:p>bug_big</text:p>
          </table:table-cell>
          <table:table-cell table:style-name="ce11" table:formula="of:=[.C70]" office:value-type="float" office:value="2500">
            <text:p>2500</text:p>
          </table:table-cell>
          <table:table-cell table:style-name="ce11" table:formula="of:=[.D7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1]=[.N70];[.G70];[.G70]+[.$O$2])" office:value-type="float" office:value="1330">
            <text:p>13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5]" office:value-type="float" office:value="2">
            <text:p>2</text:p>
          </table:table-cell>
          <table:table-cell table:style-name="ce12" table:number-columns-repeated="2"/>
          <table:table-cell table:style-name="ce12" table:formula="of:=[.N65]+1" office:value-type="float" office:value="12">
            <text:p>12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66]" office:value-type="string" office:string-value="bug_big">
            <text:p>bug_big</text:p>
          </table:table-cell>
          <table:table-cell table:style-name="ce11" table:formula="of:=[.C71]" office:value-type="float" office:value="2500">
            <text:p>2500</text:p>
          </table:table-cell>
          <table:table-cell table:style-name="ce11" table:formula="of:=[.D71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2]=[.N71];[.G71];[.G71]+[.$O$2])" office:value-type="float" office:value="1330">
            <text:p>13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6]" office:value-type="float" office:value="3">
            <text:p>3</text:p>
          </table:table-cell>
          <table:table-cell table:style-name="ce12" table:number-columns-repeated="2"/>
          <table:table-cell table:style-name="ce12" table:formula="of:=[.N66]+1" office:value-type="float" office:value="12">
            <text:p>12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67]" office:value-type="string" office:string-value="bug_big">
            <text:p>bug_big</text:p>
          </table:table-cell>
          <table:table-cell table:style-name="ce11" table:formula="of:=[.C72]" office:value-type="float" office:value="2500">
            <text:p>2500</text:p>
          </table:table-cell>
          <table:table-cell table:style-name="ce11" table:formula="of:=[.D7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3]=[.N72];[.G72];[.G72]+[.$O$2])" office:value-type="float" office:value="1330">
            <text:p>13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7]" office:value-type="float" office:value="4">
            <text:p>4</text:p>
          </table:table-cell>
          <table:table-cell table:style-name="ce12" table:number-columns-repeated="2"/>
          <table:table-cell table:style-name="ce12" table:formula="of:=[.N67]+1" office:value-type="float" office:value="12">
            <text:p>12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bug_med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68]" office:value-type="string" office:string-value="bug_med">
            <text:p>bug_med</text:p>
          </table:table-cell>
          <table:table-cell table:style-name="ce11" table:formula="of:=[.C73]" office:value-type="float" office:value="2500">
            <text:p>2500</text:p>
          </table:table-cell>
          <table:table-cell table:style-name="ce11" table:formula="of:=[.D73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4]=[.N73];[.G73];[.G73]+[.$O$2])" office:value-type="float" office:value="1450">
            <text:p>14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8]" office:value-type="float" office:value="1">
            <text:p>1</text:p>
          </table:table-cell>
          <table:table-cell table:style-name="ce12" table:number-columns-repeated="2"/>
          <table:table-cell table:style-name="ce12" table:formula="of:=[.N68]+1" office:value-type="float" office:value="13">
            <text:p>13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69]" office:value-type="string" office:string-value="bug_big">
            <text:p>bug_big</text:p>
          </table:table-cell>
          <table:table-cell table:style-name="ce11" table:formula="of:=[.C74]" office:value-type="float" office:value="2500">
            <text:p>2500</text:p>
          </table:table-cell>
          <table:table-cell table:style-name="ce11" table:formula="of:=[.D74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5]=[.N74];[.G74];[.G74]+[.$O$2])" office:value-type="float" office:value="1450">
            <text:p>14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9]" office:value-type="float" office:value="1">
            <text:p>1</text:p>
          </table:table-cell>
          <table:table-cell table:style-name="ce12" table:number-columns-repeated="2"/>
          <table:table-cell table:style-name="ce12" table:formula="of:=[.N69]+1" office:value-type="float" office:value="13">
            <text:p>13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70]" office:value-type="string" office:string-value="bug_big">
            <text:p>bug_big</text:p>
          </table:table-cell>
          <table:table-cell table:style-name="ce11" table:formula="of:=[.C75]" office:value-type="float" office:value="2500">
            <text:p>2500</text:p>
          </table:table-cell>
          <table:table-cell table:style-name="ce11" table:formula="of:=[.D75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6]=[.N75];[.G75];[.G75]+[.$O$2])" office:value-type="float" office:value="1450">
            <text:p>14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0]" office:value-type="float" office:value="2">
            <text:p>2</text:p>
          </table:table-cell>
          <table:table-cell table:style-name="ce12" table:number-columns-repeated="2"/>
          <table:table-cell table:style-name="ce12" table:formula="of:=[.N70]+1" office:value-type="float" office:value="13">
            <text:p>13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77]&amp;&quot;', &quot;&amp;[.C$1]&amp;&quot; = &quot;&amp;[.C77]&amp;&quot;, &quot;&amp;[.D$1]&amp;&quot; = &quot;&amp;[.D77]&amp;&quot;, &quot;&amp;[.E$1]&amp;&quot; = &quot;&amp;[.E77]&amp;&quot;, &quot;&amp;[.F$1]&amp;&quot; = &quot;&amp;[.F77]&amp;&quot;, &quot;&amp;[.G$1]&amp;&quot; = &quot;&amp;[.G77]*30&amp;&quot;, &quot;&amp;[.H$1]&amp;&quot; = &quot;&amp;[.H77]&amp;&quot;, &quot;&amp;IF([.I77]=&quot;&quot;;&quot;&quot;;[.I$1]&amp;&quot; = &quot;&amp;[.I77]&amp;&quot;, &quot;)&amp;IF([.J77]=&quot;&quot;;&quot;&quot;;[.J$1]&amp;&quot; = &quot;&amp;[.J77]&amp;&quot;, &quot;)&amp;IF([.K77]=&quot;&quot;;&quot;&quot;;[.K$1]&amp;&quot; = &quot;&amp;[.K77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71]" office:value-type="string" office:string-value="bug_big">
            <text:p>bug_big</text:p>
          </table:table-cell>
          <table:table-cell table:style-name="ce11" table:formula="of:=[.C76]" office:value-type="float" office:value="2500">
            <text:p>2500</text:p>
          </table:table-cell>
          <table:table-cell table:style-name="ce11" table:formula="of:=[.D76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7]=[.N76];[.G76];[.G76]+[.$O$2])" office:value-type="float" office:value="1450">
            <text:p>14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1]" office:value-type="float" office:value="2">
            <text:p>2</text:p>
          </table:table-cell>
          <table:table-cell table:style-name="ce12" table:number-columns-repeated="2"/>
          <table:table-cell table:style-name="ce12" table:formula="of:=[.N71]+1" office:value-type="float" office:value="13">
            <text:p>13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72]" office:value-type="string" office:string-value="bug_big">
            <text:p>bug_big</text:p>
          </table:table-cell>
          <table:table-cell table:style-name="ce11" table:formula="of:=[.C77]" office:value-type="float" office:value="2500">
            <text:p>2500</text:p>
          </table:table-cell>
          <table:table-cell table:style-name="ce11" table:formula="of:=[.D7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8]=[.N77];[.G77];[.G77]+[.$O$2])" office:value-type="float" office:value="1450">
            <text:p>14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2]" office:value-type="float" office:value="3">
            <text:p>3</text:p>
          </table:table-cell>
          <table:table-cell table:style-name="ce12" table:number-columns-repeated="2"/>
          <table:table-cell table:style-name="ce12" table:formula="of:=[.N72]+1" office:value-type="float" office:value="13">
            <text:p>13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73]" office:value-type="string" office:string-value="bug_big">
            <text:p>bug_big</text:p>
          </table:table-cell>
          <table:table-cell table:style-name="ce11" table:formula="of:=[.C78]" office:value-type="float" office:value="2500">
            <text:p>2500</text:p>
          </table:table-cell>
          <table:table-cell table:style-name="ce11" table:formula="of:=[.D7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9]=[.N78];[.G78];[.G78]+[.$O$2])" office:value-type="float" office:value="1450">
            <text:p>14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3]" office:value-type="float" office:value="4">
            <text:p>4</text:p>
          </table:table-cell>
          <table:table-cell table:style-name="ce12" table:number-columns-repeated="2"/>
          <table:table-cell table:style-name="ce12" table:formula="of:=[.N73]+1" office:value-type="float" office:value="13">
            <text:p>13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bug_med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74]" office:value-type="string" office:string-value="bug_med">
            <text:p>bug_med</text:p>
          </table:table-cell>
          <table:table-cell table:style-name="ce11" table:formula="of:=[.C79]" office:value-type="float" office:value="2500">
            <text:p>2500</text:p>
          </table:table-cell>
          <table:table-cell table:style-name="ce11" table:formula="of:=[.D79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80]=[.N79];[.G79];[.G79]+[.$O$2])" office:value-type="float" office:value="1570">
            <text:p>15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4]" office:value-type="float" office:value="1">
            <text:p>1</text:p>
          </table:table-cell>
          <table:table-cell table:style-name="ce11" table:number-columns-repeated="2"/>
          <table:table-cell table:style-name="ce12" table:formula="of:=[.N74]+1" office:value-type="float" office:value="14">
            <text:p>14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75]" office:value-type="string" office:string-value="bug_big">
            <text:p>bug_big</text:p>
          </table:table-cell>
          <table:table-cell table:style-name="ce11" table:formula="of:=[.C80]" office:value-type="float" office:value="2500">
            <text:p>2500</text:p>
          </table:table-cell>
          <table:table-cell table:style-name="ce11" table:formula="of:=[.D80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81]=[.N80];[.G80];[.G80]+[.$O$2])" office:value-type="float" office:value="1570">
            <text:p>15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5]" office:value-type="float" office:value="1">
            <text:p>1</text:p>
          </table:table-cell>
          <table:table-cell table:style-name="ce11" table:number-columns-repeated="2"/>
          <table:table-cell table:style-name="ce12" table:formula="of:=[.N75]+1" office:value-type="float" office:value="14">
            <text:p>14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76]" office:value-type="string" office:string-value="bug_big">
            <text:p>bug_big</text:p>
          </table:table-cell>
          <table:table-cell table:style-name="ce11" table:formula="of:=[.C81]" office:value-type="float" office:value="2500">
            <text:p>2500</text:p>
          </table:table-cell>
          <table:table-cell table:style-name="ce11" table:formula="of:=[.D8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82]=[.N81];[.G81];[.G81]+[.$O$2])" office:value-type="float" office:value="1570">
            <text:p>15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6]" office:value-type="float" office:value="2">
            <text:p>2</text:p>
          </table:table-cell>
          <table:table-cell table:style-name="ce11" table:number-columns-repeated="2"/>
          <table:table-cell table:style-name="ce12" table:formula="of:=[.N76]+1" office:value-type="float" office:value="14">
            <text:p>14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77]" office:value-type="string" office:string-value="bug_big">
            <text:p>bug_big</text:p>
          </table:table-cell>
          <table:table-cell table:style-name="ce11" table:formula="of:=[.C82]" office:value-type="float" office:value="2500">
            <text:p>2500</text:p>
          </table:table-cell>
          <table:table-cell table:style-name="ce11" table:formula="of:=[.D82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83]=[.N82];[.G82];[.G82]+[.$O$2])" office:value-type="float" office:value="1570">
            <text:p>15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7]" office:value-type="float" office:value="2">
            <text:p>2</text:p>
          </table:table-cell>
          <table:table-cell table:style-name="ce11" table:number-columns-repeated="2"/>
          <table:table-cell table:style-name="ce12" table:formula="of:=[.N77]+1" office:value-type="float" office:value="14">
            <text:p>14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78]" office:value-type="string" office:string-value="bug_big">
            <text:p>bug_big</text:p>
          </table:table-cell>
          <table:table-cell table:style-name="ce11" table:formula="of:=[.C83]" office:value-type="float" office:value="2500">
            <text:p>2500</text:p>
          </table:table-cell>
          <table:table-cell table:style-name="ce11" table:formula="of:=[.D8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84]=[.N83];[.G83];[.G83]+[.$O$2])" office:value-type="float" office:value="1570">
            <text:p>15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8]" office:value-type="float" office:value="3">
            <text:p>3</text:p>
          </table:table-cell>
          <table:table-cell table:style-name="ce11" table:number-columns-repeated="2"/>
          <table:table-cell table:style-name="ce12" table:formula="of:=[.N78]+1" office:value-type="float" office:value="14">
            <text:p>14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79]" office:value-type="string" office:string-value="bug_big">
            <text:p>bug_big</text:p>
          </table:table-cell>
          <table:table-cell table:style-name="ce11" table:formula="of:=[.C84]" office:value-type="float" office:value="2500">
            <text:p>2500</text:p>
          </table:table-cell>
          <table:table-cell table:style-name="ce11" table:formula="of:=[.D8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85]=[.N84];[.G84];[.G84]+[.$O$2])" office:value-type="float" office:value="1570">
            <text:p>15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9]" office:value-type="float" office:value="4">
            <text:p>4</text:p>
          </table:table-cell>
          <table:table-cell table:style-name="ce11" table:number-columns-repeated="2"/>
          <table:table-cell table:style-name="ce12" table:formula="of:=[.N79]+1" office:value-type="float" office:value="14">
            <text:p>14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bug_med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80]" office:value-type="string" office:string-value="bug_med">
            <text:p>bug_med</text:p>
          </table:table-cell>
          <table:table-cell table:style-name="ce11" table:formula="of:=[.C85]" office:value-type="float" office:value="2500">
            <text:p>2500</text:p>
          </table:table-cell>
          <table:table-cell table:style-name="ce11" table:formula="of:=[.D85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86]=[.N85];[.G85];[.G85]+[.$O$2])" office:value-type="float" office:value="1690">
            <text:p>16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0]" office:value-type="float" office:value="1">
            <text:p>1</text:p>
          </table:table-cell>
          <table:table-cell table:style-name="ce12" table:number-columns-repeated="2"/>
          <table:table-cell table:style-name="ce12" table:formula="of:=[.N80]+1" office:value-type="float" office:value="15">
            <text:p>15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81]" office:value-type="string" office:string-value="bug_big">
            <text:p>bug_big</text:p>
          </table:table-cell>
          <table:table-cell table:style-name="ce11" table:formula="of:=[.C86]" office:value-type="float" office:value="2500">
            <text:p>2500</text:p>
          </table:table-cell>
          <table:table-cell table:style-name="ce11" table:formula="of:=[.D86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87]=[.N86];[.G86];[.G86]+[.$O$2])" office:value-type="float" office:value="1690">
            <text:p>16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1]" office:value-type="float" office:value="1">
            <text:p>1</text:p>
          </table:table-cell>
          <table:table-cell table:style-name="ce12" table:number-columns-repeated="2"/>
          <table:table-cell table:style-name="ce12" table:formula="of:=[.N81]+1" office:value-type="float" office:value="15">
            <text:p>15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82]" office:value-type="string" office:string-value="bug_big">
            <text:p>bug_big</text:p>
          </table:table-cell>
          <table:table-cell table:style-name="ce11" table:formula="of:=[.C87]" office:value-type="float" office:value="2500">
            <text:p>2500</text:p>
          </table:table-cell>
          <table:table-cell table:style-name="ce11" table:formula="of:=[.D8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88]=[.N87];[.G87];[.G87]+[.$O$2])" office:value-type="float" office:value="1690">
            <text:p>16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2]" office:value-type="float" office:value="2">
            <text:p>2</text:p>
          </table:table-cell>
          <table:table-cell table:style-name="ce12" table:number-columns-repeated="2"/>
          <table:table-cell table:style-name="ce12" table:formula="of:=[.N82]+1" office:value-type="float" office:value="15">
            <text:p>15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83]" office:value-type="string" office:string-value="bug_big">
            <text:p>bug_big</text:p>
          </table:table-cell>
          <table:table-cell table:style-name="ce11" table:formula="of:=[.C88]" office:value-type="float" office:value="2500">
            <text:p>2500</text:p>
          </table:table-cell>
          <table:table-cell table:style-name="ce11" table:formula="of:=[.D8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89]=[.N88];[.G88];[.G88]+[.$O$2])" office:value-type="float" office:value="1690">
            <text:p>16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3]" office:value-type="float" office:value="2">
            <text:p>2</text:p>
          </table:table-cell>
          <table:table-cell table:style-name="ce12" table:number-columns-repeated="2"/>
          <table:table-cell table:style-name="ce12" table:formula="of:=[.N83]+1" office:value-type="float" office:value="15">
            <text:p>15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90]&amp;&quot;', &quot;&amp;[.C$1]&amp;&quot; = &quot;&amp;[.C90]&amp;&quot;, &quot;&amp;[.D$1]&amp;&quot; = &quot;&amp;[.D90]&amp;&quot;, &quot;&amp;[.E$1]&amp;&quot; = &quot;&amp;[.E90]&amp;&quot;, &quot;&amp;[.F$1]&amp;&quot; = &quot;&amp;[.F90]&amp;&quot;, &quot;&amp;[.G$1]&amp;&quot; = &quot;&amp;[.G90]*30&amp;&quot;, &quot;&amp;[.H$1]&amp;&quot; = &quot;&amp;[.H90]&amp;&quot;, &quot;&amp;IF([.I90]=&quot;&quot;;&quot;&quot;;[.I$1]&amp;&quot; = &quot;&amp;[.I90]&amp;&quot;, &quot;)&amp;IF([.J90]=&quot;&quot;;&quot;&quot;;[.J$1]&amp;&quot; = &quot;&amp;[.J90]&amp;&quot;, &quot;)&amp;IF([.K90]=&quot;&quot;;&quot;&quot;;[.K$1]&amp;&quot; = &quot;&amp;[.K90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84]" office:value-type="string" office:string-value="bug_big">
            <text:p>bug_big</text:p>
          </table:table-cell>
          <table:table-cell table:style-name="ce11" table:formula="of:=[.C89]" office:value-type="float" office:value="2500">
            <text:p>2500</text:p>
          </table:table-cell>
          <table:table-cell table:style-name="ce11" table:formula="of:=[.D8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90]=[.N89];[.G89];[.G89]+[.$O$2])" office:value-type="float" office:value="1690">
            <text:p>16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4]" office:value-type="float" office:value="3">
            <text:p>3</text:p>
          </table:table-cell>
          <table:table-cell table:style-name="ce12" table:number-columns-repeated="2"/>
          <table:table-cell table:style-name="ce12" table:formula="of:=[.N84]+1" office:value-type="float" office:value="15">
            <text:p>15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85]" office:value-type="string" office:string-value="bug_big">
            <text:p>bug_big</text:p>
          </table:table-cell>
          <table:table-cell table:style-name="ce11" table:formula="of:=[.C90]" office:value-type="float" office:value="2500">
            <text:p>2500</text:p>
          </table:table-cell>
          <table:table-cell table:style-name="ce11" table:formula="of:=[.D9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91]=[.N90];[.G90];[.G90]+[.$O$2])" office:value-type="float" office:value="1690">
            <text:p>16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5]" office:value-type="float" office:value="4">
            <text:p>4</text:p>
          </table:table-cell>
          <table:table-cell table:style-name="ce12" table:number-columns-repeated="2"/>
          <table:table-cell table:style-name="ce12" table:formula="of:=[.N85]+1" office:value-type="float" office:value="15">
            <text:p>15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bug_med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86]" office:value-type="string" office:string-value="bug_med">
            <text:p>bug_med</text:p>
          </table:table-cell>
          <table:table-cell table:style-name="ce11" table:formula="of:=[.C91]" office:value-type="float" office:value="2500">
            <text:p>2500</text:p>
          </table:table-cell>
          <table:table-cell table:style-name="ce11" table:formula="of:=[.D9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92]=[.N91];[.G91];[.G91]+[.$O$2])" office:value-type="float" office:value="1810">
            <text:p>18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6]" office:value-type="float" office:value="1">
            <text:p>1</text:p>
          </table:table-cell>
          <table:table-cell table:style-name="ce11" table:number-columns-repeated="2"/>
          <table:table-cell table:style-name="ce12" table:formula="of:=[.N86]+1" office:value-type="float" office:value="16">
            <text:p>16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87]" office:value-type="string" office:string-value="bug_big">
            <text:p>bug_big</text:p>
          </table:table-cell>
          <table:table-cell table:style-name="ce11" table:formula="of:=[.C92]" office:value-type="float" office:value="2500">
            <text:p>2500</text:p>
          </table:table-cell>
          <table:table-cell table:style-name="ce11" table:formula="of:=[.D92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93]=[.N92];[.G92];[.G92]+[.$O$2])" office:value-type="float" office:value="1810">
            <text:p>18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7]" office:value-type="float" office:value="1">
            <text:p>1</text:p>
          </table:table-cell>
          <table:table-cell table:style-name="ce11" table:number-columns-repeated="2"/>
          <table:table-cell table:style-name="ce12" table:formula="of:=[.N87]+1" office:value-type="float" office:value="16">
            <text:p>16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94]&amp;&quot;', &quot;&amp;[.C$1]&amp;&quot; = &quot;&amp;[.C94]&amp;&quot;, &quot;&amp;[.D$1]&amp;&quot; = &quot;&amp;[.D94]&amp;&quot;, &quot;&amp;[.E$1]&amp;&quot; = &quot;&amp;[.E94]&amp;&quot;, &quot;&amp;[.F$1]&amp;&quot; = &quot;&amp;[.F94]&amp;&quot;, &quot;&amp;[.G$1]&amp;&quot; = &quot;&amp;[.G94]*30&amp;&quot;, &quot;&amp;[.H$1]&amp;&quot; = &quot;&amp;[.H94]&amp;&quot;, &quot;&amp;IF([.I94]=&quot;&quot;;&quot;&quot;;[.I$1]&amp;&quot; = &quot;&amp;[.I94]&amp;&quot;, &quot;)&amp;IF([.J94]=&quot;&quot;;&quot;&quot;;[.J$1]&amp;&quot; = &quot;&amp;[.J94]&amp;&quot;, &quot;)&amp;IF([.K94]=&quot;&quot;;&quot;&quot;;[.K$1]&amp;&quot; = &quot;&amp;[.K94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88]" office:value-type="string" office:string-value="bug_big">
            <text:p>bug_big</text:p>
          </table:table-cell>
          <table:table-cell table:style-name="ce11" table:formula="of:=[.C93]" office:value-type="float" office:value="2500">
            <text:p>2500</text:p>
          </table:table-cell>
          <table:table-cell table:style-name="ce11" table:formula="of:=[.D9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94]=[.N93];[.G93];[.G93]+[.$O$2])" office:value-type="float" office:value="1810">
            <text:p>18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8]" office:value-type="float" office:value="2">
            <text:p>2</text:p>
          </table:table-cell>
          <table:table-cell table:style-name="ce11" table:number-columns-repeated="2"/>
          <table:table-cell table:style-name="ce12" table:formula="of:=[.N88]+1" office:value-type="float" office:value="16">
            <text:p>16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89]" office:value-type="string" office:string-value="bug_big">
            <text:p>bug_big</text:p>
          </table:table-cell>
          <table:table-cell table:style-name="ce11" table:formula="of:=[.C94]" office:value-type="float" office:value="2500">
            <text:p>2500</text:p>
          </table:table-cell>
          <table:table-cell table:style-name="ce11" table:formula="of:=[.D9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95]=[.N94];[.G94];[.G94]+[.$O$2])" office:value-type="float" office:value="1810">
            <text:p>18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9]" office:value-type="float" office:value="2">
            <text:p>2</text:p>
          </table:table-cell>
          <table:table-cell table:style-name="ce11" table:number-columns-repeated="2"/>
          <table:table-cell table:style-name="ce12" table:formula="of:=[.N89]+1" office:value-type="float" office:value="16">
            <text:p>16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90]" office:value-type="string" office:string-value="bug_big">
            <text:p>bug_big</text:p>
          </table:table-cell>
          <table:table-cell table:style-name="ce11" table:formula="of:=[.C95]" office:value-type="float" office:value="2500">
            <text:p>2500</text:p>
          </table:table-cell>
          <table:table-cell table:style-name="ce11" table:formula="of:=[.D9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96]=[.N95];[.G95];[.G95]+[.$O$2])" office:value-type="float" office:value="1810">
            <text:p>18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0]" office:value-type="float" office:value="3">
            <text:p>3</text:p>
          </table:table-cell>
          <table:table-cell table:style-name="ce11" table:number-columns-repeated="2"/>
          <table:table-cell table:style-name="ce12" table:formula="of:=[.N90]+1" office:value-type="float" office:value="16">
            <text:p>16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91]" office:value-type="string" office:string-value="bug_big">
            <text:p>bug_big</text:p>
          </table:table-cell>
          <table:table-cell table:style-name="ce11" table:formula="of:=[.C96]" office:value-type="float" office:value="2500">
            <text:p>2500</text:p>
          </table:table-cell>
          <table:table-cell table:style-name="ce11" table:formula="of:=[.D9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97]=[.N96];[.G96];[.G96]+[.$O$2])" office:value-type="float" office:value="1810">
            <text:p>18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1]" office:value-type="float" office:value="4">
            <text:p>4</text:p>
          </table:table-cell>
          <table:table-cell table:style-name="ce11" table:number-columns-repeated="2"/>
          <table:table-cell table:style-name="ce12" table:formula="of:=[.N91]+1" office:value-type="float" office:value="16">
            <text:p>16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bug_med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92]" office:value-type="string" office:string-value="bug_med">
            <text:p>bug_med</text:p>
          </table:table-cell>
          <table:table-cell table:style-name="ce11" table:formula="of:=[.C97]" office:value-type="float" office:value="2500">
            <text:p>2500</text:p>
          </table:table-cell>
          <table:table-cell table:style-name="ce11" table:formula="of:=[.D9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98]=[.N97];[.G97];[.G97]+[.$O$2])" office:value-type="float" office:value="1930">
            <text:p>19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2]" office:value-type="float" office:value="1">
            <text:p>1</text:p>
          </table:table-cell>
          <table:table-cell table:style-name="ce12" table:number-columns-repeated="2"/>
          <table:table-cell table:style-name="ce12" table:formula="of:=[.N92]+1" office:value-type="float" office:value="17">
            <text:p>17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93]" office:value-type="string" office:string-value="bug_big">
            <text:p>bug_big</text:p>
          </table:table-cell>
          <table:table-cell table:style-name="ce11" table:formula="of:=[.C98]" office:value-type="float" office:value="2500">
            <text:p>2500</text:p>
          </table:table-cell>
          <table:table-cell table:style-name="ce11" table:formula="of:=[.D9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99]=[.N98];[.G98];[.G98]+[.$O$2])" office:value-type="float" office:value="1930">
            <text:p>19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3]" office:value-type="float" office:value="1">
            <text:p>1</text:p>
          </table:table-cell>
          <table:table-cell table:style-name="ce12" table:number-columns-repeated="2"/>
          <table:table-cell table:style-name="ce12" table:formula="of:=[.N93]+1" office:value-type="float" office:value="17">
            <text:p>17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94]" office:value-type="string" office:string-value="bug_big">
            <text:p>bug_big</text:p>
          </table:table-cell>
          <table:table-cell table:style-name="ce11" table:formula="of:=[.C99]" office:value-type="float" office:value="2500">
            <text:p>2500</text:p>
          </table:table-cell>
          <table:table-cell table:style-name="ce11" table:formula="of:=[.D9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0]=[.N99];[.G99];[.G99]+[.$O$2])" office:value-type="float" office:value="1930">
            <text:p>19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4]" office:value-type="float" office:value="2">
            <text:p>2</text:p>
          </table:table-cell>
          <table:table-cell table:style-name="ce12" table:number-columns-repeated="2"/>
          <table:table-cell table:style-name="ce12" table:formula="of:=[.N94]+1" office:value-type="float" office:value="17">
            <text:p>17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95]" office:value-type="string" office:string-value="bug_big">
            <text:p>bug_big</text:p>
          </table:table-cell>
          <table:table-cell table:style-name="ce11" table:formula="of:=[.C100]" office:value-type="float" office:value="2500">
            <text:p>2500</text:p>
          </table:table-cell>
          <table:table-cell table:style-name="ce11" table:formula="of:=[.D10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1]=[.N100];[.G100];[.G100]+[.$O$2])" office:value-type="float" office:value="1930">
            <text:p>19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5]" office:value-type="float" office:value="2">
            <text:p>2</text:p>
          </table:table-cell>
          <table:table-cell table:style-name="ce12" table:number-columns-repeated="2"/>
          <table:table-cell table:style-name="ce12" table:formula="of:=[.N95]+1" office:value-type="float" office:value="17">
            <text:p>17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96]" office:value-type="string" office:string-value="bug_big">
            <text:p>bug_big</text:p>
          </table:table-cell>
          <table:table-cell table:style-name="ce11" table:formula="of:=[.C101]" office:value-type="float" office:value="2500">
            <text:p>2500</text:p>
          </table:table-cell>
          <table:table-cell table:style-name="ce11" table:formula="of:=[.D101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2]=[.N101];[.G101];[.G101]+[.$O$2])" office:value-type="float" office:value="1930">
            <text:p>19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6]" office:value-type="float" office:value="3">
            <text:p>3</text:p>
          </table:table-cell>
          <table:table-cell table:style-name="ce12" table:number-columns-repeated="2"/>
          <table:table-cell table:style-name="ce12" table:formula="of:=[.N96]+1" office:value-type="float" office:value="17">
            <text:p>17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97]" office:value-type="string" office:string-value="bug_big">
            <text:p>bug_big</text:p>
          </table:table-cell>
          <table:table-cell table:style-name="ce11" table:formula="of:=[.C102]" office:value-type="float" office:value="2500">
            <text:p>2500</text:p>
          </table:table-cell>
          <table:table-cell table:style-name="ce11" table:formula="of:=[.D10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3]=[.N102];[.G102];[.G102]+[.$O$2])" office:value-type="float" office:value="1930">
            <text:p>19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7]" office:value-type="float" office:value="4">
            <text:p>4</text:p>
          </table:table-cell>
          <table:table-cell table:style-name="ce12" table:number-columns-repeated="2"/>
          <table:table-cell table:style-name="ce12" table:formula="of:=[.N97]+1" office:value-type="float" office:value="17">
            <text:p>17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office:value-type="string">
            <text:p>bug_big</text:p>
          </table:table-cell>
          <table:table-cell table:style-name="ce11" table:formula="of:=[.C103]" office:value-type="float" office:value="2500">
            <text:p>2500</text:p>
          </table:table-cell>
          <table:table-cell table:style-name="ce11" table:formula="of:=[.D103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4]=[.N103];[.G103];[.G103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98]+1" office:value-type="float" office:value="18">
            <text:p>18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99]" office:value-type="string" office:string-value="bug_big">
            <text:p>bug_big</text:p>
          </table:table-cell>
          <table:table-cell table:style-name="ce11" table:formula="of:=[.C104]" office:value-type="float" office:value="2500">
            <text:p>2500</text:p>
          </table:table-cell>
          <table:table-cell table:style-name="ce11" table:formula="of:=[.D104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5]=[.N104];[.G104];[.G104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99]+1" office:value-type="float" office:value="18">
            <text:p>18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0]" office:value-type="string" office:string-value="bug_big">
            <text:p>bug_big</text:p>
          </table:table-cell>
          <table:table-cell table:style-name="ce11" table:formula="of:=[.C105]" office:value-type="float" office:value="2500">
            <text:p>2500</text:p>
          </table:table-cell>
          <table:table-cell table:style-name="ce11" table:formula="of:=[.D105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6]=[.N105];[.G105];[.G105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00]+1" office:value-type="float" office:value="18">
            <text:p>18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1]" office:value-type="string" office:string-value="bug_big">
            <text:p>bug_big</text:p>
          </table:table-cell>
          <table:table-cell table:style-name="ce11" table:formula="of:=[.C106]" office:value-type="float" office:value="2500">
            <text:p>2500</text:p>
          </table:table-cell>
          <table:table-cell table:style-name="ce11" table:formula="of:=[.D10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07]=[.N106];[.G106];[.G106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1]+1" office:value-type="float" office:value="18">
            <text:p>1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2]" office:value-type="string" office:string-value="bug_big">
            <text:p>bug_big</text:p>
          </table:table-cell>
          <table:table-cell table:style-name="ce11" table:formula="of:=[.C107]" office:value-type="float" office:value="2500">
            <text:p>2500</text:p>
          </table:table-cell>
          <table:table-cell table:style-name="ce11" table:formula="of:=[.D107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08]=[.N107];[.G107];[.G107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2]+1" office:value-type="float" office:value="18">
            <text:p>1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109]&amp;&quot;', &quot;&amp;[.C$1]&amp;&quot; = &quot;&amp;[.C109]&amp;&quot;, &quot;&amp;[.D$1]&amp;&quot; = &quot;&amp;[.D109]&amp;&quot;, &quot;&amp;[.E$1]&amp;&quot; = &quot;&amp;[.E109]&amp;&quot;, &quot;&amp;[.F$1]&amp;&quot; = &quot;&amp;[.F109]&amp;&quot;, &quot;&amp;[.G$1]&amp;&quot; = &quot;&amp;[.G109]*30&amp;&quot;, &quot;&amp;[.H$1]&amp;&quot; = &quot;&amp;[.H109]&amp;&quot;, &quot;&amp;IF([.I109]=&quot;&quot;;&quot;&quot;;[.I$1]&amp;&quot; = &quot;&amp;[.I109]&amp;&quot;, &quot;)&amp;IF([.J109]=&quot;&quot;;&quot;&quot;;[.J$1]&amp;&quot; = &quot;&amp;[.J109]&amp;&quot;, &quot;)&amp;IF([.K109]=&quot;&quot;;&quot;&quot;;[.K$1]&amp;&quot; = &quot;&amp;[.K109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3]" office:value-type="string" office:string-value="bug_big">
            <text:p>bug_big</text:p>
          </table:table-cell>
          <table:table-cell table:style-name="ce11" table:formula="of:=[.C108]" office:value-type="float" office:value="2500">
            <text:p>2500</text:p>
          </table:table-cell>
          <table:table-cell table:style-name="ce11" table:formula="of:=[.D108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09]=[.N108];[.G108];[.G108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3]+1" office:value-type="float" office:value="18">
            <text:p>18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110]&amp;&quot;', &quot;&amp;[.C$1]&amp;&quot; = &quot;&amp;[.C110]&amp;&quot;, &quot;&amp;[.D$1]&amp;&quot; = &quot;&amp;[.D110]&amp;&quot;, &quot;&amp;[.E$1]&amp;&quot; = &quot;&amp;[.E110]&amp;&quot;, &quot;&amp;[.F$1]&amp;&quot; = &quot;&amp;[.F110]&amp;&quot;, &quot;&amp;[.G$1]&amp;&quot; = &quot;&amp;[.G110]*30&amp;&quot;, &quot;&amp;[.H$1]&amp;&quot; = &quot;&amp;[.H110]&amp;&quot;, &quot;&amp;IF([.I110]=&quot;&quot;;&quot;&quot;;[.I$1]&amp;&quot; = &quot;&amp;[.I110]&amp;&quot;, &quot;)&amp;IF([.J110]=&quot;&quot;;&quot;&quot;;[.J$1]&amp;&quot; = &quot;&amp;[.J110]&amp;&quot;, &quot;)&amp;IF([.K110]=&quot;&quot;;&quot;&quot;;[.K$1]&amp;&quot; = &quot;&amp;[.K110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4]" office:value-type="string" office:string-value="bug_big">
            <text:p>bug_big</text:p>
          </table:table-cell>
          <table:table-cell table:style-name="ce11" table:formula="of:=[.C109]" office:value-type="float" office:value="2500">
            <text:p>2500</text:p>
          </table:table-cell>
          <table:table-cell table:style-name="ce11" table:formula="of:=[.D109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[.G109]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4]+1" office:value-type="float" office:value="19">
            <text:p>1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5]" office:value-type="string" office:string-value="bug_big">
            <text:p>bug_big</text:p>
          </table:table-cell>
          <table:table-cell table:style-name="ce11" table:formula="of:=[.C110]" office:value-type="float" office:value="2500">
            <text:p>2500</text:p>
          </table:table-cell>
          <table:table-cell table:style-name="ce11" table:formula="of:=[.D110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11]=[.N110];[.G110];[.G110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5]+1" office:value-type="float" office:value="19">
            <text:p>1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6]" office:value-type="string" office:string-value="bug_big">
            <text:p>bug_big</text:p>
          </table:table-cell>
          <table:table-cell table:style-name="ce11" table:formula="of:=[.C111]" office:value-type="float" office:value="2500">
            <text:p>2500</text:p>
          </table:table-cell>
          <table:table-cell table:style-name="ce11" table:formula="of:=[.D11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12]=[.N111];[.G111];[.G111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6]+1" office:value-type="float" office:value="19">
            <text:p>1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7]" office:value-type="string" office:string-value="bug_big">
            <text:p>bug_big</text:p>
          </table:table-cell>
          <table:table-cell table:style-name="ce11" table:formula="of:=[.C112]" office:value-type="float" office:value="2500">
            <text:p>2500</text:p>
          </table:table-cell>
          <table:table-cell table:style-name="ce11" table:formula="of:=[.D112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13]=[.N112];[.G112];[.G112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7]+1" office:value-type="float" office:value="19">
            <text:p>1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8]" office:value-type="string" office:string-value="bug_big">
            <text:p>bug_big</text:p>
          </table:table-cell>
          <table:table-cell table:style-name="ce11" table:formula="of:=[.C113]" office:value-type="float" office:value="2500">
            <text:p>2500</text:p>
          </table:table-cell>
          <table:table-cell table:style-name="ce11" table:formula="of:=[.D11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14]=[.N113];[.G113];[.G113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8]+1" office:value-type="float" office:value="19">
            <text:p>1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9]" office:value-type="string" office:string-value="bug_big">
            <text:p>bug_big</text:p>
          </table:table-cell>
          <table:table-cell table:style-name="ce11" table:formula="of:=[.C114]" office:value-type="float" office:value="2500">
            <text:p>2500</text:p>
          </table:table-cell>
          <table:table-cell table:style-name="ce11" table:formula="of:=[.D11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15]=[.N114];[.G114];[.G114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9]+1" office:value-type="float" office:value="19">
            <text:p>19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office:value-type="string">
            <text:p>bug_larva</text:p>
          </table:table-cell>
          <table:table-cell table:style-name="ce11" table:formula="of:=[.C115]" office:value-type="float" office:value="2500">
            <text:p>2500</text:p>
          </table:table-cell>
          <table:table-cell table:style-name="ce11" table:formula="of:=[.D115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115]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10]+1" office:value-type="float" office:value="20">
            <text:p>2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16]" office:value-type="string" office:string-value="bug_larva">
            <text:p>bug_larva</text:p>
          </table:table-cell>
          <table:table-cell table:style-name="ce11" table:formula="of:=[.C116]" office:value-type="float" office:value="2500">
            <text:p>2500</text:p>
          </table:table-cell>
          <table:table-cell table:style-name="ce11" table:formula="of:=[.D116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17]=[.N116];[.G116];[.G116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11]+1" office:value-type="float" office:value="20">
            <text:p>2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17]" office:value-type="string" office:string-value="bug_larva">
            <text:p>bug_larva</text:p>
          </table:table-cell>
          <table:table-cell table:style-name="ce11" table:formula="of:=[.C117]" office:value-type="float" office:value="2500">
            <text:p>2500</text:p>
          </table:table-cell>
          <table:table-cell table:style-name="ce11" table:formula="of:=[.D11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18]=[.N117];[.G117];[.G117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12]+1" office:value-type="float" office:value="20">
            <text:p>2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18]" office:value-type="string" office:string-value="bug_larva">
            <text:p>bug_larva</text:p>
          </table:table-cell>
          <table:table-cell table:style-name="ce11" table:formula="of:=[.C118]" office:value-type="float" office:value="2500">
            <text:p>2500</text:p>
          </table:table-cell>
          <table:table-cell table:style-name="ce11" table:formula="of:=[.D11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19]=[.N118];[.G118];[.G118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13]+1" office:value-type="float" office:value="20">
            <text:p>2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19]" office:value-type="string" office:string-value="bug_larva">
            <text:p>bug_larva</text:p>
          </table:table-cell>
          <table:table-cell table:style-name="ce11" table:formula="of:=[.C119]" office:value-type="float" office:value="2500">
            <text:p>2500</text:p>
          </table:table-cell>
          <table:table-cell table:style-name="ce11" table:formula="of:=[.D11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20]=[.N119];[.G119];[.G119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14]+1" office:value-type="float" office:value="20">
            <text:p>2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20]" office:value-type="string" office:string-value="bug_larva">
            <text:p>bug_larva</text:p>
          </table:table-cell>
          <table:table-cell table:style-name="ce11" table:formula="of:=[.C120]" office:value-type="float" office:value="2500">
            <text:p>2500</text:p>
          </table:table-cell>
          <table:table-cell table:style-name="ce11" table:formula="of:=[.D12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21]=[.N120];[.G120];[.G120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15]+1" office:value-type="float" office:value="20">
            <text:p>20</text:p>
          </table:table-cell>
          <table:table-cell table:style-name="ce12" table:number-columns-repeated="1010"/>
        </table:table-row>
        <table:table-row table:style-name="ro1" table:number-rows-repeated="2">
          <table:table-cell table:style-name="ce8"/>
          <table:table-cell table:style-name="ce12"/>
          <table:table-cell table:style-name="ce11"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1"/>
          <table:table-cell table:style-name="ce12" table:number-columns-repeated="1014"/>
        </table:table-row>
        <table:table-row table:style-name="ro1" table:number-rows-repeated="4">
          <table:table-cell table:style-name="ce8"/>
          <table:table-cell table:style-name="ce12"/>
          <table:table-cell table:style-name="ce11" table:number-columns-repeated="4"/>
          <table:table-cell table:style-name="ce12"/>
          <table:table-cell table:style-name="ce13"/>
          <table:table-cell table:style-name="ce11" table:number-columns-repeated="2"/>
          <table:table-cell table:style-name="ce12"/>
          <table:table-cell table:style-name="ce11" table:number-columns-repeated="2"/>
          <table:table-cell table:style-name="ce12"/>
          <table:table-cell table:style-name="ce11" table:number-columns-repeated="1010"/>
        </table:table-row>
        <table:table-row table:style-name="ro1" table:number-rows-repeated="5">
          <table:table-cell table:style-name="ce9"/>
          <table:table-cell table:style-name="ce12"/>
          <table:table-cell table:style-name="ce11" table:number-columns-repeated="4"/>
          <table:table-cell table:style-name="ce12"/>
          <table:table-cell table:style-name="ce13"/>
          <table:table-cell table:style-name="ce11" table:number-columns-repeated="2"/>
          <table:table-cell table:style-name="ce12"/>
          <table:table-cell table:style-name="ce11" table:number-columns-repeated="2"/>
          <table:table-cell table:style-name="ce12"/>
          <table:table-cell table:style-name="ce11" table:number-columns-repeated="1010"/>
        </table:table-row>
        <table:table-row table:style-name="ro1">
          <table:table-cell table:style-name="ce9"/>
          <table:table-cell table:style-name="ce12"/>
          <table:table-cell table:style-name="ce11" table:number-columns-repeated="4"/>
          <table:table-cell table:style-name="ce12"/>
          <table:table-cell table:style-name="ce13"/>
          <table:table-cell table:style-name="ce11" table:number-columns-repeated="2"/>
          <table:table-cell table:style-name="ce12"/>
          <table:table-cell table:style-name="ce11" table:number-columns-repeated="2"/>
          <table:table-cell table:style-name="ce12"/>
          <table:table-cell table:style-name="ce11" table:number-columns-repeated="8"/>
          <table:table-cell table:number-columns-repeated="1002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wn_l10" table:style-name="ta1" table:print="false">
        <table:table-column table:style-name="co11" table:default-cell-style-name="ce17"/>
        <table:table-column table:style-name="co12" table:default-cell-style-name="ce17"/>
        <table:table-column table:style-name="co1" table:number-columns-repeated="6" table:default-cell-style-name="ce17"/>
        <table:table-column table:style-name="co8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2" table:default-cell-style-name="ce17"/>
        <table:table-column table:style-name="co1" table:number-columns-repeated="14" table:default-cell-style-name="ce17"/>
        <table:table-column table:style-name="co17" table:default-cell-style-name="ce17"/>
        <table:table-column table:style-name="co1" table:number-columns-repeated="31" table:default-cell-style-name="ce17"/>
        <table:table-column table:style-name="co1" table:number-columns-repeated="8" table:default-cell-style-name="ce19"/>
        <table:table-column table:style-name="co1" table:number-columns-repeated="956" table:default-cell-style-name="ce17"/>
        <table:table-row table:style-name="ro3">
          <table:table-cell table:style-name="ce15"/>
          <table:table-cell table:style-name="ce15" office:value-type="string">
            <text:p>name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z</text:p>
          </table:table-cell>
          <table:table-cell table:style-name="ce15" office:value-type="string">
            <text:p>facing</text:p>
          </table:table-cell>
          <table:table-cell table:style-name="ce15" office:value-type="string">
            <text:p>spawnRadius</text:p>
          </table:table-cell>
          <table:table-cell table:style-name="ce15" office:value-type="string">
            <text:p>delay</text:p>
          </table:table-cell>
          <table:table-cell table:style-name="ce15" office:value-type="string">
            <text:p>orbitalDrop</text:p>
          </table:table-cell>
          <table:table-cell table:style-name="ce15" office:value-type="string">
            <text:p>commands</text:p>
          </table:table-cell>
          <table:table-cell table:style-name="ce15" office:value-type="string">
            <text:p>patrolRoute</text:p>
          </table:table-cell>
          <table:table-cell table:style-name="ce7" office:value-type="string">
            <text:p>difficultyAtLeast</text:p>
          </table:table-cell>
          <table:table-cell table:style-name="ce7"/>
          <table:table-cell table:style-name="ce7" office:value-type="string">
            <text:p>Start</text:p>
          </table:table-cell>
          <table:table-cell table:style-name="ce7" office:value-type="string">
            <text:p>Group</text:p>
          </table:table-cell>
          <table:table-cell table:style-name="ce20" office:value-type="string">
            <text:p>Time Offset [min]</text:p>
          </table:table-cell>
          <table:table-cell table:style-name="ce7" office:value-type="string">
            <text:p>Time Offset [s]</text:p>
          </table:table-cell>
          <table:table-cell table:style-name="ce15" table:number-columns-repeated="44"/>
          <table:table-cell table:style-name="ce21" table:number-columns-repeated="8"/>
          <table:table-cell table:style-name="ce15" table:number-columns-repeated="956"/>
        </table:table-row>
        <table:table-row table:style-name="ro2">
          <table:table-cell table:style-name="ce16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tc_ghoul', x = 1450, z = 100, facing = 0, spawnRadius = 0, delay = 900, orbitalDrop = false, commands = {{cmdID = planetUtilities.COMMAND.PATROL, pos = {3300, 2300}}, },  },">
            <text:p>{ name = 'tc_ghoul', x = 1450, z = 1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2]=&quot;N&quot;;1450;IF([.M2]=&quot;M&quot;;1200;1700))" office:value-type="float" office:value="1450">
            <text:p>1450</text:p>
          </table:table-cell>
          <table:table-cell table:formula="of:=IF([.M2]=&quot;N&quot;;100;IF([.M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11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1">
            <text:p>1</text:p>
          </table:table-cell>
          <table:table-cell table:formula="of:=[.G2]/60" office:value-type="float" office:value="0.5">
            <text:p>0.5</text:p>
          </table:table-cell>
          <table:table-cell table:style-name="ce11" office:value-type="float" office:value="75">
            <text:p>75</text:p>
          </table:table-cell>
          <table:table-cell table:number-columns-repeated="1008"/>
        </table:table-row>
        <table:table-row table:style-name="ro2">
          <table:table-cell table:style-name="ce16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2,  },">
            <text:p>{ name = 'tc_ghoul', x = 1450, z = 1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3]=&quot;N&quot;;1450;IF([.M3]=&quot;M&quot;;1200;1700))" office:value-type="float" office:value="1450">
            <text:p>1450</text:p>
          </table:table-cell>
          <table:table-cell table:formula="of:=IF([.M3]=&quot;N&quot;;100;IF([.M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office:value-type="float" office:value="1">
            <text:p>1</text:p>
          </table:table-cell>
          <table:table-cell table:formula="of:=[.G3]/60" office:value-type="float" office:value="0.5">
            <text:p>0.5</text:p>
          </table:table-cell>
          <table:table-cell table:number-columns-repeated="1009"/>
        </table:table-row>
        <table:table-row table:style-name="ro2">
          <table:table-cell table:style-name="ce16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3,  },">
            <text:p>{ name = 'tc_ghoul', x = 1450, z = 1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4]=&quot;N&quot;;1450;IF([.M4]=&quot;M&quot;;1200;1700))" office:value-type="float" office:value="1450">
            <text:p>1450</text:p>
          </table:table-cell>
          <table:table-cell table:formula="of:=IF([.M4]=&quot;N&quot;;100;IF([.M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office:value-type="float" office:value="1">
            <text:p>1</text:p>
          </table:table-cell>
          <table:table-cell table:formula="of:=[.G4]/60" office:value-type="float" office:value="0.5">
            <text:p>0.5</text:p>
          </table:table-cell>
          <table:table-cell table:number-columns-repeated="1009"/>
        </table:table-row>
        <table:table-row table:style-name="ro2">
          <table:table-cell table:style-name="ce16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tc_ghoul', x = 1450, z = 100, facing = 0, spawnRadius = 0, delay = 900, orbitalDrop = false, commands = {{cmdID = planetUtilities.COMMAND.PATROL, pos = {3300, 2300}}, },  },">
            <text:p>{ name = 'tc_ghoul', x = 1450, z = 1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5]=&quot;N&quot;;1450;IF([.M5]=&quot;M&quot;;1200;1700))" office:value-type="float" office:value="1450">
            <text:p>1450</text:p>
          </table:table-cell>
          <table:table-cell table:formula="of:=IF([.M5]=&quot;N&quot;;100;IF([.M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1">
            <text:p>1</text:p>
          </table:table-cell>
          <table:table-cell table:formula="of:=[.G5]/60" office:value-type="float" office:value="0.5">
            <text:p>0.5</text:p>
          </table:table-cell>
          <table:table-cell table:number-columns-repeated="1009"/>
        </table:table-row>
        <table:table-row table:style-name="ro2">
          <table:table-cell table:style-name="ce16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2,  },">
            <text:p>{ name = 'tc_ghoul', x = 1450, z = 1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6]=&quot;N&quot;;1450;IF([.M6]=&quot;M&quot;;1200;1700))" office:value-type="float" office:value="1450">
            <text:p>1450</text:p>
          </table:table-cell>
          <table:table-cell table:formula="of:=IF([.M6]=&quot;N&quot;;100;IF([.M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office:value-type="float" office:value="1">
            <text:p>1</text:p>
          </table:table-cell>
          <table:table-cell table:formula="of:=[.G6]/60" office:value-type="float" office:value="0.5">
            <text:p>0.5</text:p>
          </table:table-cell>
          <table:table-cell table:number-columns-repeated="1009"/>
        </table:table-row>
        <table:table-row table:style-name="ro2">
          <table:table-cell table:style-name="ce16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3,  },">
            <text:p>{ name = 'tc_ghoul', x = 1450, z = 1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7]=&quot;N&quot;;1450;IF([.M7]=&quot;M&quot;;1200;1700))" office:value-type="float" office:value="1450">
            <text:p>1450</text:p>
          </table:table-cell>
          <table:table-cell table:formula="of:=IF([.M7]=&quot;N&quot;;100;IF([.M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office:value-type="float" office:value="1">
            <text:p>1</text:p>
          </table:table-cell>
          <table:table-cell table:formula="of:=[.G7]/60" office:value-type="float" office:value="0.5">
            <text:p>0.5</text:p>
          </table:table-cell>
          <table:table-cell table:number-columns-repeated="1009"/>
        </table:table-row>
        <table:table-row table:style-name="ro2">
          <table:table-cell table:style-name="ce16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tc_ghoul', x = 1700, z = 3900, facing = 0, spawnRadius = 0, delay = 900, orbitalDrop = false, commands = {{cmdID = planetUtilities.COMMAND.PATROL, pos = {3300, 2300}}, },  },">
            <text:p>{ name = 'tc_ghoul', x = 1700, z = 39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8]=&quot;N&quot;;1450;IF([.M8]=&quot;M&quot;;1200;1700))" office:value-type="float" office:value="1700">
            <text:p>1700</text:p>
          </table:table-cell>
          <table:table-cell table:formula="of:=IF([.M8]=&quot;N&quot;;100;IF([.M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11" office:value-type="float" office:value="1">
            <text:p>1</text:p>
          </table:table-cell>
          <table:table-cell table:formula="of:=[.G8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2,  },">
            <text:p>{ name = 'tc_ghoul', x = 1700, z = 39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9]=&quot;N&quot;;1450;IF([.M9]=&quot;M&quot;;1200;1700))" office:value-type="float" office:value="1700">
            <text:p>1700</text:p>
          </table:table-cell>
          <table:table-cell table:formula="of:=IF([.M9]=&quot;N&quot;;100;IF([.M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1">
            <text:p>1</text:p>
          </table:table-cell>
          <table:table-cell table:formula="of:=[.G9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3,  },">
            <text:p>{ name = 'tc_ghoul', x = 1700, z = 39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10]=&quot;N&quot;;1450;IF([.M10]=&quot;M&quot;;1200;1700))" office:value-type="float" office:value="1700">
            <text:p>1700</text:p>
          </table:table-cell>
          <table:table-cell table:formula="of:=IF([.M10]=&quot;N&quot;;100;IF([.M1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1">
            <text:p>1</text:p>
          </table:table-cell>
          <table:table-cell table:formula="of:=[.G10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tc_ghoul', x = 1700, z = 3900, facing = 0, spawnRadius = 0, delay = 900, orbitalDrop = false, commands = {{cmdID = planetUtilities.COMMAND.PATROL, pos = {3300, 2300}}, },  },">
            <text:p>{ name = 'tc_ghoul', x = 1700, z = 39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11]=&quot;N&quot;;1450;IF([.M11]=&quot;M&quot;;1200;1700))" office:value-type="float" office:value="1700">
            <text:p>1700</text:p>
          </table:table-cell>
          <table:table-cell table:formula="of:=IF([.M11]=&quot;N&quot;;100;IF([.M1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1">
            <text:p>1</text:p>
          </table:table-cell>
          <table:table-cell table:formula="of:=[.G11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2,  },">
            <text:p>{ name = 'tc_ghoul', x = 1700, z = 39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12]=&quot;N&quot;;1450;IF([.M12]=&quot;M&quot;;1200;1700))" office:value-type="float" office:value="1700">
            <text:p>1700</text:p>
          </table:table-cell>
          <table:table-cell table:formula="of:=IF([.M12]=&quot;N&quot;;100;IF([.M1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1">
            <text:p>1</text:p>
          </table:table-cell>
          <table:table-cell table:formula="of:=[.G12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3,  },">
            <text:p>{ name = 'tc_ghoul', x = 1700, z = 39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13]=&quot;N&quot;;1450;IF([.M13]=&quot;M&quot;;1200;1700))" office:value-type="float" office:value="1700">
            <text:p>1700</text:p>
          </table:table-cell>
          <table:table-cell table:formula="of:=IF([.M13]=&quot;N&quot;;100;IF([.M1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1">
            <text:p>1</text:p>
          </table:table-cell>
          <table:table-cell table:formula="of:=[.G13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tc_gunner', x = 1450, z = 100, facing = 0, spawnRadius = 0, delay = 3150, orbitalDrop = false, commands = {{cmdID = planetUtilities.COMMAND.PATROL, pos = {3300, 2300}}, },  },">
            <text:p>{ name = 'tc_gunner', x = 1450, z = 100, facing = 0, spawnRadius = 0, delay = 315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15]=&quot;N&quot;;1450;IF([.M15]=&quot;M&quot;;1200;1700))" office:value-type="float" office:value="1450">
            <text:p>1450</text:p>
          </table:table-cell>
          <table:table-cell table:formula="of:=IF([.M15]=&quot;N&quot;;100;IF([.M1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formula="of:=[.G15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tc_gunner', x = 1450, z = 100, facing = 0, spawnRadius = 0, delay = 3150, orbitalDrop = false, commands = {{cmdID = planetUtilities.COMMAND.PATROL, pos = {3300, 2300}}, }, difficultyAtLeast = 2,  },">
            <text:p>{ name = 'tc_gunner', x = 1450, z = 1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16]=&quot;N&quot;;1450;IF([.M16]=&quot;M&quot;;1200;1700))" office:value-type="float" office:value="1450">
            <text:p>1450</text:p>
          </table:table-cell>
          <table:table-cell table:formula="of:=IF([.M16]=&quot;N&quot;;100;IF([.M1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6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15]" office:value-type="float" office:value="2">
            <text:p>2</text:p>
          </table:table-cell>
          <table:table-cell table:formula="of:=[.G16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tc_gunner', x = 1450, z = 100, facing = 0, spawnRadius = 0, delay = 3150, orbitalDrop = false, commands = {{cmdID = planetUtilities.COMMAND.PATROL, pos = {3300, 2300}}, }, difficultyAtLeast = 3,  },">
            <text:p>{ name = 'tc_gunner', x = 1450, z = 1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17]=&quot;N&quot;;1450;IF([.M17]=&quot;M&quot;;1200;1700))" office:value-type="float" office:value="1450">
            <text:p>1450</text:p>
          </table:table-cell>
          <table:table-cell table:formula="of:=IF([.M17]=&quot;N&quot;;100;IF([.M1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7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16]" office:value-type="float" office:value="2">
            <text:p>2</text:p>
          </table:table-cell>
          <table:table-cell table:formula="of:=[.G17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tc_mage', x = 1450, z = 100, facing = 0, spawnRadius = 0, delay = 3150, orbitalDrop = false, commands = {{cmdID = planetUtilities.COMMAND.PATROL, pos = {3300, 2300}}, },  },">
            <text:p>{ name = 'tc_mage', x = 1450, z = 100, facing = 0, spawnRadius = 0, delay = 3150, orbitalDrop = false, commands = {{cmdID = planetUtilities.COMMAND.PATROL, pos = {3300, 2300}}, }, <text:s/>},</text:p>
          </table:table-cell>
          <table:table-cell office:value-type="string">
            <text:p>tc_mage</text:p>
          </table:table-cell>
          <table:table-cell table:formula="of:=IF([.M18]=&quot;N&quot;;1450;IF([.M18]=&quot;M&quot;;1200;1700))" office:value-type="float" office:value="1450">
            <text:p>1450</text:p>
          </table:table-cell>
          <table:table-cell table:formula="of:=IF([.M18]=&quot;N&quot;;100;IF([.M1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8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table:formula="of:=[.N17]" office:value-type="float" office:value="2">
            <text:p>2</text:p>
          </table:table-cell>
          <table:table-cell table:formula="of:=[.G18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tc_mage', x = 1450, z = 100, facing = 0, spawnRadius = 0, delay = 3150, orbitalDrop = false, commands = {{cmdID = planetUtilities.COMMAND.PATROL, pos = {3300, 2300}}, }, difficultyAtLeast = 2,  },">
            <text:p>{ name = 'tc_mage', x = 1450, z = 1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mage</text:p>
          </table:table-cell>
          <table:table-cell table:formula="of:=IF([.M19]=&quot;N&quot;;1450;IF([.M19]=&quot;M&quot;;1200;1700))" office:value-type="float" office:value="1450">
            <text:p>1450</text:p>
          </table:table-cell>
          <table:table-cell table:formula="of:=IF([.M19]=&quot;N&quot;;100;IF([.M1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9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18]" office:value-type="float" office:value="2">
            <text:p>2</text:p>
          </table:table-cell>
          <table:table-cell table:formula="of:=[.G19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tc_mage', x = 1450, z = 100, facing = 0, spawnRadius = 0, delay = 3150, orbitalDrop = false, commands = {{cmdID = planetUtilities.COMMAND.PATROL, pos = {3300, 2300}}, }, difficultyAtLeast = 3,  },">
            <text:p>{ name = 'tc_mage', x = 1450, z = 1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mage</text:p>
          </table:table-cell>
          <table:table-cell table:formula="of:=IF([.M20]=&quot;N&quot;;1450;IF([.M20]=&quot;M&quot;;1200;1700))" office:value-type="float" office:value="1450">
            <text:p>1450</text:p>
          </table:table-cell>
          <table:table-cell table:formula="of:=IF([.M20]=&quot;N&quot;;100;IF([.M2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0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19]" office:value-type="float" office:value="2">
            <text:p>2</text:p>
          </table:table-cell>
          <table:table-cell table:formula="of:=[.G20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tc_gunner', x = 1700, z = 3900, facing = 0, spawnRadius = 0, delay = 3150, orbitalDrop = false, commands = {{cmdID = planetUtilities.COMMAND.PATROL, pos = {3300, 2300}}, },  },">
            <text:p>{ name = 'tc_gunner', x = 1700, z = 3900, facing = 0, spawnRadius = 0, delay = 315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21]=&quot;N&quot;;1450;IF([.M21]=&quot;M&quot;;1200;1700))" office:value-type="float" office:value="1700">
            <text:p>1700</text:p>
          </table:table-cell>
          <table:table-cell table:formula="of:=IF([.M21]=&quot;N&quot;;100;IF([.M2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1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11" table:formula="of:=[.N20]" office:value-type="float" office:value="2">
            <text:p>2</text:p>
          </table:table-cell>
          <table:table-cell table:formula="of:=[.G21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tc_gunner', x = 1700, z = 3900, facing = 0, spawnRadius = 0, delay = 3150, orbitalDrop = false, commands = {{cmdID = planetUtilities.COMMAND.PATROL, pos = {3300, 2300}}, }, difficultyAtLeast = 2,  },">
            <text:p>{ name = 'tc_gunner', x = 1700, z = 39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22]=&quot;N&quot;;1450;IF([.M22]=&quot;M&quot;;1200;1700))" office:value-type="float" office:value="1700">
            <text:p>1700</text:p>
          </table:table-cell>
          <table:table-cell table:formula="of:=IF([.M22]=&quot;N&quot;;100;IF([.M2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2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21]" office:value-type="float" office:value="2">
            <text:p>2</text:p>
          </table:table-cell>
          <table:table-cell table:formula="of:=[.G22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tc_gunner', x = 1700, z = 3900, facing = 0, spawnRadius = 0, delay = 3150, orbitalDrop = false, commands = {{cmdID = planetUtilities.COMMAND.PATROL, pos = {3300, 2300}}, }, difficultyAtLeast = 3,  },">
            <text:p>{ name = 'tc_gunner', x = 1700, z = 39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23]=&quot;N&quot;;1450;IF([.M23]=&quot;M&quot;;1200;1700))" office:value-type="float" office:value="1700">
            <text:p>1700</text:p>
          </table:table-cell>
          <table:table-cell table:formula="of:=IF([.M23]=&quot;N&quot;;100;IF([.M2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3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22]" office:value-type="float" office:value="2">
            <text:p>2</text:p>
          </table:table-cell>
          <table:table-cell table:formula="of:=[.G23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tc_mage', x = 1700, z = 3900, facing = 0, spawnRadius = 0, delay = 3150, orbitalDrop = false, commands = {{cmdID = planetUtilities.COMMAND.PATROL, pos = {3300, 2300}}, },  },">
            <text:p>{ name = 'tc_mage', x = 1700, z = 3900, facing = 0, spawnRadius = 0, delay = 3150, orbitalDrop = false, commands = {{cmdID = planetUtilities.COMMAND.PATROL, pos = {3300, 2300}}, }, <text:s/>},</text:p>
          </table:table-cell>
          <table:table-cell office:value-type="string">
            <text:p>tc_mage</text:p>
          </table:table-cell>
          <table:table-cell table:formula="of:=IF([.M24]=&quot;N&quot;;1450;IF([.M24]=&quot;M&quot;;1200;1700))" office:value-type="float" office:value="1700">
            <text:p>1700</text:p>
          </table:table-cell>
          <table:table-cell table:formula="of:=IF([.M24]=&quot;N&quot;;100;IF([.M2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4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23]" office:value-type="float" office:value="2">
            <text:p>2</text:p>
          </table:table-cell>
          <table:table-cell table:formula="of:=[.G24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tc_mage', x = 1700, z = 3900, facing = 0, spawnRadius = 0, delay = 3150, orbitalDrop = false, commands = {{cmdID = planetUtilities.COMMAND.PATROL, pos = {3300, 2300}}, }, difficultyAtLeast = 2,  },">
            <text:p>{ name = 'tc_mage', x = 1700, z = 39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mage</text:p>
          </table:table-cell>
          <table:table-cell table:formula="of:=IF([.M25]=&quot;N&quot;;1450;IF([.M25]=&quot;M&quot;;1200;1700))" office:value-type="float" office:value="1700">
            <text:p>1700</text:p>
          </table:table-cell>
          <table:table-cell table:formula="of:=IF([.M25]=&quot;N&quot;;100;IF([.M2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5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24]" office:value-type="float" office:value="2">
            <text:p>2</text:p>
          </table:table-cell>
          <table:table-cell table:formula="of:=[.G25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tc_mage', x = 1700, z = 3900, facing = 0, spawnRadius = 0, delay = 3150, orbitalDrop = false, commands = {{cmdID = planetUtilities.COMMAND.PATROL, pos = {3300, 2300}}, }, difficultyAtLeast = 3,  },">
            <text:p>{ name = 'tc_mage', x = 1700, z = 39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mage</text:p>
          </table:table-cell>
          <table:table-cell table:formula="of:=IF([.M26]=&quot;N&quot;;1450;IF([.M26]=&quot;M&quot;;1200;1700))" office:value-type="float" office:value="1700">
            <text:p>1700</text:p>
          </table:table-cell>
          <table:table-cell table:formula="of:=IF([.M26]=&quot;N&quot;;100;IF([.M2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6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25]" office:value-type="float" office:value="2">
            <text:p>2</text:p>
          </table:table-cell>
          <table:table-cell table:formula="of:=[.G26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tc_gunner', x = 1450, z = 100, facing = 0, spawnRadius = 0, delay = 5400, orbitalDrop = false, commands = {{cmdID = planetUtilities.COMMAND.PATROL, pos = {3300, 2300}}, },  },">
            <text:p>{ name = 'tc_gunner', x = 1450, z = 100, facing = 0, spawnRadius = 0, delay = 540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28]=&quot;N&quot;;1450;IF([.M28]=&quot;M&quot;;1200;1700))" office:value-type="float" office:value="1450">
            <text:p>1450</text:p>
          </table:table-cell>
          <table:table-cell table:formula="of:=IF([.M28]=&quot;N&quot;;100;IF([.M2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8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3">
            <text:p>3</text:p>
          </table:table-cell>
          <table:table-cell table:formula="of:=[.G28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tc_gunner', x = 1450, z = 100, facing = 0, spawnRadius = 0, delay = 5400, orbitalDrop = false, commands = {{cmdID = planetUtilities.COMMAND.PATROL, pos = {3300, 2300}}, }, difficultyAtLeast = 2,  },">
            <text:p>{ name = 'tc_gunner', x = 1450, z = 1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29]=&quot;N&quot;;1450;IF([.M29]=&quot;M&quot;;1200;1700))" office:value-type="float" office:value="1450">
            <text:p>1450</text:p>
          </table:table-cell>
          <table:table-cell table:formula="of:=IF([.M29]=&quot;N&quot;;100;IF([.M2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9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28]" office:value-type="float" office:value="3">
            <text:p>3</text:p>
          </table:table-cell>
          <table:table-cell table:formula="of:=[.G29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tc_gunner', x = 1450, z = 100, facing = 0, spawnRadius = 0, delay = 5400, orbitalDrop = false, commands = {{cmdID = planetUtilities.COMMAND.PATROL, pos = {3300, 2300}}, }, difficultyAtLeast = 3,  },">
            <text:p>{ name = 'tc_gunner', x = 1450, z = 1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30]=&quot;N&quot;;1450;IF([.M30]=&quot;M&quot;;1200;1700))" office:value-type="float" office:value="1450">
            <text:p>1450</text:p>
          </table:table-cell>
          <table:table-cell table:formula="of:=IF([.M30]=&quot;N&quot;;100;IF([.M3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0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29]" office:value-type="float" office:value="3">
            <text:p>3</text:p>
          </table:table-cell>
          <table:table-cell table:formula="of:=[.G30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tc_bonebeast', x = 1450, z = 100, facing = 0, spawnRadius = 0, delay = 5400, orbitalDrop = false, commands = {{cmdID = planetUtilities.COMMAND.PATROL, pos = {3300, 2300}}, },  },">
            <text:p>{ name = 'tc_bonebeast', x = 1450, z = 100, facing = 0, spawnRadius = 0, delay = 540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31]=&quot;N&quot;;1450;IF([.M31]=&quot;M&quot;;1200;1700))" office:value-type="float" office:value="1450">
            <text:p>1450</text:p>
          </table:table-cell>
          <table:table-cell table:formula="of:=IF([.M31]=&quot;N&quot;;100;IF([.M3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1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table:formula="of:=[.N30]" office:value-type="float" office:value="3">
            <text:p>3</text:p>
          </table:table-cell>
          <table:table-cell table:formula="of:=[.G31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tc_bonebeast', x = 1450, z = 100, facing = 0, spawnRadius = 0, delay = 5400, orbitalDrop = false, commands = {{cmdID = planetUtilities.COMMAND.PATROL, pos = {3300, 2300}}, }, difficultyAtLeast = 2,  },">
            <text:p>{ name = 'tc_bonebeast', x = 1450, z = 1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bonebeast</text:p>
          </table:table-cell>
          <table:table-cell table:formula="of:=IF([.M32]=&quot;N&quot;;1450;IF([.M32]=&quot;M&quot;;1200;1700))" office:value-type="float" office:value="1450">
            <text:p>1450</text:p>
          </table:table-cell>
          <table:table-cell table:formula="of:=IF([.M32]=&quot;N&quot;;100;IF([.M3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2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31]" office:value-type="float" office:value="3">
            <text:p>3</text:p>
          </table:table-cell>
          <table:table-cell table:formula="of:=[.G32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tc_bonebeast', x = 1450, z = 100, facing = 0, spawnRadius = 0, delay = 5400, orbitalDrop = false, commands = {{cmdID = planetUtilities.COMMAND.PATROL, pos = {3300, 2300}}, }, difficultyAtLeast = 3,  },">
            <text:p>{ name = 'tc_bonebeast', x = 1450, z = 1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bonebeast</text:p>
          </table:table-cell>
          <table:table-cell table:formula="of:=IF([.M33]=&quot;N&quot;;1450;IF([.M33]=&quot;M&quot;;1200;1700))" office:value-type="float" office:value="1450">
            <text:p>1450</text:p>
          </table:table-cell>
          <table:table-cell table:formula="of:=IF([.M33]=&quot;N&quot;;100;IF([.M3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3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32]" office:value-type="float" office:value="3">
            <text:p>3</text:p>
          </table:table-cell>
          <table:table-cell table:formula="of:=[.G33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tc_gunner', x = 1700, z = 3900, facing = 0, spawnRadius = 0, delay = 5400, orbitalDrop = false, commands = {{cmdID = planetUtilities.COMMAND.PATROL, pos = {3300, 2300}}, },  },">
            <text:p>{ name = 'tc_gunner', x = 1700, z = 3900, facing = 0, spawnRadius = 0, delay = 540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34]=&quot;N&quot;;1450;IF([.M34]=&quot;M&quot;;1200;1700))" office:value-type="float" office:value="1700">
            <text:p>1700</text:p>
          </table:table-cell>
          <table:table-cell table:formula="of:=IF([.M34]=&quot;N&quot;;100;IF([.M3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4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11" table:formula="of:=[.N33]" office:value-type="float" office:value="3">
            <text:p>3</text:p>
          </table:table-cell>
          <table:table-cell table:formula="of:=[.G34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tc_gunner', x = 1700, z = 3900, facing = 0, spawnRadius = 0, delay = 5400, orbitalDrop = false, commands = {{cmdID = planetUtilities.COMMAND.PATROL, pos = {3300, 2300}}, }, difficultyAtLeast = 2,  },">
            <text:p>{ name = 'tc_gunner', x = 1700, z = 39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35]=&quot;N&quot;;1450;IF([.M35]=&quot;M&quot;;1200;1700))" office:value-type="float" office:value="1700">
            <text:p>1700</text:p>
          </table:table-cell>
          <table:table-cell table:formula="of:=IF([.M35]=&quot;N&quot;;100;IF([.M3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5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34]" office:value-type="float" office:value="3">
            <text:p>3</text:p>
          </table:table-cell>
          <table:table-cell table:formula="of:=[.G35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tc_gunner', x = 1700, z = 3900, facing = 0, spawnRadius = 0, delay = 5400, orbitalDrop = false, commands = {{cmdID = planetUtilities.COMMAND.PATROL, pos = {3300, 2300}}, }, difficultyAtLeast = 3,  },">
            <text:p>{ name = 'tc_gunner', x = 1700, z = 39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36]=&quot;N&quot;;1450;IF([.M36]=&quot;M&quot;;1200;1700))" office:value-type="float" office:value="1700">
            <text:p>1700</text:p>
          </table:table-cell>
          <table:table-cell table:formula="of:=IF([.M36]=&quot;N&quot;;100;IF([.M3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6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35]" office:value-type="float" office:value="3">
            <text:p>3</text:p>
          </table:table-cell>
          <table:table-cell table:formula="of:=[.G36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tc_bonebeast', x = 1700, z = 3900, facing = 0, spawnRadius = 0, delay = 5400, orbitalDrop = false, commands = {{cmdID = planetUtilities.COMMAND.PATROL, pos = {3300, 2300}}, },  },">
            <text:p>{ name = 'tc_bonebeast', x = 1700, z = 3900, facing = 0, spawnRadius = 0, delay = 540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37]=&quot;N&quot;;1450;IF([.M37]=&quot;M&quot;;1200;1700))" office:value-type="float" office:value="1700">
            <text:p>1700</text:p>
          </table:table-cell>
          <table:table-cell table:formula="of:=IF([.M37]=&quot;N&quot;;100;IF([.M3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7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36]" office:value-type="float" office:value="3">
            <text:p>3</text:p>
          </table:table-cell>
          <table:table-cell table:formula="of:=[.G37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tc_bonebeast', x = 1700, z = 3900, facing = 0, spawnRadius = 0, delay = 5400, orbitalDrop = false, commands = {{cmdID = planetUtilities.COMMAND.PATROL, pos = {3300, 2300}}, }, difficultyAtLeast = 2,  },">
            <text:p>{ name = 'tc_bonebeast', x = 1700, z = 39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bonebeast</text:p>
          </table:table-cell>
          <table:table-cell table:formula="of:=IF([.M38]=&quot;N&quot;;1450;IF([.M38]=&quot;M&quot;;1200;1700))" office:value-type="float" office:value="1700">
            <text:p>1700</text:p>
          </table:table-cell>
          <table:table-cell table:formula="of:=IF([.M38]=&quot;N&quot;;100;IF([.M3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8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37]" office:value-type="float" office:value="3">
            <text:p>3</text:p>
          </table:table-cell>
          <table:table-cell table:formula="of:=[.G38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tc_bonebeast', x = 1700, z = 3900, facing = 0, spawnRadius = 0, delay = 5400, orbitalDrop = false, commands = {{cmdID = planetUtilities.COMMAND.PATROL, pos = {3300, 2300}}, }, difficultyAtLeast = 3,  },">
            <text:p>{ name = 'tc_bonebeast', x = 1700, z = 39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bonebeast</text:p>
          </table:table-cell>
          <table:table-cell table:formula="of:=IF([.M39]=&quot;N&quot;;1450;IF([.M39]=&quot;M&quot;;1200;1700))" office:value-type="float" office:value="1700">
            <text:p>1700</text:p>
          </table:table-cell>
          <table:table-cell table:formula="of:=IF([.M39]=&quot;N&quot;;100;IF([.M3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9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38]" office:value-type="float" office:value="3">
            <text:p>3</text:p>
          </table:table-cell>
          <table:table-cell table:formula="of:=[.G39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tc_acranius', x = 1200, z = 2100, facing = 0, spawnRadius = 0, delay = 7650, orbitalDrop = false, commands = {{cmdID = planetUtilities.COMMAND.PATROL, pos = {3300, 2300}}, },  },">
            <text:p>{ name = 'tc_acranius', x = 1200, z = 2100, facing = 0, spawnRadius = 0, delay = 7650, orbitalDrop = false, commands = {{cmdID = planetUtilities.COMMAND.PATROL, pos = {3300, 2300}}, }, <text:s/>},</text:p>
          </table:table-cell>
          <table:table-cell office:value-type="string">
            <text:p>tc_acranius</text:p>
          </table:table-cell>
          <table:table-cell table:formula="of:=IF([.M41]=&quot;N&quot;;1450;IF([.M41]=&quot;M&quot;;1200;1700))" office:value-type="float" office:value="1200">
            <text:p>1200</text:p>
          </table:table-cell>
          <table:table-cell table:formula="of:=IF([.M41]=&quot;N&quot;;100;IF([.M41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1]-1);0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M</text:p>
          </table:table-cell>
          <table:table-cell table:style-name="ce11" office:value-type="float" office:value="4">
            <text:p>4</text:p>
          </table:table-cell>
          <table:table-cell table:formula="of:=[.G41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tc_acranius', x = 1200, z = 2100, facing = 0, spawnRadius = 0, delay = 7650, orbitalDrop = false, commands = {{cmdID = planetUtilities.COMMAND.PATROL, pos = {3300, 2300}}, }, difficultyAtLeast = 2,  },">
            <text:p>{ name = 'tc_acranius', x = 1200, z = 2100, facing = 0, spawnRadius = 0, delay = 7650, orbitalDrop = false, commands = {{cmdID = planetUtilities.COMMAND.PATROL, pos = {3300, 2300}}, }, difficultyAtLeast = 2, <text:s/>},</text:p>
          </table:table-cell>
          <table:table-cell office:value-type="string">
            <text:p>tc_acranius</text:p>
          </table:table-cell>
          <table:table-cell table:formula="of:=IF([.M42]=&quot;N&quot;;1450;IF([.M42]=&quot;M&quot;;1200;1700))" office:value-type="float" office:value="1200">
            <text:p>1200</text:p>
          </table:table-cell>
          <table:table-cell table:formula="of:=IF([.M42]=&quot;N&quot;;100;IF([.M42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2]-1);0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M</text:p>
          </table:table-cell>
          <table:table-cell table:style-name="ce11" table:formula="of:=[.N41]" office:value-type="float" office:value="4">
            <text:p>4</text:p>
          </table:table-cell>
          <table:table-cell table:formula="of:=[.G42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tc_acranius', x = 1200, z = 2100, facing = 0, spawnRadius = 0, delay = 7650, orbitalDrop = false, commands = {{cmdID = planetUtilities.COMMAND.PATROL, pos = {3300, 2300}}, }, difficultyAtLeast = 3,  },">
            <text:p>{ name = 'tc_acranius', x = 1200, z = 2100, facing = 0, spawnRadius = 0, delay = 7650, orbitalDrop = false, commands = {{cmdID = planetUtilities.COMMAND.PATROL, pos = {3300, 2300}}, }, difficultyAtLeast = 3, <text:s/>},</text:p>
          </table:table-cell>
          <table:table-cell office:value-type="string">
            <text:p>tc_acranius</text:p>
          </table:table-cell>
          <table:table-cell table:formula="of:=IF([.M43]=&quot;N&quot;;1450;IF([.M43]=&quot;M&quot;;1200;1700))" office:value-type="float" office:value="1200">
            <text:p>1200</text:p>
          </table:table-cell>
          <table:table-cell table:formula="of:=IF([.M43]=&quot;N&quot;;100;IF([.M4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3]-1);0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M</text:p>
          </table:table-cell>
          <table:table-cell table:style-name="ce11" table:formula="of:=[.N42]" office:value-type="float" office:value="4">
            <text:p>4</text:p>
          </table:table-cell>
          <table:table-cell table:formula="of:=[.G43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tc_redeemer', x = 1200, z = 2100, facing = 0, spawnRadius = 0, delay = 7650, orbitalDrop = false, commands = {{cmdID = planetUtilities.COMMAND.PATROL, pos = {3300, 2300}}, },  },">
            <text:p>{ name = 'tc_redeemer', x = 1200, z = 2100, facing = 0, spawnRadius = 0, delay = 7650, orbitalDrop = false, commands = {{cmdID = planetUtilities.COMMAND.PATROL, pos = {3300, 2300}}, }, <text:s/>},</text:p>
          </table:table-cell>
          <table:table-cell office:value-type="string">
            <text:p>tc_redeemer</text:p>
          </table:table-cell>
          <table:table-cell table:formula="of:=IF([.M44]=&quot;N&quot;;1450;IF([.M44]=&quot;M&quot;;1200;1700))" office:value-type="float" office:value="1200">
            <text:p>1200</text:p>
          </table:table-cell>
          <table:table-cell table:formula="of:=IF([.M44]=&quot;N&quot;;100;IF([.M44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4]-1);0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M</text:p>
          </table:table-cell>
          <table:table-cell table:style-name="ce11" table:formula="of:=[.N43]" office:value-type="float" office:value="4">
            <text:p>4</text:p>
          </table:table-cell>
          <table:table-cell table:formula="of:=[.G44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tc_redeemer', x = 1200, z = 2100, facing = 0, spawnRadius = 0, delay = 7650, orbitalDrop = false, commands = {{cmdID = planetUtilities.COMMAND.PATROL, pos = {3300, 2300}}, }, difficultyAtLeast = 2,  },">
            <text:p>{ name = 'tc_redeemer', x = 1200, z = 2100, facing = 0, spawnRadius = 0, delay = 7650, orbitalDrop = false, commands = {{cmdID = planetUtilities.COMMAND.PATROL, pos = {3300, 2300}}, }, difficultyAtLeast = 2, <text:s/>},</text:p>
          </table:table-cell>
          <table:table-cell office:value-type="string">
            <text:p>tc_redeemer</text:p>
          </table:table-cell>
          <table:table-cell table:formula="of:=IF([.M45]=&quot;N&quot;;1450;IF([.M45]=&quot;M&quot;;1200;1700))" office:value-type="float" office:value="1200">
            <text:p>1200</text:p>
          </table:table-cell>
          <table:table-cell table:formula="of:=IF([.M45]=&quot;N&quot;;100;IF([.M45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5]-1);0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M</text:p>
          </table:table-cell>
          <table:table-cell table:style-name="ce11" table:formula="of:=[.N44]" office:value-type="float" office:value="4">
            <text:p>4</text:p>
          </table:table-cell>
          <table:table-cell table:formula="of:=[.G45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tc_redeemer', x = 1200, z = 2100, facing = 0, spawnRadius = 0, delay = 7650, orbitalDrop = false, commands = {{cmdID = planetUtilities.COMMAND.PATROL, pos = {3300, 2300}}, }, difficultyAtLeast = 3,  },">
            <text:p>{ name = 'tc_redeemer', x = 1200, z = 2100, facing = 0, spawnRadius = 0, delay = 7650, orbitalDrop = false, commands = {{cmdID = planetUtilities.COMMAND.PATROL, pos = {3300, 2300}}, }, difficultyAtLeast = 3, <text:s/>},</text:p>
          </table:table-cell>
          <table:table-cell office:value-type="string">
            <text:p>tc_redeemer</text:p>
          </table:table-cell>
          <table:table-cell table:formula="of:=IF([.M46]=&quot;N&quot;;1450;IF([.M46]=&quot;M&quot;;1200;1700))" office:value-type="float" office:value="1200">
            <text:p>1200</text:p>
          </table:table-cell>
          <table:table-cell table:formula="of:=IF([.M46]=&quot;N&quot;;100;IF([.M4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6]-1);0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M</text:p>
          </table:table-cell>
          <table:table-cell table:style-name="ce11" table:formula="of:=[.N45]" office:value-type="float" office:value="4">
            <text:p>4</text:p>
          </table:table-cell>
          <table:table-cell table:formula="of:=[.G46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8"/>
          <table:table-cell table:style-name="ce19" table:number-columns-repeated="2"/>
          <table:table-cell table:style-name="Default" table:number-columns-repeated="1014"/>
        </table:table-row>
        <table:table-row table:style-name="ro2">
          <table:table-cell table:style-name="ce16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tc_acranius', x = 1200, z = 2100, facing = 0, spawnRadius = 0, delay = 9900, orbitalDrop = false, patrolRoute = { {1300, 200}, {3900, 850}, {2700, 1900}, {3600, 3000}, },  },">
            <text:p>{ name = 'tc_acranius', x = 1200, z = 2100, facing = 0, spawnRadius = 0, delay = 9900, orbitalDrop = false, patrolRoute = { {1300, 200}, {3900, 850}, {2700, 1900}, {3600, 3000}, }, <text:s/>},</text:p>
          </table:table-cell>
          <table:table-cell office:value-type="string">
            <text:p>tc_acranius</text:p>
          </table:table-cell>
          <table:table-cell table:formula="of:=IF([.M48]=&quot;N&quot;;1450;IF([.M48]=&quot;M&quot;;1200;1700))" office:value-type="float" office:value="1200">
            <text:p>1200</text:p>
          </table:table-cell>
          <table:table-cell table:formula="of:=IF([.M48]=&quot;N&quot;;100;IF([.M4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8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/>
          <table:table-cell/>
          <table:table-cell office:value-type="string">
            <text:p>M</text:p>
          </table:table-cell>
          <table:table-cell table:style-name="ce11" office:value-type="float" office:value="5">
            <text:p>5</text:p>
          </table:table-cell>
          <table:table-cell table:formula="of:=[.G48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2,  },">
            <text:p>{ name = 'tc_acranius', x = 1200, z = 2100, facing = 0, spawnRadius = 0, delay = 9900, orbitalDrop = false, patrolRoute = { {1300, 200}, {3900, 85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49]=&quot;N&quot;;1450;IF([.M49]=&quot;M&quot;;1200;1700))" office:value-type="float" office:value="1200">
            <text:p>1200</text:p>
          </table:table-cell>
          <table:table-cell table:formula="of:=IF([.M49]=&quot;N&quot;;100;IF([.M49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9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 office:value-type="float" office:value="2">
            <text:p>2</text:p>
          </table:table-cell>
          <table:table-cell/>
          <table:table-cell office:value-type="string">
            <text:p>M</text:p>
          </table:table-cell>
          <table:table-cell table:style-name="ce11" table:formula="of:=[.N48]" office:value-type="float" office:value="5">
            <text:p>5</text:p>
          </table:table-cell>
          <table:table-cell table:formula="of:=[.G49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3,  },">
            <text:p>{ name = 'tc_acranius', x = 1200, z = 2100, facing = 0, spawnRadius = 0, delay = 9900, orbitalDrop = false, patrolRoute = { {1300, 200}, {3900, 85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0]=&quot;N&quot;;1450;IF([.M50]=&quot;M&quot;;1200;1700))" office:value-type="float" office:value="1200">
            <text:p>1200</text:p>
          </table:table-cell>
          <table:table-cell table:formula="of:=IF([.M50]=&quot;N&quot;;100;IF([.M50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0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 office:value-type="float" office:value="3">
            <text:p>3</text:p>
          </table:table-cell>
          <table:table-cell/>
          <table:table-cell office:value-type="string">
            <text:p>M</text:p>
          </table:table-cell>
          <table:table-cell table:style-name="ce11" table:formula="of:=[.N49]" office:value-type="float" office:value="5">
            <text:p>5</text:p>
          </table:table-cell>
          <table:table-cell table:formula="of:=[.G50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tc_acranius', x = 1200, z = 2100, facing = 0, spawnRadius = 0, delay = 9900, orbitalDrop = false, patrolRoute = { {1300, 200}, {3900, 850}, {2700, 1900}, {3600, 3000}, },  },">
            <text:p>{ name = 'tc_acranius', x = 1200, z = 2100, facing = 0, spawnRadius = 0, delay = 9900, orbitalDrop = false, patrolRoute = { {1300, 200}, {3900, 850}, {2700, 1900}, {3600, 3000}, }, <text:s/>},</text:p>
          </table:table-cell>
          <table:table-cell office:value-type="string">
            <text:p>tc_acranius</text:p>
          </table:table-cell>
          <table:table-cell table:formula="of:=IF([.M51]=&quot;N&quot;;1450;IF([.M51]=&quot;M&quot;;1200;1700))" office:value-type="float" office:value="1200">
            <text:p>1200</text:p>
          </table:table-cell>
          <table:table-cell table:formula="of:=IF([.M51]=&quot;N&quot;;100;IF([.M51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1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/>
          <table:table-cell/>
          <table:table-cell office:value-type="string">
            <text:p>M</text:p>
          </table:table-cell>
          <table:table-cell table:style-name="ce11" table:formula="of:=[.N50]" office:value-type="float" office:value="5">
            <text:p>5</text:p>
          </table:table-cell>
          <table:table-cell table:formula="of:=[.G51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2,  },">
            <text:p>{ name = 'tc_acranius', x = 1200, z = 2100, facing = 0, spawnRadius = 0, delay = 9900, orbitalDrop = false, patrolRoute = { {1300, 200}, {3900, 85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2]=&quot;N&quot;;1450;IF([.M52]=&quot;M&quot;;1200;1700))" office:value-type="float" office:value="1200">
            <text:p>1200</text:p>
          </table:table-cell>
          <table:table-cell table:formula="of:=IF([.M52]=&quot;N&quot;;100;IF([.M52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2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 office:value-type="float" office:value="2">
            <text:p>2</text:p>
          </table:table-cell>
          <table:table-cell/>
          <table:table-cell office:value-type="string">
            <text:p>M</text:p>
          </table:table-cell>
          <table:table-cell table:style-name="ce11" table:formula="of:=[.N51]" office:value-type="float" office:value="5">
            <text:p>5</text:p>
          </table:table-cell>
          <table:table-cell table:formula="of:=[.G52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3,  },">
            <text:p>{ name = 'tc_acranius', x = 1200, z = 2100, facing = 0, spawnRadius = 0, delay = 9900, orbitalDrop = false, patrolRoute = { {1300, 200}, {3900, 85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3]=&quot;N&quot;;1450;IF([.M53]=&quot;M&quot;;1200;1700))" office:value-type="float" office:value="1200">
            <text:p>1200</text:p>
          </table:table-cell>
          <table:table-cell table:formula="of:=IF([.M53]=&quot;N&quot;;100;IF([.M5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3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 office:value-type="float" office:value="3">
            <text:p>3</text:p>
          </table:table-cell>
          <table:table-cell/>
          <table:table-cell office:value-type="string">
            <text:p>M</text:p>
          </table:table-cell>
          <table:table-cell table:style-name="ce11" table:formula="of:=[.N52]" office:value-type="float" office:value="5">
            <text:p>5</text:p>
          </table:table-cell>
          <table:table-cell table:formula="of:=[.G53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tc_acranius', x = 1200, z = 2100, facing = 0, spawnRadius = 0, delay = 9900, orbitalDrop = false, patrolRoute = { {1700, 3800}, {2800, 3700}, {2700, 1900}, {3600, 3000}, },  },">
            <text:p>{ name = 'tc_acranius', x = 1200, z = 2100, facing = 0, spawnRadius = 0, delay = 9900, orbitalDrop = false, patrolRoute = { {1700, 3800}, {2800, 3700}, {2700, 1900}, {3600, 3000}, }, <text:s/>},</text:p>
          </table:table-cell>
          <table:table-cell office:value-type="string">
            <text:p>tc_acranius</text:p>
          </table:table-cell>
          <table:table-cell table:formula="of:=IF([.M54]=&quot;N&quot;;1450;IF([.M54]=&quot;M&quot;;1200;1700))" office:value-type="float" office:value="1200">
            <text:p>1200</text:p>
          </table:table-cell>
          <table:table-cell table:formula="of:=IF([.M54]=&quot;N&quot;;100;IF([.M54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4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ce19"/>
          <table:table-cell office:value-type="string">
            <text:p>M</text:p>
          </table:table-cell>
          <table:table-cell table:style-name="ce11" table:formula="of:=[.N53]" office:value-type="float" office:value="5">
            <text:p>5</text:p>
          </table:table-cell>
          <table:table-cell table:formula="of:=[.G54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2,  },">
            <text:p>{ name = 'tc_acranius', x = 1200, z = 2100, facing = 0, spawnRadius = 0, delay = 9900, orbitalDrop = false, patrolRoute = { {1700, 3800}, {2800, 370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5]=&quot;N&quot;;1450;IF([.M55]=&quot;M&quot;;1200;1700))" office:value-type="float" office:value="1200">
            <text:p>1200</text:p>
          </table:table-cell>
          <table:table-cell table:formula="of:=IF([.M55]=&quot;N&quot;;100;IF([.M55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5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11" table:formula="of:=[.N54]" office:value-type="float" office:value="5">
            <text:p>5</text:p>
          </table:table-cell>
          <table:table-cell table:formula="of:=[.G55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3,  },">
            <text:p>{ name = 'tc_acranius', x = 1200, z = 2100, facing = 0, spawnRadius = 0, delay = 9900, orbitalDrop = false, patrolRoute = { {1700, 3800}, {2800, 370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6]=&quot;N&quot;;1450;IF([.M56]=&quot;M&quot;;1200;1700))" office:value-type="float" office:value="1200">
            <text:p>1200</text:p>
          </table:table-cell>
          <table:table-cell table:formula="of:=IF([.M56]=&quot;N&quot;;100;IF([.M5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6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office:value-type="string">
            <text:p>M</text:p>
          </table:table-cell>
          <table:table-cell table:style-name="ce11" table:formula="of:=[.N55]" office:value-type="float" office:value="5">
            <text:p>5</text:p>
          </table:table-cell>
          <table:table-cell table:formula="of:=[.G56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tc_acranius', x = 1200, z = 2100, facing = 0, spawnRadius = 0, delay = 9900, orbitalDrop = false, patrolRoute = { {1700, 3800}, {2800, 3700}, {2700, 1900}, {3600, 3000}, },  },">
            <text:p>{ name = 'tc_acranius', x = 1200, z = 2100, facing = 0, spawnRadius = 0, delay = 9900, orbitalDrop = false, patrolRoute = { {1700, 3800}, {2800, 3700}, {2700, 1900}, {3600, 3000}, }, <text:s/>},</text:p>
          </table:table-cell>
          <table:table-cell office:value-type="string">
            <text:p>tc_acranius</text:p>
          </table:table-cell>
          <table:table-cell table:formula="of:=IF([.M57]=&quot;N&quot;;1450;IF([.M57]=&quot;M&quot;;1200;1700))" office:value-type="float" office:value="1200">
            <text:p>1200</text:p>
          </table:table-cell>
          <table:table-cell table:formula="of:=IF([.M57]=&quot;N&quot;;100;IF([.M57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7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Default"/>
          <table:table-cell office:value-type="string">
            <text:p>M</text:p>
          </table:table-cell>
          <table:table-cell table:style-name="ce11" table:formula="of:=[.N56]" office:value-type="float" office:value="5">
            <text:p>5</text:p>
          </table:table-cell>
          <table:table-cell table:formula="of:=[.G57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2,  },">
            <text:p>{ name = 'tc_acranius', x = 1200, z = 2100, facing = 0, spawnRadius = 0, delay = 9900, orbitalDrop = false, patrolRoute = { {1700, 3800}, {2800, 370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8]=&quot;N&quot;;1450;IF([.M58]=&quot;M&quot;;1200;1700))" office:value-type="float" office:value="1200">
            <text:p>1200</text:p>
          </table:table-cell>
          <table:table-cell table:formula="of:=IF([.M58]=&quot;N&quot;;100;IF([.M5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8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11" table:formula="of:=[.N57]" office:value-type="float" office:value="5">
            <text:p>5</text:p>
          </table:table-cell>
          <table:table-cell table:formula="of:=[.G58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3,  },">
            <text:p>{ name = 'tc_acranius', x = 1200, z = 2100, facing = 0, spawnRadius = 0, delay = 9900, orbitalDrop = false, patrolRoute = { {1700, 3800}, {2800, 370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9]=&quot;N&quot;;1450;IF([.M59]=&quot;M&quot;;1200;1700))" office:value-type="float" office:value="1200">
            <text:p>1200</text:p>
          </table:table-cell>
          <table:table-cell table:formula="of:=IF([.M59]=&quot;N&quot;;100;IF([.M59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9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office:value-type="string">
            <text:p>M</text:p>
          </table:table-cell>
          <table:table-cell table:style-name="ce11" table:formula="of:=[.N58]" office:value-type="float" office:value="5">
            <text:p>5</text:p>
          </table:table-cell>
          <table:table-cell table:formula="of:=[.G59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8"/>
          <table:table-cell table:style-name="ce19" table:number-columns-repeated="2"/>
          <table:table-cell table:style-name="Default" table:number-columns-repeated="1014"/>
        </table:table-row>
        <table:table-row table:style-name="ro2">
          <table:table-cell table:style-name="ce16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tc_rictus', x = 1450, z = 100, facing = 0, spawnRadius = 0, delay = 12150, orbitalDrop = false, commands = {{cmdID = planetUtilities.COMMAND.PATROL, pos = {3300, 2300}}, },  },">
            <text:p>{ name = 'tc_rictus', x = 1450, z = 100, facing = 0, spawnRadius = 0, delay = 12150, orbitalDrop = false, commands = {{cmdID = planetUtilities.COMMAND.PATROL, pos = {3300, 2300}}, }, <text:s/>},</text:p>
          </table:table-cell>
          <table:table-cell office:value-type="string">
            <text:p>tc_rictus</text:p>
          </table:table-cell>
          <table:table-cell table:formula="of:=IF([.M61]=&quot;N&quot;;1450;IF([.M61]=&quot;M&quot;;1200;1700))" office:value-type="float" office:value="1450">
            <text:p>1450</text:p>
          </table:table-cell>
          <table:table-cell table:formula="of:=IF([.M61]=&quot;N&quot;;100;IF([.M6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1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6">
            <text:p>6</text:p>
          </table:table-cell>
          <table:table-cell table:formula="of:=[.G61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tc_mancubus', x = 1450, z = 100, facing = 0, spawnRadius = 0, delay = 12150, orbitalDrop = false, commands = {{cmdID = planetUtilities.COMMAND.PATROL, pos = {3300, 2300}}, }, difficultyAtLeast = 2,  },">
            <text:p>{ name = 'tc_mancubus', x = 1450, z = 1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mancubus</text:p>
          </table:table-cell>
          <table:table-cell table:formula="of:=IF([.M62]=&quot;N&quot;;1450;IF([.M62]=&quot;M&quot;;1200;1700))" office:value-type="float" office:value="1450">
            <text:p>1450</text:p>
          </table:table-cell>
          <table:table-cell table:formula="of:=IF([.M62]=&quot;N&quot;;100;IF([.M6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2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61]" office:value-type="float" office:value="6">
            <text:p>6</text:p>
          </table:table-cell>
          <table:table-cell table:formula="of:=[.G62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tc_mancubus', x = 1450, z = 100, facing = 0, spawnRadius = 0, delay = 12150, orbitalDrop = false, commands = {{cmdID = planetUtilities.COMMAND.PATROL, pos = {3300, 2300}}, }, difficultyAtLeast = 3,  },">
            <text:p>{ name = 'tc_mancubus', x = 1450, z = 1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mancubus</text:p>
          </table:table-cell>
          <table:table-cell table:formula="of:=IF([.M63]=&quot;N&quot;;1450;IF([.M63]=&quot;M&quot;;1200;1700))" office:value-type="float" office:value="1450">
            <text:p>1450</text:p>
          </table:table-cell>
          <table:table-cell table:formula="of:=IF([.M63]=&quot;N&quot;;100;IF([.M6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3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62]" office:value-type="float" office:value="6">
            <text:p>6</text:p>
          </table:table-cell>
          <table:table-cell table:formula="of:=[.G63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tc_belial', x = 1450, z = 100, facing = 0, spawnRadius = 0, delay = 12150, orbitalDrop = false, commands = {{cmdID = planetUtilities.COMMAND.PATROL, pos = {3300, 2300}}, }, difficultyAtLeast = 4,  },">
            <text:p>{ name = 'tc_belial', x = 1450, z = 1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IF([.M64]=&quot;N&quot;;1450;IF([.M64]=&quot;M&quot;;1200;1700))" office:value-type="float" office:value="1450">
            <text:p>1450</text:p>
          </table:table-cell>
          <table:table-cell table:formula="of:=IF([.M64]=&quot;N&quot;;100;IF([.M6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4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11" table:formula="of:=[.N63]" office:value-type="float" office:value="6">
            <text:p>6</text:p>
          </table:table-cell>
          <table:table-cell table:formula="of:=[.G64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tc_bonebeast', x = 1450, z = 100, facing = 0, spawnRadius = 0, delay = 12150, orbitalDrop = false, commands = {{cmdID = planetUtilities.COMMAND.PATROL, pos = {3300, 2300}}, },  },">
            <text:p>{ name = 'tc_bonebeast', x = 1450, z = 100, facing = 0, spawnRadius = 0, delay = 1215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65]=&quot;N&quot;;1450;IF([.M65]=&quot;M&quot;;1200;1700))" office:value-type="float" office:value="1450">
            <text:p>1450</text:p>
          </table:table-cell>
          <table:table-cell table:formula="of:=IF([.M65]=&quot;N&quot;;100;IF([.M6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5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table:formula="of:=[.N63]" office:value-type="float" office:value="6">
            <text:p>6</text:p>
          </table:table-cell>
          <table:table-cell table:formula="of:=[.G65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tc_spiderdemon', x = 1450, z = 100, facing = 0, spawnRadius = 0, delay = 12150, orbitalDrop = false, commands = {{cmdID = planetUtilities.COMMAND.PATROL, pos = {3300, 2300}}, }, difficultyAtLeast = 2,  },">
            <text:p>{ name = 'tc_spiderdemon', x = 1450, z = 1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spiderdemon</text:p>
          </table:table-cell>
          <table:table-cell table:formula="of:=IF([.M66]=&quot;N&quot;;1450;IF([.M66]=&quot;M&quot;;1200;1700))" office:value-type="float" office:value="1450">
            <text:p>1450</text:p>
          </table:table-cell>
          <table:table-cell table:formula="of:=IF([.M66]=&quot;N&quot;;100;IF([.M6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6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65]" office:value-type="float" office:value="6">
            <text:p>6</text:p>
          </table:table-cell>
          <table:table-cell table:formula="of:=[.G66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tc_spiderdemon', x = 1450, z = 100, facing = 0, spawnRadius = 0, delay = 12150, orbitalDrop = false, commands = {{cmdID = planetUtilities.COMMAND.PATROL, pos = {3300, 2300}}, }, difficultyAtLeast = 3,  },">
            <text:p>{ name = 'tc_spiderdemon', x = 1450, z = 1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spiderdemon</text:p>
          </table:table-cell>
          <table:table-cell table:formula="of:=IF([.M67]=&quot;N&quot;;1450;IF([.M67]=&quot;M&quot;;1200;1700))" office:value-type="float" office:value="1450">
            <text:p>1450</text:p>
          </table:table-cell>
          <table:table-cell table:formula="of:=IF([.M67]=&quot;N&quot;;100;IF([.M6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7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66]" office:value-type="float" office:value="6">
            <text:p>6</text:p>
          </table:table-cell>
          <table:table-cell table:formula="of:=[.G67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tc_agares', x = 1450, z = 100, facing = 0, spawnRadius = 0, delay = 12150, orbitalDrop = false, commands = {{cmdID = planetUtilities.COMMAND.PATROL, pos = {3300, 2300}}, }, difficultyAtLeast = 4,  },">
            <text:p>{ name = 'tc_agares', x = 1450, z = 1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agares</text:p>
          </table:table-cell>
          <table:table-cell table:formula="of:=IF([.M68]=&quot;N&quot;;1450;IF([.M68]=&quot;M&quot;;1200;1700))" office:value-type="float" office:value="1450">
            <text:p>1450</text:p>
          </table:table-cell>
          <table:table-cell table:formula="of:=IF([.M68]=&quot;N&quot;;100;IF([.M6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8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11" table:formula="of:=[.N67]" office:value-type="float" office:value="6">
            <text:p>6</text:p>
          </table:table-cell>
          <table:table-cell table:formula="of:=[.G68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tc_rictus', x = 1700, z = 3900, facing = 0, spawnRadius = 0, delay = 12150, orbitalDrop = false, commands = {{cmdID = planetUtilities.COMMAND.PATROL, pos = {3300, 2300}}, },  },">
            <text:p>{ name = 'tc_rictus', x = 1700, z = 3900, facing = 0, spawnRadius = 0, delay = 12150, orbitalDrop = false, commands = {{cmdID = planetUtilities.COMMAND.PATROL, pos = {3300, 2300}}, }, <text:s/>},</text:p>
          </table:table-cell>
          <table:table-cell office:value-type="string">
            <text:p>tc_rictus</text:p>
          </table:table-cell>
          <table:table-cell table:formula="of:=IF([.M69]=&quot;N&quot;;1450;IF([.M69]=&quot;M&quot;;1200;1700))" office:value-type="float" office:value="1700">
            <text:p>1700</text:p>
          </table:table-cell>
          <table:table-cell table:formula="of:=IF([.M69]=&quot;N&quot;;100;IF([.M6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9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11" table:formula="of:=[.N67]" office:value-type="float" office:value="6">
            <text:p>6</text:p>
          </table:table-cell>
          <table:table-cell table:formula="of:=[.G69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tc_mancubus', x = 1700, z = 3900, facing = 0, spawnRadius = 0, delay = 12150, orbitalDrop = false, commands = {{cmdID = planetUtilities.COMMAND.PATROL, pos = {3300, 2300}}, }, difficultyAtLeast = 2,  },">
            <text:p>{ name = 'tc_mancubus', x = 1700, z = 39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mancubus</text:p>
          </table:table-cell>
          <table:table-cell table:formula="of:=IF([.M70]=&quot;N&quot;;1450;IF([.M70]=&quot;M&quot;;1200;1700))" office:value-type="float" office:value="1700">
            <text:p>1700</text:p>
          </table:table-cell>
          <table:table-cell table:formula="of:=IF([.M70]=&quot;N&quot;;100;IF([.M7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0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69]" office:value-type="float" office:value="6">
            <text:p>6</text:p>
          </table:table-cell>
          <table:table-cell table:formula="of:=[.G70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tc_mancubus', x = 1700, z = 3900, facing = 0, spawnRadius = 0, delay = 12150, orbitalDrop = false, commands = {{cmdID = planetUtilities.COMMAND.PATROL, pos = {3300, 2300}}, }, difficultyAtLeast = 3,  },">
            <text:p>{ name = 'tc_mancubus', x = 1700, z = 39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mancubus</text:p>
          </table:table-cell>
          <table:table-cell table:formula="of:=IF([.M71]=&quot;N&quot;;1450;IF([.M71]=&quot;M&quot;;1200;1700))" office:value-type="float" office:value="1700">
            <text:p>1700</text:p>
          </table:table-cell>
          <table:table-cell table:formula="of:=IF([.M71]=&quot;N&quot;;100;IF([.M7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1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70]" office:value-type="float" office:value="6">
            <text:p>6</text:p>
          </table:table-cell>
          <table:table-cell table:formula="of:=[.G71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tc_belial', x = 1700, z = 3900, facing = 0, spawnRadius = 0, delay = 12150, orbitalDrop = false, commands = {{cmdID = planetUtilities.COMMAND.PATROL, pos = {3300, 2300}}, }, difficultyAtLeast = 4,  },">
            <text:p>{ name = 'tc_belial', x = 1700, z = 39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IF([.M72]=&quot;N&quot;;1450;IF([.M72]=&quot;M&quot;;1200;1700))" office:value-type="float" office:value="1700">
            <text:p>1700</text:p>
          </table:table-cell>
          <table:table-cell table:formula="of:=IF([.M72]=&quot;N&quot;;100;IF([.M7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2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71]" office:value-type="float" office:value="6">
            <text:p>6</text:p>
          </table:table-cell>
          <table:table-cell table:formula="of:=[.G72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tc_bonebeast', x = 1700, z = 3900, facing = 0, spawnRadius = 0, delay = 12150, orbitalDrop = false, commands = {{cmdID = planetUtilities.COMMAND.PATROL, pos = {3300, 2300}}, },  },">
            <text:p>{ name = 'tc_bonebeast', x = 1700, z = 3900, facing = 0, spawnRadius = 0, delay = 1215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73]=&quot;N&quot;;1450;IF([.M73]=&quot;M&quot;;1200;1700))" office:value-type="float" office:value="1700">
            <text:p>1700</text:p>
          </table:table-cell>
          <table:table-cell table:formula="of:=IF([.M73]=&quot;N&quot;;100;IF([.M7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3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71]" office:value-type="float" office:value="6">
            <text:p>6</text:p>
          </table:table-cell>
          <table:table-cell table:formula="of:=[.G73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tc_spiderdemon', x = 1700, z = 3900, facing = 0, spawnRadius = 0, delay = 12150, orbitalDrop = false, commands = {{cmdID = planetUtilities.COMMAND.PATROL, pos = {3300, 2300}}, }, difficultyAtLeast = 2,  },">
            <text:p>{ name = 'tc_spiderdemon', x = 1700, z = 39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spiderdemon</text:p>
          </table:table-cell>
          <table:table-cell table:formula="of:=IF([.M74]=&quot;N&quot;;1450;IF([.M74]=&quot;M&quot;;1200;1700))" office:value-type="float" office:value="1700">
            <text:p>1700</text:p>
          </table:table-cell>
          <table:table-cell table:formula="of:=IF([.M74]=&quot;N&quot;;100;IF([.M7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4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73]" office:value-type="float" office:value="6">
            <text:p>6</text:p>
          </table:table-cell>
          <table:table-cell table:formula="of:=[.G74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tc_spiderdemon', x = 1700, z = 3900, facing = 0, spawnRadius = 0, delay = 12150, orbitalDrop = false, commands = {{cmdID = planetUtilities.COMMAND.PATROL, pos = {3300, 2300}}, }, difficultyAtLeast = 3,  },">
            <text:p>{ name = 'tc_spiderdemon', x = 1700, z = 39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spiderdemon</text:p>
          </table:table-cell>
          <table:table-cell table:formula="of:=IF([.M75]=&quot;N&quot;;1450;IF([.M75]=&quot;M&quot;;1200;1700))" office:value-type="float" office:value="1700">
            <text:p>1700</text:p>
          </table:table-cell>
          <table:table-cell table:formula="of:=IF([.M75]=&quot;N&quot;;100;IF([.M7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5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74]" office:value-type="float" office:value="6">
            <text:p>6</text:p>
          </table:table-cell>
          <table:table-cell table:formula="of:=[.G75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tc_agares', x = 1700, z = 3900, facing = 0, spawnRadius = 0, delay = 12150, orbitalDrop = false, commands = {{cmdID = planetUtilities.COMMAND.PATROL, pos = {3300, 2300}}, }, difficultyAtLeast = 4,  },">
            <text:p>{ name = 'tc_agares', x = 1700, z = 39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agares</text:p>
          </table:table-cell>
          <table:table-cell table:formula="of:=IF([.M76]=&quot;N&quot;;1450;IF([.M76]=&quot;M&quot;;1200;1700))" office:value-type="float" office:value="1700">
            <text:p>1700</text:p>
          </table:table-cell>
          <table:table-cell table:formula="of:=IF([.M76]=&quot;N&quot;;100;IF([.M7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6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75]" office:value-type="float" office:value="6">
            <text:p>6</text:p>
          </table:table-cell>
          <table:table-cell table:formula="of:=[.G76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6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tc_suicide', x = 1450, z = 100, facing = 0, spawnRadius = 0, delay = 14400, orbitalDrop = false, commands = {{cmdID = planetUtilities.COMMAND.PATROL, pos = {3300, 2300}}, },  },">
            <text:p>{ name = 'tc_suicide', x = 1450, z = 100, facing = 0, spawnRadius = 0, delay = 1440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78]=&quot;N&quot;;1450;IF([.M78]=&quot;M&quot;;1200;1700))" office:value-type="float" office:value="1450">
            <text:p>1450</text:p>
          </table:table-cell>
          <table:table-cell table:formula="of:=IF([.M78]=&quot;N&quot;;100;IF([.M7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8]-1);0)" office:value-type="float" office:value="480">
            <text:p>4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7">
            <text:p>7</text:p>
          </table:table-cell>
          <table:table-cell table:formula="of:=[.G78]/60" office:value-type="float" office:value="8">
            <text:p>8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tc_suicide', x = 1450, z = 100, facing = 0, spawnRadius = 0, delay = 14460, orbitalDrop = false, commands = {{cmdID = planetUtilities.COMMAND.PATROL, pos = {3300, 2300}}, }, difficultyAtLeast = 2,  },">
            <text:p>{ name = 'tc_suicide', x = 1450, z = 100, facing = 0, spawnRadius = 0, delay = 1446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79]=&quot;N&quot;;1450;IF([.M79]=&quot;M&quot;;1200;1700))" office:value-type="float" office:value="1450">
            <text:p>1450</text:p>
          </table:table-cell>
          <table:table-cell table:formula="of:=IF([.M79]=&quot;N&quot;;100;IF([.M7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9]-1);0)" office:value-type="float" office:value="482">
            <text:p>482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78]+0.03" office:value-type="float" office:value="7.03">
            <text:p>7.03</text:p>
          </table:table-cell>
          <table:table-cell table:formula="of:=[.G79]/60" office:value-type="float" office:value="8.03333333333333">
            <text:p>8.0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tc_suicide', x = 1450, z = 100, facing = 0, spawnRadius = 0, delay = 14550, orbitalDrop = false, commands = {{cmdID = planetUtilities.COMMAND.PATROL, pos = {3300, 2300}}, }, difficultyAtLeast = 3,  },">
            <text:p>{ name = 'tc_suicide', x = 1450, z = 100, facing = 0, spawnRadius = 0, delay = 1455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0]=&quot;N&quot;;1450;IF([.M80]=&quot;M&quot;;1200;1700))" office:value-type="float" office:value="1450">
            <text:p>1450</text:p>
          </table:table-cell>
          <table:table-cell table:formula="of:=IF([.M80]=&quot;N&quot;;100;IF([.M8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0]-1);0)" office:value-type="float" office:value="485">
            <text:p>48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79]+0.03" office:value-type="float" office:value="7.06">
            <text:p>7.06</text:p>
          </table:table-cell>
          <table:table-cell table:formula="of:=[.G80]/60" office:value-type="float" office:value="8.08333333333333">
            <text:p>8.08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tc_suicide', x = 1450, z = 100, facing = 0, spawnRadius = 0, delay = 14610, orbitalDrop = false, commands = {{cmdID = planetUtilities.COMMAND.PATROL, pos = {3300, 2300}}, },  },">
            <text:p>{ name = 'tc_suicide', x = 1450, z = 100, facing = 0, spawnRadius = 0, delay = 1461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81]=&quot;N&quot;;1450;IF([.M81]=&quot;M&quot;;1200;1700))" office:value-type="float" office:value="1450">
            <text:p>1450</text:p>
          </table:table-cell>
          <table:table-cell table:formula="of:=IF([.M81]=&quot;N&quot;;100;IF([.M8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1]-1);0)" office:value-type="float" office:value="487">
            <text:p>487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table:formula="of:=[.N80]+0.03" office:value-type="float" office:value="7.09">
            <text:p>7.09</text:p>
          </table:table-cell>
          <table:table-cell table:formula="of:=[.G81]/60" office:value-type="float" office:value="8.11666666666667">
            <text:p>8.1166666667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tc_suicide', x = 1450, z = 100, facing = 0, spawnRadius = 0, delay = 14670, orbitalDrop = false, commands = {{cmdID = planetUtilities.COMMAND.PATROL, pos = {3300, 2300}}, }, difficultyAtLeast = 2,  },">
            <text:p>{ name = 'tc_suicide', x = 1450, z = 100, facing = 0, spawnRadius = 0, delay = 1467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82]=&quot;N&quot;;1450;IF([.M82]=&quot;M&quot;;1200;1700))" office:value-type="float" office:value="1450">
            <text:p>1450</text:p>
          </table:table-cell>
          <table:table-cell table:formula="of:=IF([.M82]=&quot;N&quot;;100;IF([.M8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2]-1);0)" office:value-type="float" office:value="489">
            <text:p>489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81]+0.03" office:value-type="float" office:value="7.12">
            <text:p>7.12</text:p>
          </table:table-cell>
          <table:table-cell table:formula="of:=[.G82]/60" office:value-type="float" office:value="8.15">
            <text:p>8.1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tc_suicide', x = 1450, z = 100, facing = 0, spawnRadius = 0, delay = 14730, orbitalDrop = false, commands = {{cmdID = planetUtilities.COMMAND.PATROL, pos = {3300, 2300}}, }, difficultyAtLeast = 3,  },">
            <text:p>{ name = 'tc_suicide', x = 1450, z = 100, facing = 0, spawnRadius = 0, delay = 1473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3]=&quot;N&quot;;1450;IF([.M83]=&quot;M&quot;;1200;1700))" office:value-type="float" office:value="1450">
            <text:p>1450</text:p>
          </table:table-cell>
          <table:table-cell table:formula="of:=IF([.M83]=&quot;N&quot;;100;IF([.M8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3]-1);0)" office:value-type="float" office:value="491">
            <text:p>491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82]+0.03" office:value-type="float" office:value="7.15">
            <text:p>7.15</text:p>
          </table:table-cell>
          <table:table-cell table:formula="of:=[.G83]/60" office:value-type="float" office:value="8.18333333333333">
            <text:p>8.18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tc_suicide', x = 1700, z = 3900, facing = 0, spawnRadius = 0, delay = 14400, orbitalDrop = false, commands = {{cmdID = planetUtilities.COMMAND.PATROL, pos = {3300, 2300}}, },  },">
            <text:p>{ name = 'tc_suicide', x = 1700, z = 3900, facing = 0, spawnRadius = 0, delay = 1440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84]=&quot;N&quot;;1450;IF([.M84]=&quot;M&quot;;1200;1700))" office:value-type="float" office:value="1700">
            <text:p>1700</text:p>
          </table:table-cell>
          <table:table-cell table:formula="of:=IF([.M84]=&quot;N&quot;;100;IF([.M8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4]-1);0)" office:value-type="float" office:value="480">
            <text:p>4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11" table:formula="of:=[.N78]" office:value-type="float" office:value="7">
            <text:p>7</text:p>
          </table:table-cell>
          <table:table-cell table:formula="of:=[.G84]/60" office:value-type="float" office:value="8">
            <text:p>8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tc_suicide', x = 1700, z = 3900, facing = 0, spawnRadius = 0, delay = 14460, orbitalDrop = false, commands = {{cmdID = planetUtilities.COMMAND.PATROL, pos = {3300, 2300}}, }, difficultyAtLeast = 2,  },">
            <text:p>{ name = 'tc_suicide', x = 1700, z = 3900, facing = 0, spawnRadius = 0, delay = 1446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85]=&quot;N&quot;;1450;IF([.M85]=&quot;M&quot;;1200;1700))" office:value-type="float" office:value="1700">
            <text:p>1700</text:p>
          </table:table-cell>
          <table:table-cell table:formula="of:=IF([.M85]=&quot;N&quot;;100;IF([.M8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5]-1);0)" office:value-type="float" office:value="482">
            <text:p>482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84]+0.03" office:value-type="float" office:value="7.03">
            <text:p>7.03</text:p>
          </table:table-cell>
          <table:table-cell table:formula="of:=[.G85]/60" office:value-type="float" office:value="8.03333333333333">
            <text:p>8.0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tc_suicide', x = 1700, z = 3900, facing = 0, spawnRadius = 0, delay = 14550, orbitalDrop = false, commands = {{cmdID = planetUtilities.COMMAND.PATROL, pos = {3300, 2300}}, }, difficultyAtLeast = 3,  },">
            <text:p>{ name = 'tc_suicide', x = 1700, z = 3900, facing = 0, spawnRadius = 0, delay = 1455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6]=&quot;N&quot;;1450;IF([.M86]=&quot;M&quot;;1200;1700))" office:value-type="float" office:value="1700">
            <text:p>1700</text:p>
          </table:table-cell>
          <table:table-cell table:formula="of:=IF([.M86]=&quot;N&quot;;100;IF([.M8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6]-1);0)" office:value-type="float" office:value="485">
            <text:p>48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85]+0.03" office:value-type="float" office:value="7.06">
            <text:p>7.06</text:p>
          </table:table-cell>
          <table:table-cell table:formula="of:=[.G86]/60" office:value-type="float" office:value="8.08333333333333">
            <text:p>8.08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tc_suicide', x = 1700, z = 3900, facing = 0, spawnRadius = 0, delay = 14610, orbitalDrop = false, commands = {{cmdID = planetUtilities.COMMAND.PATROL, pos = {3300, 2300}}, },  },">
            <text:p>{ name = 'tc_suicide', x = 1700, z = 3900, facing = 0, spawnRadius = 0, delay = 1461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87]=&quot;N&quot;;1450;IF([.M87]=&quot;M&quot;;1200;1700))" office:value-type="float" office:value="1700">
            <text:p>1700</text:p>
          </table:table-cell>
          <table:table-cell table:formula="of:=IF([.M87]=&quot;N&quot;;100;IF([.M8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7]-1);0)" office:value-type="float" office:value="487">
            <text:p>487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86]+0.03" office:value-type="float" office:value="7.09">
            <text:p>7.09</text:p>
          </table:table-cell>
          <table:table-cell table:formula="of:=[.G87]/60" office:value-type="float" office:value="8.11666666666667">
            <text:p>8.1166666667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tc_suicide', x = 1700, z = 3900, facing = 0, spawnRadius = 0, delay = 14670, orbitalDrop = false, commands = {{cmdID = planetUtilities.COMMAND.PATROL, pos = {3300, 2300}}, }, difficultyAtLeast = 2,  },">
            <text:p>{ name = 'tc_suicide', x = 1700, z = 3900, facing = 0, spawnRadius = 0, delay = 1467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88]=&quot;N&quot;;1450;IF([.M88]=&quot;M&quot;;1200;1700))" office:value-type="float" office:value="1700">
            <text:p>1700</text:p>
          </table:table-cell>
          <table:table-cell table:formula="of:=IF([.M88]=&quot;N&quot;;100;IF([.M8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8]-1);0)" office:value-type="float" office:value="489">
            <text:p>489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87]+0.03" office:value-type="float" office:value="7.12">
            <text:p>7.12</text:p>
          </table:table-cell>
          <table:table-cell table:formula="of:=[.G88]/60" office:value-type="float" office:value="8.15">
            <text:p>8.1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tc_suicide', x = 1700, z = 3900, facing = 0, spawnRadius = 0, delay = 14730, orbitalDrop = false, commands = {{cmdID = planetUtilities.COMMAND.PATROL, pos = {3300, 2300}}, }, difficultyAtLeast = 3,  },">
            <text:p>{ name = 'tc_suicide', x = 1700, z = 3900, facing = 0, spawnRadius = 0, delay = 1473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9]=&quot;N&quot;;1450;IF([.M89]=&quot;M&quot;;1200;1700))" office:value-type="float" office:value="1700">
            <text:p>1700</text:p>
          </table:table-cell>
          <table:table-cell table:formula="of:=IF([.M89]=&quot;N&quot;;100;IF([.M8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9]-1);0)" office:value-type="float" office:value="491">
            <text:p>491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88]+0.03" office:value-type="float" office:value="7.15">
            <text:p>7.15</text:p>
          </table:table-cell>
          <table:table-cell table:formula="of:=[.G89]/60" office:value-type="float" office:value="8.18333333333333">
            <text:p>8.1833333333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6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tc_purgatory_ai', x = 1900, z = 1650, facing = 0, spawnRadius = 0, delay = 16650, orbitalDrop = false, commands = {{cmdID = planetUtilities.COMMAND.PATROL, pos = {1900, 1650}}, },  },">
            <text:p>{ name = 'tc_purgatory_ai', x = 1900, z = 1650, facing = 0, spawnRadius = 0, delay = 16650, orbitalDrop = false, commands = {{cmdID = planetUtilities.COMMAND.PATROL, pos = {1900, 165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1650">
            <text:p>16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1]-1);0)" office:value-type="float" office:value="555">
            <text:p>5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1900, 165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11" office:value-type="float" office:value="8">
            <text:p>8</text:p>
          </table:table-cell>
          <table:table-cell table:formula="of:=[.G91]/60" office:value-type="float" office:value="9.25">
            <text:p>9.2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tc_purgatory_ai', x = 1900, z = 3300, facing = 0, spawnRadius = 0, delay = 16650, orbitalDrop = false, commands = {{cmdID = planetUtilities.COMMAND.PATROL, pos = {1900, 3300}}, }, difficultyAtLeast = 2,  },">
            <text:p>{ name = 'tc_purgatory_ai', x = 1900, z = 3300, facing = 0, spawnRadius = 0, delay = 16650, orbitalDrop = false, commands = {{cmdID = planetUtilities.COMMAND.PATROL, pos = {1900, 3300}}, }, difficultyAtLeast = 2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3300">
            <text:p>33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2]-1);0)" office:value-type="float" office:value="555">
            <text:p>5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1900, 3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office:value-type="float" office:value="8">
            <text:p>8</text:p>
          </table:table-cell>
          <table:table-cell table:formula="of:=[.G92]/60" office:value-type="float" office:value="9.25">
            <text:p>9.2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tc_shade_lvl8', x = 1200, z = 2100, facing = 0, spawnRadius = 0, delay = 16650, orbitalDrop = false, patrolRoute = { {1700, 3800}, {2800, 3700}, {2700, 1900}, {3600, 3000}, }, difficultyAtLeast = 2,  },">
            <text:p>{ name = 'tc_shade_lvl8', x = 1200, z = 2100, facing = 0, spawnRadius = 0, delay = 16650, orbitalDrop = false, patrolRoute = { {1700, 3800}, {2800, 3700}, {2700, 1900}, {3600, 3000}, }, difficultyAtLeast = 2, <text:s/>},</text:p>
          </table:table-cell>
          <table:table-cell office:value-type="string">
            <text:p>tc_shade_lvl8</text:p>
          </table:table-cell>
          <table:table-cell table:formula="of:=IF([.M93]=&quot;N&quot;;1450;IF([.M93]=&quot;M&quot;;1200;1700))" office:value-type="float" office:value="1200">
            <text:p>1200</text:p>
          </table:table-cell>
          <table:table-cell table:formula="of:=IF([.M93]=&quot;N&quot;;100;IF([.M9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3]-1);0)" office:value-type="float" office:value="555">
            <text:p>555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11" table:formula="of:=[.N92]" office:value-type="float" office:value="8">
            <text:p>8</text:p>
          </table:table-cell>
          <table:table-cell table:formula="of:=[.G93]/60" office:value-type="float" office:value="9.25">
            <text:p>9.25</text:p>
          </table:table-cell>
          <table:table-cell table:style-name="Default" table:number-columns-repeated="1009"/>
        </table:table-row>
        <table:table-row table:style-name="ro1">
          <table:table-cell table:style-name="ce16"/>
          <table:table-cell table:number-columns-repeated="6"/>
          <table:table-cell table:style-name="ce18"/>
          <table:table-cell table:style-name="ce19"/>
          <table:table-cell/>
          <table:table-cell table:style-name="Default" table:number-columns-repeated="2"/>
          <table:table-cell/>
          <table:table-cell table:style-name="ce11"/>
          <table:table-cell/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spawn_suicide', x = 3600, z = 1420, facing = 0, spawnRadius = 0, delay = 18000, orbitalDrop = false, difficultyAtLeast = 2,  },">
            <text:p>{ name = 'spawn_suicide', x = 3600, z = 1420, facing = 0, spawnRadius = 0, delay = 18000, orbitalDrop = false, difficultyAtLeast = 2, <text:s/>},</text:p>
          </table:table-cell>
          <table:table-cell office:value-type="string">
            <text:p>spawn_suicide</text:p>
          </table:table-cell>
          <table:table-cell office:value-type="float" office:value="3600">
            <text:p>3600</text:p>
          </table:table-cell>
          <table:table-cell office:value-type="float" office:value="1420">
            <text:p>142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5]-1);0)" office:value-type="float" office:value="600">
            <text:p>600</text:p>
          </table:table-cell>
          <table:table-cell table:style-name="ce18" office:value-type="string">
            <text:p>false</text:p>
          </table:table-cell>
          <table:table-cell table:style-name="ce19"/>
          <table:table-cell/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def.</text:p>
          </table:table-cell>
          <table:table-cell table:style-name="ce11" office:value-type="float" office:value="8.6">
            <text:p>8.6</text:p>
          </table:table-cell>
          <table:table-cell table:formula="of:=[.G95]/60" office:value-type="float" office:value="10">
            <text:p>10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spawn_suicide', x = 3800, z = 950, facing = 0, spawnRadius = 0, delay = 18120, orbitalDrop = false, difficultyAtLeast = 2,  },">
            <text:p>{ name = 'spawn_suicide', x = 3800, z = 950, facing = 0, spawnRadius = 0, delay = 18120, orbitalDrop = false, difficultyAtLeast = 2, <text:s/>},</text:p>
          </table:table-cell>
          <table:table-cell office:value-type="string">
            <text:p>spawn_suicide</text:p>
          </table:table-cell>
          <table:table-cell office:value-type="float" office:value="3800">
            <text:p>380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6]-1);0)" office:value-type="float" office:value="604">
            <text:p>604</text:p>
          </table:table-cell>
          <table:table-cell table:style-name="ce18" office:value-type="string">
            <text:p>false</text:p>
          </table:table-cell>
          <table:table-cell table:style-name="ce19"/>
          <table:table-cell/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def.</text:p>
          </table:table-cell>
          <table:table-cell table:style-name="ce11" table:formula="of:=[.N95]+0.05" office:value-type="float" office:value="8.65">
            <text:p>8.65</text:p>
          </table:table-cell>
          <table:table-cell table:formula="of:=[.G96]/60" office:value-type="float" office:value="10.0666666666667">
            <text:p>10.0666666667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office:value-type="float" office:value="3950">
            <text:p>395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7]-1);0)" office:value-type="float" office:value="608">
            <text:p>60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96]+0.05" office:value-type="float" office:value="8.7">
            <text:p>8.7</text:p>
          </table:table-cell>
          <table:table-cell table:formula="of:=[.G97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97]" office:value-type="float" office:value="3950">
            <text:p>3950</text:p>
          </table:table-cell>
          <table:table-cell table:formula="of:=[.D9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8]-1);0)" office:value-type="float" office:value="608">
            <text:p>60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97]" office:value-type="float" office:value="8.7">
            <text:p>8.7</text:p>
          </table:table-cell>
          <table:table-cell table:formula="of:=[.G98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98]" office:value-type="float" office:value="3950">
            <text:p>3950</text:p>
          </table:table-cell>
          <table:table-cell table:formula="of:=[.D98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9]-1);0)" office:value-type="float" office:value="608">
            <text:p>60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98]" office:value-type="float" office:value="8.7">
            <text:p>8.7</text:p>
          </table:table-cell>
          <table:table-cell table:formula="of:=[.G99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99]" office:value-type="float" office:value="3950">
            <text:p>3950</text:p>
          </table:table-cell>
          <table:table-cell table:formula="of:=[.D99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0]-1);0)" office:value-type="float" office:value="608">
            <text:p>60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99]" office:value-type="float" office:value="8.7">
            <text:p>8.7</text:p>
          </table:table-cell>
          <table:table-cell table:formula="of:=[.G100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100]" office:value-type="float" office:value="3950">
            <text:p>3950</text:p>
          </table:table-cell>
          <table:table-cell table:formula="of:=[.D100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1]-1);0)" office:value-type="float" office:value="608">
            <text:p>60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100]" office:value-type="float" office:value="8.7">
            <text:p>8.7</text:p>
          </table:table-cell>
          <table:table-cell table:formula="of:=[.G101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101]" office:value-type="float" office:value="3950">
            <text:p>3950</text:p>
          </table:table-cell>
          <table:table-cell table:formula="of:=[.D101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2]-1);0)" office:value-type="float" office:value="608">
            <text:p>60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101]" office:value-type="float" office:value="8.7">
            <text:p>8.7</text:p>
          </table:table-cell>
          <table:table-cell table:formula="of:=[.G102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tc_mage', x = 3950, z = 950, facing = 0, spawnRadius = 0, delay = 18330, orbitalDrop = false, commands = {{cmdID = planetUtilities.COMMAND.PATROL, pos = {3300, 2300}}, }, difficultyAtLeast = 2,  },">
            <text:p>{ name = 'tc_mage', x = 3950, z = 950, facing = 0, spawnRadius = 0, delay = 18330, orbitalDrop = false, commands = {{cmdID = planetUtilities.COMMAND.PATROL, pos = {3300, 2300}}, }, difficultyAtLeast = 2, <text:s/>},</text:p>
          </table:table-cell>
          <table:table-cell office:value-type="string">
            <text:p>tc_mage</text:p>
          </table:table-cell>
          <table:table-cell table:formula="of:=[.C101]" office:value-type="float" office:value="3950">
            <text:p>3950</text:p>
          </table:table-cell>
          <table:table-cell table:formula="of:=[.D101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3]-1);0)" office:value-type="float" office:value="611">
            <text:p>611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101]+0.05" office:value-type="float" office:value="8.75">
            <text:p>8.75</text:p>
          </table:table-cell>
          <table:table-cell table:formula="of:=[.G103]/60" office:value-type="float" office:value="10.1833333333333">
            <text:p>10.18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tc_rictus', x = 3950, z = 950, facing = 0, spawnRadius = 0, delay = 18330, orbitalDrop = false, commands = {{cmdID = planetUtilities.COMMAND.PATROL, pos = {3300, 2300}}, }, difficultyAtLeast = 3,  },">
            <text:p>{ name = 'tc_rictus', x = 3950, z = 950, facing = 0, spawnRadius = 0, delay = 18330, orbitalDrop = false, commands = {{cmdID = planetUtilities.COMMAND.PATROL, pos = {3300, 2300}}, }, difficultyAtLeast = 3, <text:s/>},</text:p>
          </table:table-cell>
          <table:table-cell office:value-type="string">
            <text:p>tc_rictus</text:p>
          </table:table-cell>
          <table:table-cell table:formula="of:=[.C103]" office:value-type="float" office:value="3950">
            <text:p>3950</text:p>
          </table:table-cell>
          <table:table-cell table:formula="of:=[.D103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4]-1);0)" office:value-type="float" office:value="611">
            <text:p>611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11" table:formula="of:=[.N103]" office:value-type="float" office:value="8.75">
            <text:p>8.75</text:p>
          </table:table-cell>
          <table:table-cell table:formula="of:=[.G104]/60" office:value-type="float" office:value="10.1833333333333">
            <text:p>10.18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tc_rictus', x = 3950, z = 950, facing = 0, spawnRadius = 0, delay = 18330, orbitalDrop = false, commands = {{cmdID = planetUtilities.COMMAND.PATROL, pos = {3300, 2300}}, }, difficultyAtLeast = 3,  },">
            <text:p>{ name = 'tc_rictus', x = 3950, z = 950, facing = 0, spawnRadius = 0, delay = 18330, orbitalDrop = false, commands = {{cmdID = planetUtilities.COMMAND.PATROL, pos = {3300, 2300}}, }, difficultyAtLeast = 3, <text:s/>},</text:p>
          </table:table-cell>
          <table:table-cell office:value-type="string">
            <text:p>tc_rictus</text:p>
          </table:table-cell>
          <table:table-cell table:formula="of:=[.C104]" office:value-type="float" office:value="3950">
            <text:p>3950</text:p>
          </table:table-cell>
          <table:table-cell table:formula="of:=[.D104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5]-1);0)" office:value-type="float" office:value="611">
            <text:p>611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11" table:formula="of:=[.N104]" office:value-type="float" office:value="8.75">
            <text:p>8.75</text:p>
          </table:table-cell>
          <table:table-cell table:formula="of:=[.G105]/60" office:value-type="float" office:value="10.1833333333333">
            <text:p>10.18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tc_mancubus', x = 3950, z = 950, facing = 0, spawnRadius = 0, delay = 18450, orbitalDrop = false, commands = {{cmdID = planetUtilities.COMMAND.PATROL, pos = {3300, 2300}}, }, difficultyAtLeast = 4,  },">
            <text:p>{ name = 'tc_mancubus', x = 3950, z = 950, facing = 0, spawnRadius = 0, delay = 18450, orbitalDrop = false, commands = {{cmdID = planetUtilities.COMMAND.PATROL, pos = {3300, 2300}}, }, difficultyAtLeast = 4, <text:s/>},</text:p>
          </table:table-cell>
          <table:table-cell office:value-type="string">
            <text:p>tc_mancubus</text:p>
          </table:table-cell>
          <table:table-cell table:formula="of:=[.C105]" office:value-type="float" office:value="3950">
            <text:p>3950</text:p>
          </table:table-cell>
          <table:table-cell table:formula="of:=[.D105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6]-1);0)" office:value-type="float" office:value="615">
            <text:p>61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11" table:formula="of:=[.N105]+0.05" office:value-type="float" office:value="8.8">
            <text:p>8.8</text:p>
          </table:table-cell>
          <table:table-cell table:formula="of:=[.G106]/60" office:value-type="float" office:value="10.25">
            <text:p>10.25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tc_mancubus', x = 3950, z = 950, facing = 0, spawnRadius = 0, delay = 18450, orbitalDrop = false, commands = {{cmdID = planetUtilities.COMMAND.PATROL, pos = {3300, 2300}}, }, difficultyAtLeast = 4,  },">
            <text:p>{ name = 'tc_mancubus', x = 3950, z = 950, facing = 0, spawnRadius = 0, delay = 18450, orbitalDrop = false, commands = {{cmdID = planetUtilities.COMMAND.PATROL, pos = {3300, 2300}}, }, difficultyAtLeast = 4, <text:s/>},</text:p>
          </table:table-cell>
          <table:table-cell office:value-type="string">
            <text:p>tc_mancubus</text:p>
          </table:table-cell>
          <table:table-cell table:formula="of:=[.C106]" office:value-type="float" office:value="3950">
            <text:p>3950</text:p>
          </table:table-cell>
          <table:table-cell table:formula="of:=[.D106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7]-1);0)" office:value-type="float" office:value="615">
            <text:p>61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11" table:formula="of:=[.N106]" office:value-type="float" office:value="8.8">
            <text:p>8.8</text:p>
          </table:table-cell>
          <table:table-cell table:formula="of:=[.G107]/60" office:value-type="float" office:value="10.25">
            <text:p>10.25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tc_belial', x = 3950, z = 950, facing = 0, spawnRadius = 0, delay = 18450, orbitalDrop = false, commands = {{cmdID = planetUtilities.COMMAND.PATROL, pos = {3300, 2300}}, }, difficultyAtLeast = 4,  },">
            <text:p>{ name = 'tc_belial', x = 3950, z = 950, facing = 0, spawnRadius = 0, delay = 184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[.C107]" office:value-type="float" office:value="3950">
            <text:p>3950</text:p>
          </table:table-cell>
          <table:table-cell table:formula="of:=[.D10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8]-1);0)" office:value-type="float" office:value="615">
            <text:p>61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11" table:formula="of:=[.N107]" office:value-type="float" office:value="8.8">
            <text:p>8.8</text:p>
          </table:table-cell>
          <table:table-cell table:formula="of:=[.G108]/60" office:value-type="float" office:value="10.25">
            <text:p>10.25</text:p>
          </table:table-cell>
          <table:table-cell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6" table:formula="of:=&quot;{ &quot;&amp;[.B$1]&amp;&quot; = '&quot;&amp;[.B110]&amp;&quot;', &quot;&amp;[.C$1]&amp;&quot; = &quot;&amp;[.C110]&amp;&quot;, &quot;&amp;[.D$1]&amp;&quot; = &quot;&amp;[.D110]&amp;&quot;, &quot;&amp;[.E$1]&amp;&quot; = &quot;&amp;[.E110]&amp;&quot;, &quot;&amp;[.F$1]&amp;&quot; = &quot;&amp;[.F110]&amp;&quot;, &quot;&amp;[.G$1]&amp;&quot; = &quot;&amp;[.G110]*30&amp;&quot;, &quot;&amp;[.H$1]&amp;&quot; = &quot;&amp;[.H110]&amp;&quot;, &quot;&amp;IF([.I110]=&quot;&quot;;&quot;&quot;;[.I$1]&amp;&quot; = &quot;&amp;[.I110]&amp;&quot;, &quot;)&amp;IF([.J110]=&quot;&quot;;&quot;&quot;;[.J$1]&amp;&quot; = &quot;&amp;[.J110]&amp;&quot;, &quot;)&amp;IF([.K110]=&quot;&quot;;&quot;&quot;;[.K$1]&amp;&quot; = &quot;&amp;[.K110]&amp;&quot;, &quot;)&amp;&quot; },&quot;" office:value-type="string" office:string-value="{ name = 'tc_acranius', x = 1450, z = 100, facing = 0, spawnRadius = 0, delay = 18900, orbitalDrop = false, commands = {{cmdID = planetUtilities.COMMAND.PATROL, pos = {3300, 2300}}, },  },">
            <text:p>{ name = 'tc_acranius', x = 1450, z = 100, facing = 0, spawnRadius = 0, delay = 18900, orbitalDrop = false, commands = {{cmdID = planetUtilities.COMMAND.PATROL, pos = {3300, 2300}}, }, <text:s/>},</text:p>
          </table:table-cell>
          <table:table-cell office:value-type="string">
            <text:p>tc_acranius</text:p>
          </table:table-cell>
          <table:table-cell table:formula="of:=IF([.M110]=&quot;N&quot;;1450;IF([.M110]=&quot;M&quot;;1200;1700))" office:value-type="float" office:value="1450">
            <text:p>1450</text:p>
          </table:table-cell>
          <table:table-cell table:formula="of:=IF([.M110]=&quot;N&quot;;100;IF([.M11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0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/>
          <table:table-cell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formula="of:=[.G110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tc_acranius', x = 1450, z = 100, facing = 0, spawnRadius = 0, delay = 18900, orbitalDrop = false, commands = {{cmdID = planetUtilities.COMMAND.PATROL, pos = {3300, 2300}}, }, difficultyAtLeast = 2,  },">
            <text:p>{ name = 'tc_acranius', x = 1450, z = 1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acranius</text:p>
          </table:table-cell>
          <table:table-cell table:formula="of:=IF([.M111]=&quot;N&quot;;1450;IF([.M111]=&quot;M&quot;;1200;1700))" office:value-type="float" office:value="1450">
            <text:p>1450</text:p>
          </table:table-cell>
          <table:table-cell table:formula="of:=IF([.M111]=&quot;N&quot;;100;IF([.M11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1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formula="of:=[.G111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tc_acranius', x = 1450, z = 100, facing = 0, spawnRadius = 0, delay = 18900, orbitalDrop = false, commands = {{cmdID = planetUtilities.COMMAND.PATROL, pos = {3300, 2300}}, }, difficultyAtLeast = 3,  },">
            <text:p>{ name = 'tc_acranius', x = 1450, z = 1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acranius</text:p>
          </table:table-cell>
          <table:table-cell table:formula="of:=IF([.M112]=&quot;N&quot;;1450;IF([.M112]=&quot;M&quot;;1200;1700))" office:value-type="float" office:value="1450">
            <text:p>1450</text:p>
          </table:table-cell>
          <table:table-cell table:formula="of:=IF([.M112]=&quot;N&quot;;100;IF([.M11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2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formula="of:=[.G112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tc_dragon', x = 1450, z = 100, facing = 0, spawnRadius = 0, delay = 18900, orbitalDrop = false, commands = {{cmdID = planetUtilities.COMMAND.PATROL, pos = {3300, 2300}}, }, difficultyAtLeast = 2,  },">
            <text:p>{ name = 'tc_dragon', x = 1450, z = 1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13]=&quot;N&quot;;1450;IF([.M113]=&quot;M&quot;;1200;1700))" office:value-type="float" office:value="1450">
            <text:p>1450</text:p>
          </table:table-cell>
          <table:table-cell table:formula="of:=IF([.M113]=&quot;N&quot;;100;IF([.M11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3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formula="of:=[.G113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tc_dragon', x = 1450, z = 100, facing = 0, spawnRadius = 0, delay = 18900, orbitalDrop = false, commands = {{cmdID = planetUtilities.COMMAND.PATROL, pos = {3300, 2300}}, }, difficultyAtLeast = 3,  },">
            <text:p>{ name = 'tc_dragon', x = 1450, z = 1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dragon</text:p>
          </table:table-cell>
          <table:table-cell table:formula="of:=IF([.M114]=&quot;N&quot;;1450;IF([.M114]=&quot;M&quot;;1200;1700))" office:value-type="float" office:value="1450">
            <text:p>1450</text:p>
          </table:table-cell>
          <table:table-cell table:formula="of:=IF([.M114]=&quot;N&quot;;100;IF([.M11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4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formula="of:=[.G114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4">
          <table:table-cell table:style-name="ce16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tc_dragon', x = 1450, z = 100, facing = 0, spawnRadius = 0, delay = 18900, orbitalDrop = false, commands = {{cmdID = planetUtilities.COMMAND.PATROL, pos = {3300, 2300}}, }, difficultyAtLeast = 4,  },">
            <text:p>{ name = 'tc_dragon', x = 1450, z = 100, facing = 0, spawnRadius = 0, delay = 18900, orbitalDrop = false, commands = {{cmdID = planetUtilities.COMMAND.PATROL, pos = {3300, 2300}}, }, difficultyAtLeast = 4, <text:s/>},</text:p>
          </table:table-cell>
          <table:table-cell office:value-type="string">
            <text:p>tc_dragon</text:p>
          </table:table-cell>
          <table:table-cell table:formula="of:=IF([.M115]=&quot;N&quot;;1450;IF([.M115]=&quot;M&quot;;1200;1700))" office:value-type="float" office:value="1450">
            <text:p>1450</text:p>
          </table:table-cell>
          <table:table-cell table:formula="of:=IF([.M115]=&quot;N&quot;;100;IF([.M11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5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formula="of:=[.G115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5">
          <table:table-cell table:style-name="ce16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tc_cacodemon', x = 1200, z = 2100, facing = 0, spawnRadius = 0, delay = 18900, orbitalDrop = false, commands = {{cmdID = planetUtilities.COMMAND.PATROL, pos = {3300, 2300}}, },  },">
            <text:p>{ name = 'tc_cacodemon', x = 1200, z = 2100, facing = 0, spawnRadius = 0, delay = 18900, orbitalDrop = false, commands = {{cmdID = planetUtilities.COMMAND.PATROL, pos = {3300, 2300}}, }, <text:s/>},</text:p>
          </table:table-cell>
          <table:table-cell office:value-type="string">
            <text:p>tc_cacodemon</text:p>
          </table:table-cell>
          <table:table-cell table:formula="of:=IF([.M116]=&quot;N&quot;;1450;IF([.M116]=&quot;M&quot;;1200;1700))" office:value-type="float" office:value="1200">
            <text:p>1200</text:p>
          </table:table-cell>
          <table:table-cell table:formula="of:=IF([.M116]=&quot;N&quot;;100;IF([.M11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6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9"/>
          <table:table-cell table:style-name="ce19" office:value-type="string">
            <text:p>M</text:p>
          </table:table-cell>
          <table:table-cell table:style-name="ce11" office:value-type="float" office:value="9">
            <text:p>9</text:p>
          </table:table-cell>
          <table:table-cell table:formula="of:=[.G116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5">
          <table:table-cell table:style-name="ce16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tc_cacodemon', x = 1200, z = 2100, facing = 0, spawnRadius = 0, delay = 18900, orbitalDrop = false, commands = {{cmdID = planetUtilities.COMMAND.PATROL, pos = {3300, 2300}}, },  },">
            <text:p>{ name = 'tc_cacodemon', x = 1200, z = 2100, facing = 0, spawnRadius = 0, delay = 18900, orbitalDrop = false, commands = {{cmdID = planetUtilities.COMMAND.PATROL, pos = {3300, 2300}}, }, <text:s/>},</text:p>
          </table:table-cell>
          <table:table-cell office:value-type="string">
            <text:p>tc_cacodemon</text:p>
          </table:table-cell>
          <table:table-cell table:formula="of:=IF([.M117]=&quot;N&quot;;1450;IF([.M117]=&quot;M&quot;;1200;1700))" office:value-type="float" office:value="1200">
            <text:p>1200</text:p>
          </table:table-cell>
          <table:table-cell table:formula="of:=IF([.M117]=&quot;N&quot;;100;IF([.M117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7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9"/>
          <table:table-cell table:style-name="ce19" office:value-type="string">
            <text:p>M</text:p>
          </table:table-cell>
          <table:table-cell table:style-name="ce11" office:value-type="float" office:value="9">
            <text:p>9</text:p>
          </table:table-cell>
          <table:table-cell table:formula="of:=[.G117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5">
          <table:table-cell table:style-name="ce16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tc_cacodemon', x = 1200, z = 2100, facing = 0, spawnRadius = 0, delay = 18900, orbitalDrop = false, commands = {{cmdID = planetUtilities.COMMAND.PATROL, pos = {3300, 2300}}, },  },">
            <text:p>{ name = 'tc_cacodemon', x = 1200, z = 2100, facing = 0, spawnRadius = 0, delay = 18900, orbitalDrop = false, commands = {{cmdID = planetUtilities.COMMAND.PATROL, pos = {3300, 2300}}, }, <text:s/>},</text:p>
          </table:table-cell>
          <table:table-cell office:value-type="string">
            <text:p>tc_cacodemon</text:p>
          </table:table-cell>
          <table:table-cell table:formula="of:=IF([.M118]=&quot;N&quot;;1450;IF([.M118]=&quot;M&quot;;1200;1700))" office:value-type="float" office:value="1200">
            <text:p>1200</text:p>
          </table:table-cell>
          <table:table-cell table:formula="of:=IF([.M118]=&quot;N&quot;;100;IF([.M11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8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9"/>
          <table:table-cell table:style-name="ce19" office:value-type="string">
            <text:p>M</text:p>
          </table:table-cell>
          <table:table-cell table:style-name="ce11" office:value-type="float" office:value="9">
            <text:p>9</text:p>
          </table:table-cell>
          <table:table-cell table:formula="of:=[.G118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5">
          <table:table-cell table:style-name="ce16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tc_acranius', x = 1700, z = 3900, facing = 0, spawnRadius = 0, delay = 18900, orbitalDrop = false, commands = {{cmdID = planetUtilities.COMMAND.PATROL, pos = {3300, 2300}}, },  },">
            <text:p>{ name = 'tc_acranius', x = 1700, z = 3900, facing = 0, spawnRadius = 0, delay = 18900, orbitalDrop = false, commands = {{cmdID = planetUtilities.COMMAND.PATROL, pos = {3300, 2300}}, }, <text:s/>},</text:p>
          </table:table-cell>
          <table:table-cell office:value-type="string">
            <text:p>tc_acranius</text:p>
          </table:table-cell>
          <table:table-cell table:formula="of:=IF([.M119]=&quot;N&quot;;1450;IF([.M119]=&quot;M&quot;;1200;1700))" office:value-type="float" office:value="1700">
            <text:p>1700</text:p>
          </table:table-cell>
          <table:table-cell table:formula="of:=IF([.M119]=&quot;N&quot;;100;IF([.M11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9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9"/>
          <table:table-cell table:style-name="ce19" office:value-type="string">
            <text:p>S</text:p>
          </table:table-cell>
          <table:table-cell table:style-name="ce11" office:value-type="float" office:value="9">
            <text:p>9</text:p>
          </table:table-cell>
          <table:table-cell table:formula="of:=[.G119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tc_acranius', x = 1700, z = 3900, facing = 0, spawnRadius = 0, delay = 18900, orbitalDrop = false, commands = {{cmdID = planetUtilities.COMMAND.PATROL, pos = {3300, 2300}}, }, difficultyAtLeast = 2,  },">
            <text:p>{ name = 'tc_acranius', x = 1700, z = 39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acranius</text:p>
          </table:table-cell>
          <table:table-cell table:formula="of:=IF([.M120]=&quot;N&quot;;1450;IF([.M120]=&quot;M&quot;;1200;1700))" office:value-type="float" office:value="1700">
            <text:p>1700</text:p>
          </table:table-cell>
          <table:table-cell table:formula="of:=IF([.M120]=&quot;N&quot;;100;IF([.M12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0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9">
            <text:p>9</text:p>
          </table:table-cell>
          <table:table-cell table:formula="of:=[.G120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tc_acranius', x = 1700, z = 3900, facing = 0, spawnRadius = 0, delay = 18900, orbitalDrop = false, commands = {{cmdID = planetUtilities.COMMAND.PATROL, pos = {3300, 2300}}, }, difficultyAtLeast = 3,  },">
            <text:p>{ name = 'tc_acranius', x = 1700, z = 39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acranius</text:p>
          </table:table-cell>
          <table:table-cell table:formula="of:=IF([.M121]=&quot;N&quot;;1450;IF([.M121]=&quot;M&quot;;1200;1700))" office:value-type="float" office:value="1700">
            <text:p>1700</text:p>
          </table:table-cell>
          <table:table-cell table:formula="of:=IF([.M121]=&quot;N&quot;;100;IF([.M12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1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9">
            <text:p>9</text:p>
          </table:table-cell>
          <table:table-cell table:formula="of:=[.G121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2]&amp;&quot;', &quot;&amp;[.C$1]&amp;&quot; = &quot;&amp;[.C122]&amp;&quot;, &quot;&amp;[.D$1]&amp;&quot; = &quot;&amp;[.D122]&amp;&quot;, &quot;&amp;[.E$1]&amp;&quot; = &quot;&amp;[.E122]&amp;&quot;, &quot;&amp;[.F$1]&amp;&quot; = &quot;&amp;[.F122]&amp;&quot;, &quot;&amp;[.G$1]&amp;&quot; = &quot;&amp;[.G122]*30&amp;&quot;, &quot;&amp;[.H$1]&amp;&quot; = &quot;&amp;[.H122]&amp;&quot;, &quot;&amp;IF([.I122]=&quot;&quot;;&quot;&quot;;[.I$1]&amp;&quot; = &quot;&amp;[.I122]&amp;&quot;, &quot;)&amp;IF([.J122]=&quot;&quot;;&quot;&quot;;[.J$1]&amp;&quot; = &quot;&amp;[.J122]&amp;&quot;, &quot;)&amp;IF([.K122]=&quot;&quot;;&quot;&quot;;[.K$1]&amp;&quot; = &quot;&amp;[.K122]&amp;&quot;, &quot;)&amp;&quot; },&quot;" office:value-type="string" office:string-value="{ name = 'tc_dragon', x = 1700, z = 3900, facing = 0, spawnRadius = 0, delay = 18900, orbitalDrop = false, commands = {{cmdID = planetUtilities.COMMAND.PATROL, pos = {3300, 2300}}, }, difficultyAtLeast = 2,  },">
            <text:p>{ name = 'tc_dragon', x = 1700, z = 39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22]=&quot;N&quot;;1450;IF([.M122]=&quot;M&quot;;1200;1700))" office:value-type="float" office:value="1700">
            <text:p>1700</text:p>
          </table:table-cell>
          <table:table-cell table:formula="of:=IF([.M122]=&quot;N&quot;;100;IF([.M12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2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9">
            <text:p>9</text:p>
          </table:table-cell>
          <table:table-cell table:formula="of:=[.G122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3]&amp;&quot;', &quot;&amp;[.C$1]&amp;&quot; = &quot;&amp;[.C123]&amp;&quot;, &quot;&amp;[.D$1]&amp;&quot; = &quot;&amp;[.D123]&amp;&quot;, &quot;&amp;[.E$1]&amp;&quot; = &quot;&amp;[.E123]&amp;&quot;, &quot;&amp;[.F$1]&amp;&quot; = &quot;&amp;[.F123]&amp;&quot;, &quot;&amp;[.G$1]&amp;&quot; = &quot;&amp;[.G123]*30&amp;&quot;, &quot;&amp;[.H$1]&amp;&quot; = &quot;&amp;[.H123]&amp;&quot;, &quot;&amp;IF([.I123]=&quot;&quot;;&quot;&quot;;[.I$1]&amp;&quot; = &quot;&amp;[.I123]&amp;&quot;, &quot;)&amp;IF([.J123]=&quot;&quot;;&quot;&quot;;[.J$1]&amp;&quot; = &quot;&amp;[.J123]&amp;&quot;, &quot;)&amp;IF([.K123]=&quot;&quot;;&quot;&quot;;[.K$1]&amp;&quot; = &quot;&amp;[.K123]&amp;&quot;, &quot;)&amp;&quot; },&quot;" office:value-type="string" office:string-value="{ name = 'tc_dragon', x = 1700, z = 3900, facing = 0, spawnRadius = 0, delay = 18900, orbitalDrop = false, commands = {{cmdID = planetUtilities.COMMAND.PATROL, pos = {3300, 2300}}, }, difficultyAtLeast = 3,  },">
            <text:p>{ name = 'tc_dragon', x = 1700, z = 39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dragon</text:p>
          </table:table-cell>
          <table:table-cell table:formula="of:=IF([.M123]=&quot;N&quot;;1450;IF([.M123]=&quot;M&quot;;1200;1700))" office:value-type="float" office:value="1700">
            <text:p>1700</text:p>
          </table:table-cell>
          <table:table-cell table:formula="of:=IF([.M123]=&quot;N&quot;;100;IF([.M12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3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9">
            <text:p>9</text:p>
          </table:table-cell>
          <table:table-cell table:formula="of:=[.G123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4]&amp;&quot;', &quot;&amp;[.C$1]&amp;&quot; = &quot;&amp;[.C124]&amp;&quot;, &quot;&amp;[.D$1]&amp;&quot; = &quot;&amp;[.D124]&amp;&quot;, &quot;&amp;[.E$1]&amp;&quot; = &quot;&amp;[.E124]&amp;&quot;, &quot;&amp;[.F$1]&amp;&quot; = &quot;&amp;[.F124]&amp;&quot;, &quot;&amp;[.G$1]&amp;&quot; = &quot;&amp;[.G124]*30&amp;&quot;, &quot;&amp;[.H$1]&amp;&quot; = &quot;&amp;[.H124]&amp;&quot;, &quot;&amp;IF([.I124]=&quot;&quot;;&quot;&quot;;[.I$1]&amp;&quot; = &quot;&amp;[.I124]&amp;&quot;, &quot;)&amp;IF([.J124]=&quot;&quot;;&quot;&quot;;[.J$1]&amp;&quot; = &quot;&amp;[.J124]&amp;&quot;, &quot;)&amp;IF([.K124]=&quot;&quot;;&quot;&quot;;[.K$1]&amp;&quot; = &quot;&amp;[.K124]&amp;&quot;, &quot;)&amp;&quot; },&quot;" office:value-type="string" office:string-value="{ name = 'tc_dragon', x = 1700, z = 3900, facing = 0, spawnRadius = 0, delay = 18900, orbitalDrop = false, commands = {{cmdID = planetUtilities.COMMAND.PATROL, pos = {3300, 2300}}, }, difficultyAtLeast = 4,  },">
            <text:p>{ name = 'tc_dragon', x = 1700, z = 3900, facing = 0, spawnRadius = 0, delay = 18900, orbitalDrop = false, commands = {{cmdID = planetUtilities.COMMAND.PATROL, pos = {3300, 2300}}, }, difficultyAtLeast = 4, <text:s/>},</text:p>
          </table:table-cell>
          <table:table-cell office:value-type="string">
            <text:p>tc_dragon</text:p>
          </table:table-cell>
          <table:table-cell table:formula="of:=IF([.M124]=&quot;N&quot;;1450;IF([.M124]=&quot;M&quot;;1200;1700))" office:value-type="float" office:value="1700">
            <text:p>1700</text:p>
          </table:table-cell>
          <table:table-cell table:formula="of:=IF([.M124]=&quot;N&quot;;100;IF([.M12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4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9">
            <text:p>9</text:p>
          </table:table-cell>
          <table:table-cell table:formula="of:=[.G124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6" table:formula="of:=&quot;{ &quot;&amp;[.B$1]&amp;&quot; = '&quot;&amp;[.B126]&amp;&quot;', &quot;&amp;[.C$1]&amp;&quot; = &quot;&amp;[.C126]&amp;&quot;, &quot;&amp;[.D$1]&amp;&quot; = &quot;&amp;[.D126]&amp;&quot;, &quot;&amp;[.E$1]&amp;&quot; = &quot;&amp;[.E126]&amp;&quot;, &quot;&amp;[.F$1]&amp;&quot; = &quot;&amp;[.F126]&amp;&quot;, &quot;&amp;[.G$1]&amp;&quot; = &quot;&amp;[.G126]*30&amp;&quot;, &quot;&amp;[.H$1]&amp;&quot; = &quot;&amp;[.H126]&amp;&quot;, &quot;&amp;IF([.I126]=&quot;&quot;;&quot;&quot;;[.I$1]&amp;&quot; = &quot;&amp;[.I126]&amp;&quot;, &quot;)&amp;IF([.J126]=&quot;&quot;;&quot;&quot;;[.J$1]&amp;&quot; = &quot;&amp;[.J126]&amp;&quot;, &quot;)&amp;IF([.K126]=&quot;&quot;;&quot;&quot;;[.K$1]&amp;&quot; = &quot;&amp;[.K126]&amp;&quot;, &quot;)&amp;&quot; },&quot;" office:value-type="string" office:string-value="{ name = 'tc_mancubus', x = 1450, z = 100, facing = 0, spawnRadius = 0, delay = 21150, orbitalDrop = false, commands = {{cmdID = planetUtilities.COMMAND.PATROL, pos = {3300, 2300}}, },  },">
            <text:p>{ name = 'tc_mancubus', x = 1450, z = 100, facing = 0, spawnRadius = 0, delay = 21150, orbitalDrop = false, commands = {{cmdID = planetUtilities.COMMAND.PATROL, pos = {3300, 2300}}, }, <text:s/>},</text:p>
          </table:table-cell>
          <table:table-cell office:value-type="string">
            <text:p>tc_mancubus</text:p>
          </table:table-cell>
          <table:table-cell table:formula="of:=IF([.M126]=&quot;N&quot;;1450;IF([.M126]=&quot;M&quot;;1200;1700))" office:value-type="float" office:value="1450">
            <text:p>1450</text:p>
          </table:table-cell>
          <table:table-cell table:formula="of:=IF([.M126]=&quot;N&quot;;100;IF([.M12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6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10">
            <text:p>10</text:p>
          </table:table-cell>
          <table:table-cell table:formula="of:=[.G126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7]&amp;&quot;', &quot;&amp;[.C$1]&amp;&quot; = &quot;&amp;[.C127]&amp;&quot;, &quot;&amp;[.D$1]&amp;&quot; = &quot;&amp;[.D127]&amp;&quot;, &quot;&amp;[.E$1]&amp;&quot; = &quot;&amp;[.E127]&amp;&quot;, &quot;&amp;[.F$1]&amp;&quot; = &quot;&amp;[.F127]&amp;&quot;, &quot;&amp;[.G$1]&amp;&quot; = &quot;&amp;[.G127]*30&amp;&quot;, &quot;&amp;[.H$1]&amp;&quot; = &quot;&amp;[.H127]&amp;&quot;, &quot;&amp;IF([.I127]=&quot;&quot;;&quot;&quot;;[.I$1]&amp;&quot; = &quot;&amp;[.I127]&amp;&quot;, &quot;)&amp;IF([.J127]=&quot;&quot;;&quot;&quot;;[.J$1]&amp;&quot; = &quot;&amp;[.J127]&amp;&quot;, &quot;)&amp;IF([.K127]=&quot;&quot;;&quot;&quot;;[.K$1]&amp;&quot; = &quot;&amp;[.K127]&amp;&quot;, &quot;)&amp;&quot; },&quot;" office:value-type="string" office:string-value="{ name = 'tc_belial', x = 1450, z = 100, facing = 0, spawnRadius = 0, delay = 21150, orbitalDrop = false, commands = {{cmdID = planetUtilities.COMMAND.PATROL, pos = {3300, 2300}}, }, difficultyAtLeast = 2,  },">
            <text:p>{ name = 'tc_belial', x = 1450, z = 1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belial</text:p>
          </table:table-cell>
          <table:table-cell table:formula="of:=IF([.M127]=&quot;N&quot;;1450;IF([.M127]=&quot;M&quot;;1200;1700))" office:value-type="float" office:value="1450">
            <text:p>1450</text:p>
          </table:table-cell>
          <table:table-cell table:formula="of:=IF([.M127]=&quot;N&quot;;100;IF([.M12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7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126]" office:value-type="float" office:value="10">
            <text:p>10</text:p>
          </table:table-cell>
          <table:table-cell table:formula="of:=[.G127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8]&amp;&quot;', &quot;&amp;[.C$1]&amp;&quot; = &quot;&amp;[.C128]&amp;&quot;, &quot;&amp;[.D$1]&amp;&quot; = &quot;&amp;[.D128]&amp;&quot;, &quot;&amp;[.E$1]&amp;&quot; = &quot;&amp;[.E128]&amp;&quot;, &quot;&amp;[.F$1]&amp;&quot; = &quot;&amp;[.F128]&amp;&quot;, &quot;&amp;[.G$1]&amp;&quot; = &quot;&amp;[.G128]*30&amp;&quot;, &quot;&amp;[.H$1]&amp;&quot; = &quot;&amp;[.H128]&amp;&quot;, &quot;&amp;IF([.I128]=&quot;&quot;;&quot;&quot;;[.I$1]&amp;&quot; = &quot;&amp;[.I128]&amp;&quot;, &quot;)&amp;IF([.J128]=&quot;&quot;;&quot;&quot;;[.J$1]&amp;&quot; = &quot;&amp;[.J128]&amp;&quot;, &quot;)&amp;IF([.K128]=&quot;&quot;;&quot;&quot;;[.K$1]&amp;&quot; = &quot;&amp;[.K128]&amp;&quot;, &quot;)&amp;&quot; },&quot;" office:value-type="string" office:string-value="{ name = 'tc_belial', x = 1450, z = 100, facing = 0, spawnRadius = 0, delay = 21150, orbitalDrop = false, commands = {{cmdID = planetUtilities.COMMAND.PATROL, pos = {3300, 2300}}, }, difficultyAtLeast = 3,  },">
            <text:p>{ name = 'tc_belial', x = 1450, z = 1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belial</text:p>
          </table:table-cell>
          <table:table-cell table:formula="of:=IF([.M128]=&quot;N&quot;;1450;IF([.M128]=&quot;M&quot;;1200;1700))" office:value-type="float" office:value="1450">
            <text:p>1450</text:p>
          </table:table-cell>
          <table:table-cell table:formula="of:=IF([.M128]=&quot;N&quot;;100;IF([.M12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8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127]" office:value-type="float" office:value="10">
            <text:p>10</text:p>
          </table:table-cell>
          <table:table-cell table:formula="of:=[.G128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9]&amp;&quot;', &quot;&amp;[.C$1]&amp;&quot; = &quot;&amp;[.C129]&amp;&quot;, &quot;&amp;[.D$1]&amp;&quot; = &quot;&amp;[.D129]&amp;&quot;, &quot;&amp;[.E$1]&amp;&quot; = &quot;&amp;[.E129]&amp;&quot;, &quot;&amp;[.F$1]&amp;&quot; = &quot;&amp;[.F129]&amp;&quot;, &quot;&amp;[.G$1]&amp;&quot; = &quot;&amp;[.G129]*30&amp;&quot;, &quot;&amp;[.H$1]&amp;&quot; = &quot;&amp;[.H129]&amp;&quot;, &quot;&amp;IF([.I129]=&quot;&quot;;&quot;&quot;;[.I$1]&amp;&quot; = &quot;&amp;[.I129]&amp;&quot;, &quot;)&amp;IF([.J129]=&quot;&quot;;&quot;&quot;;[.J$1]&amp;&quot; = &quot;&amp;[.J129]&amp;&quot;, &quot;)&amp;IF([.K129]=&quot;&quot;;&quot;&quot;;[.K$1]&amp;&quot; = &quot;&amp;[.K129]&amp;&quot;, &quot;)&amp;&quot; },&quot;" office:value-type="string" office:string-value="{ name = 'tc_belial', x = 1450, z = 100, facing = 0, spawnRadius = 0, delay = 21150, orbitalDrop = false, commands = {{cmdID = planetUtilities.COMMAND.PATROL, pos = {3300, 2300}}, }, difficultyAtLeast = 4,  },">
            <text:p>{ name = 'tc_belial', x = 1450, z = 100, facing = 0, spawnRadius = 0, delay = 211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IF([.M129]=&quot;N&quot;;1450;IF([.M129]=&quot;M&quot;;1200;1700))" office:value-type="float" office:value="1450">
            <text:p>1450</text:p>
          </table:table-cell>
          <table:table-cell table:formula="of:=IF([.M129]=&quot;N&quot;;100;IF([.M12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9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11" table:formula="of:=[.N128]" office:value-type="float" office:value="10">
            <text:p>10</text:p>
          </table:table-cell>
          <table:table-cell table:formula="of:=[.G129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0]&amp;&quot;', &quot;&amp;[.C$1]&amp;&quot; = &quot;&amp;[.C130]&amp;&quot;, &quot;&amp;[.D$1]&amp;&quot; = &quot;&amp;[.D130]&amp;&quot;, &quot;&amp;[.E$1]&amp;&quot; = &quot;&amp;[.E130]&amp;&quot;, &quot;&amp;[.F$1]&amp;&quot; = &quot;&amp;[.F130]&amp;&quot;, &quot;&amp;[.G$1]&amp;&quot; = &quot;&amp;[.G130]*30&amp;&quot;, &quot;&amp;[.H$1]&amp;&quot; = &quot;&amp;[.H130]&amp;&quot;, &quot;&amp;IF([.I130]=&quot;&quot;;&quot;&quot;;[.I$1]&amp;&quot; = &quot;&amp;[.I130]&amp;&quot;, &quot;)&amp;IF([.J130]=&quot;&quot;;&quot;&quot;;[.J$1]&amp;&quot; = &quot;&amp;[.J130]&amp;&quot;, &quot;)&amp;IF([.K130]=&quot;&quot;;&quot;&quot;;[.K$1]&amp;&quot; = &quot;&amp;[.K130]&amp;&quot;, &quot;)&amp;&quot; },&quot;" office:value-type="string" office:string-value="{ name = 'tc_agares', x = 1450, z = 100, facing = 0, spawnRadius = 0, delay = 21150, orbitalDrop = false, commands = {{cmdID = planetUtilities.COMMAND.PATROL, pos = {3300, 2300}}, },  },">
            <text:p>{ name = 'tc_agares', x = 1450, z = 100, facing = 0, spawnRadius = 0, delay = 21150, orbitalDrop = false, commands = {{cmdID = planetUtilities.COMMAND.PATROL, pos = {3300, 2300}}, }, <text:s/>},</text:p>
          </table:table-cell>
          <table:table-cell office:value-type="string">
            <text:p>tc_agares</text:p>
          </table:table-cell>
          <table:table-cell table:formula="of:=IF([.M130]=&quot;N&quot;;1450;IF([.M130]=&quot;M&quot;;1200;1700))" office:value-type="float" office:value="1450">
            <text:p>1450</text:p>
          </table:table-cell>
          <table:table-cell table:formula="of:=IF([.M130]=&quot;N&quot;;100;IF([.M13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0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table:formula="of:=[.N128]" office:value-type="float" office:value="10">
            <text:p>10</text:p>
          </table:table-cell>
          <table:table-cell table:formula="of:=[.G130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1]&amp;&quot;', &quot;&amp;[.C$1]&amp;&quot; = &quot;&amp;[.C131]&amp;&quot;, &quot;&amp;[.D$1]&amp;&quot; = &quot;&amp;[.D131]&amp;&quot;, &quot;&amp;[.E$1]&amp;&quot; = &quot;&amp;[.E131]&amp;&quot;, &quot;&amp;[.F$1]&amp;&quot; = &quot;&amp;[.F131]&amp;&quot;, &quot;&amp;[.G$1]&amp;&quot; = &quot;&amp;[.G131]*30&amp;&quot;, &quot;&amp;[.H$1]&amp;&quot; = &quot;&amp;[.H131]&amp;&quot;, &quot;&amp;IF([.I131]=&quot;&quot;;&quot;&quot;;[.I$1]&amp;&quot; = &quot;&amp;[.I131]&amp;&quot;, &quot;)&amp;IF([.J131]=&quot;&quot;;&quot;&quot;;[.J$1]&amp;&quot; = &quot;&amp;[.J131]&amp;&quot;, &quot;)&amp;IF([.K131]=&quot;&quot;;&quot;&quot;;[.K$1]&amp;&quot; = &quot;&amp;[.K131]&amp;&quot;, &quot;)&amp;&quot; },&quot;" office:value-type="string" office:string-value="{ name = 'tc_agares', x = 1450, z = 100, facing = 0, spawnRadius = 0, delay = 21150, orbitalDrop = false, commands = {{cmdID = planetUtilities.COMMAND.PATROL, pos = {3300, 2300}}, }, difficultyAtLeast = 2,  },">
            <text:p>{ name = 'tc_agares', x = 1450, z = 1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agares</text:p>
          </table:table-cell>
          <table:table-cell table:formula="of:=IF([.M131]=&quot;N&quot;;1450;IF([.M131]=&quot;M&quot;;1200;1700))" office:value-type="float" office:value="1450">
            <text:p>1450</text:p>
          </table:table-cell>
          <table:table-cell table:formula="of:=IF([.M131]=&quot;N&quot;;100;IF([.M13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1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130]" office:value-type="float" office:value="10">
            <text:p>10</text:p>
          </table:table-cell>
          <table:table-cell table:formula="of:=[.G131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2]&amp;&quot;', &quot;&amp;[.C$1]&amp;&quot; = &quot;&amp;[.C132]&amp;&quot;, &quot;&amp;[.D$1]&amp;&quot; = &quot;&amp;[.D132]&amp;&quot;, &quot;&amp;[.E$1]&amp;&quot; = &quot;&amp;[.E132]&amp;&quot;, &quot;&amp;[.F$1]&amp;&quot; = &quot;&amp;[.F132]&amp;&quot;, &quot;&amp;[.G$1]&amp;&quot; = &quot;&amp;[.G132]*30&amp;&quot;, &quot;&amp;[.H$1]&amp;&quot; = &quot;&amp;[.H132]&amp;&quot;, &quot;&amp;IF([.I132]=&quot;&quot;;&quot;&quot;;[.I$1]&amp;&quot; = &quot;&amp;[.I132]&amp;&quot;, &quot;)&amp;IF([.J132]=&quot;&quot;;&quot;&quot;;[.J$1]&amp;&quot; = &quot;&amp;[.J132]&amp;&quot;, &quot;)&amp;IF([.K132]=&quot;&quot;;&quot;&quot;;[.K$1]&amp;&quot; = &quot;&amp;[.K132]&amp;&quot;, &quot;)&amp;&quot; },&quot;" office:value-type="string" office:string-value="{ name = 'tc_agares', x = 1450, z = 100, facing = 0, spawnRadius = 0, delay = 21150, orbitalDrop = false, commands = {{cmdID = planetUtilities.COMMAND.PATROL, pos = {3300, 2300}}, }, difficultyAtLeast = 3,  },">
            <text:p>{ name = 'tc_agares', x = 1450, z = 1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agares</text:p>
          </table:table-cell>
          <table:table-cell table:formula="of:=IF([.M132]=&quot;N&quot;;1450;IF([.M132]=&quot;M&quot;;1200;1700))" office:value-type="float" office:value="1450">
            <text:p>1450</text:p>
          </table:table-cell>
          <table:table-cell table:formula="of:=IF([.M132]=&quot;N&quot;;100;IF([.M13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2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131]" office:value-type="float" office:value="10">
            <text:p>10</text:p>
          </table:table-cell>
          <table:table-cell table:formula="of:=[.G132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3]&amp;&quot;', &quot;&amp;[.C$1]&amp;&quot; = &quot;&amp;[.C133]&amp;&quot;, &quot;&amp;[.D$1]&amp;&quot; = &quot;&amp;[.D133]&amp;&quot;, &quot;&amp;[.E$1]&amp;&quot; = &quot;&amp;[.E133]&amp;&quot;, &quot;&amp;[.F$1]&amp;&quot; = &quot;&amp;[.F133]&amp;&quot;, &quot;&amp;[.G$1]&amp;&quot; = &quot;&amp;[.G133]*30&amp;&quot;, &quot;&amp;[.H$1]&amp;&quot; = &quot;&amp;[.H133]&amp;&quot;, &quot;&amp;IF([.I133]=&quot;&quot;;&quot;&quot;;[.I$1]&amp;&quot; = &quot;&amp;[.I133]&amp;&quot;, &quot;)&amp;IF([.J133]=&quot;&quot;;&quot;&quot;;[.J$1]&amp;&quot; = &quot;&amp;[.J133]&amp;&quot;, &quot;)&amp;IF([.K133]=&quot;&quot;;&quot;&quot;;[.K$1]&amp;&quot; = &quot;&amp;[.K133]&amp;&quot;, &quot;)&amp;&quot; },&quot;" office:value-type="string" office:string-value="{ name = 'tc_purgatory_ai', x = 1450, z = 100, facing = 0, spawnRadius = 0, delay = 21150, orbitalDrop = false, commands = {{cmdID = planetUtilities.COMMAND.PATROL, pos = {3300, 2300}}, }, difficultyAtLeast = 4,  },">
            <text:p>{ name = 'tc_purgatory_ai', x = 1450, z = 100, facing = 0, spawnRadius = 0, delay = 21150, orbitalDrop = false, commands = {{cmdID = planetUtilities.COMMAND.PATROL, pos = {3300, 2300}}, }, difficultyAtLeast = 4, <text:s/>},</text:p>
          </table:table-cell>
          <table:table-cell office:value-type="string">
            <text:p>tc_purgatory_ai</text:p>
          </table:table-cell>
          <table:table-cell table:formula="of:=IF([.M133]=&quot;N&quot;;1450;IF([.M133]=&quot;M&quot;;1200;1700))" office:value-type="float" office:value="1450">
            <text:p>1450</text:p>
          </table:table-cell>
          <table:table-cell table:formula="of:=IF([.M133]=&quot;N&quot;;100;IF([.M13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3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11" table:formula="of:=[.N132]" office:value-type="float" office:value="10">
            <text:p>10</text:p>
          </table:table-cell>
          <table:table-cell table:formula="of:=[.G133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4]&amp;&quot;', &quot;&amp;[.C$1]&amp;&quot; = &quot;&amp;[.C134]&amp;&quot;, &quot;&amp;[.D$1]&amp;&quot; = &quot;&amp;[.D134]&amp;&quot;, &quot;&amp;[.E$1]&amp;&quot; = &quot;&amp;[.E134]&amp;&quot;, &quot;&amp;[.F$1]&amp;&quot; = &quot;&amp;[.F134]&amp;&quot;, &quot;&amp;[.G$1]&amp;&quot; = &quot;&amp;[.G134]*30&amp;&quot;, &quot;&amp;[.H$1]&amp;&quot; = &quot;&amp;[.H134]&amp;&quot;, &quot;&amp;IF([.I134]=&quot;&quot;;&quot;&quot;;[.I$1]&amp;&quot; = &quot;&amp;[.I134]&amp;&quot;, &quot;)&amp;IF([.J134]=&quot;&quot;;&quot;&quot;;[.J$1]&amp;&quot; = &quot;&amp;[.J134]&amp;&quot;, &quot;)&amp;IF([.K134]=&quot;&quot;;&quot;&quot;;[.K$1]&amp;&quot; = &quot;&amp;[.K134]&amp;&quot;, &quot;)&amp;&quot; },&quot;" office:value-type="string" office:string-value="{ name = 'tc_mermeoth', x = 1700, z = 3900, facing = 0, spawnRadius = 0, delay = 21150, orbitalDrop = false, commands = {{cmdID = planetUtilities.COMMAND.PATROL, pos = {3300, 2300}}, },  },">
            <text:p>{ name = 'tc_mermeoth', x = 1700, z = 3900, facing = 0, spawnRadius = 0, delay = 21150, orbitalDrop = false, commands = {{cmdID = planetUtilities.COMMAND.PATROL, pos = {3300, 2300}}, }, <text:s/>},</text:p>
          </table:table-cell>
          <table:table-cell office:value-type="string">
            <text:p>tc_mermeoth</text:p>
          </table:table-cell>
          <table:table-cell table:formula="of:=IF([.M134]=&quot;N&quot;;1450;IF([.M134]=&quot;M&quot;;1200;1700))" office:value-type="float" office:value="1700">
            <text:p>1700</text:p>
          </table:table-cell>
          <table:table-cell table:formula="of:=IF([.M134]=&quot;N&quot;;100;IF([.M13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4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11" table:formula="of:=[.N132]" office:value-type="float" office:value="10">
            <text:p>10</text:p>
          </table:table-cell>
          <table:table-cell table:formula="of:=[.G134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5]&amp;&quot;', &quot;&amp;[.C$1]&amp;&quot; = &quot;&amp;[.C135]&amp;&quot;, &quot;&amp;[.D$1]&amp;&quot; = &quot;&amp;[.D135]&amp;&quot;, &quot;&amp;[.E$1]&amp;&quot; = &quot;&amp;[.E135]&amp;&quot;, &quot;&amp;[.F$1]&amp;&quot; = &quot;&amp;[.F135]&amp;&quot;, &quot;&amp;[.G$1]&amp;&quot; = &quot;&amp;[.G135]*30&amp;&quot;, &quot;&amp;[.H$1]&amp;&quot; = &quot;&amp;[.H135]&amp;&quot;, &quot;&amp;IF([.I135]=&quot;&quot;;&quot;&quot;;[.I$1]&amp;&quot; = &quot;&amp;[.I135]&amp;&quot;, &quot;)&amp;IF([.J135]=&quot;&quot;;&quot;&quot;;[.J$1]&amp;&quot; = &quot;&amp;[.J135]&amp;&quot;, &quot;)&amp;IF([.K135]=&quot;&quot;;&quot;&quot;;[.K$1]&amp;&quot; = &quot;&amp;[.K135]&amp;&quot;, &quot;)&amp;&quot; },&quot;" office:value-type="string" office:string-value="{ name = 'tc_mancubus', x = 1700, z = 3900, facing = 0, spawnRadius = 0, delay = 21150, orbitalDrop = false, commands = {{cmdID = planetUtilities.COMMAND.PATROL, pos = {3300, 2300}}, },  },">
            <text:p>{ name = 'tc_mancubus', x = 1700, z = 3900, facing = 0, spawnRadius = 0, delay = 21150, orbitalDrop = false, commands = {{cmdID = planetUtilities.COMMAND.PATROL, pos = {3300, 2300}}, }, <text:s/>},</text:p>
          </table:table-cell>
          <table:table-cell office:value-type="string">
            <text:p>tc_mancubus</text:p>
          </table:table-cell>
          <table:table-cell table:formula="of:=IF([.M135]=&quot;N&quot;;1450;IF([.M135]=&quot;M&quot;;1200;1700))" office:value-type="float" office:value="1700">
            <text:p>1700</text:p>
          </table:table-cell>
          <table:table-cell table:formula="of:=IF([.M135]=&quot;N&quot;;100;IF([.M13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5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134]" office:value-type="float" office:value="10">
            <text:p>10</text:p>
          </table:table-cell>
          <table:table-cell table:formula="of:=[.G135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6]&amp;&quot;', &quot;&amp;[.C$1]&amp;&quot; = &quot;&amp;[.C136]&amp;&quot;, &quot;&amp;[.D$1]&amp;&quot; = &quot;&amp;[.D136]&amp;&quot;, &quot;&amp;[.E$1]&amp;&quot; = &quot;&amp;[.E136]&amp;&quot;, &quot;&amp;[.F$1]&amp;&quot; = &quot;&amp;[.F136]&amp;&quot;, &quot;&amp;[.G$1]&amp;&quot; = &quot;&amp;[.G136]*30&amp;&quot;, &quot;&amp;[.H$1]&amp;&quot; = &quot;&amp;[.H136]&amp;&quot;, &quot;&amp;IF([.I136]=&quot;&quot;;&quot;&quot;;[.I$1]&amp;&quot; = &quot;&amp;[.I136]&amp;&quot;, &quot;)&amp;IF([.J136]=&quot;&quot;;&quot;&quot;;[.J$1]&amp;&quot; = &quot;&amp;[.J136]&amp;&quot;, &quot;)&amp;IF([.K136]=&quot;&quot;;&quot;&quot;;[.K$1]&amp;&quot; = &quot;&amp;[.K136]&amp;&quot;, &quot;)&amp;&quot; },&quot;" office:value-type="string" office:string-value="{ name = 'tc_belial', x = 1700, z = 3900, facing = 0, spawnRadius = 0, delay = 21150, orbitalDrop = false, commands = {{cmdID = planetUtilities.COMMAND.PATROL, pos = {3300, 2300}}, }, difficultyAtLeast = 2,  },">
            <text:p>{ name = 'tc_belial', x = 1700, z = 39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belial</text:p>
          </table:table-cell>
          <table:table-cell table:formula="of:=IF([.M136]=&quot;N&quot;;1450;IF([.M136]=&quot;M&quot;;1200;1700))" office:value-type="float" office:value="1700">
            <text:p>1700</text:p>
          </table:table-cell>
          <table:table-cell table:formula="of:=IF([.M136]=&quot;N&quot;;100;IF([.M13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6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35]" office:value-type="float" office:value="10">
            <text:p>10</text:p>
          </table:table-cell>
          <table:table-cell table:formula="of:=[.G136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7]&amp;&quot;', &quot;&amp;[.C$1]&amp;&quot; = &quot;&amp;[.C137]&amp;&quot;, &quot;&amp;[.D$1]&amp;&quot; = &quot;&amp;[.D137]&amp;&quot;, &quot;&amp;[.E$1]&amp;&quot; = &quot;&amp;[.E137]&amp;&quot;, &quot;&amp;[.F$1]&amp;&quot; = &quot;&amp;[.F137]&amp;&quot;, &quot;&amp;[.G$1]&amp;&quot; = &quot;&amp;[.G137]*30&amp;&quot;, &quot;&amp;[.H$1]&amp;&quot; = &quot;&amp;[.H137]&amp;&quot;, &quot;&amp;IF([.I137]=&quot;&quot;;&quot;&quot;;[.I$1]&amp;&quot; = &quot;&amp;[.I137]&amp;&quot;, &quot;)&amp;IF([.J137]=&quot;&quot;;&quot;&quot;;[.J$1]&amp;&quot; = &quot;&amp;[.J137]&amp;&quot;, &quot;)&amp;IF([.K137]=&quot;&quot;;&quot;&quot;;[.K$1]&amp;&quot; = &quot;&amp;[.K137]&amp;&quot;, &quot;)&amp;&quot; },&quot;" office:value-type="string" office:string-value="{ name = 'tc_belial', x = 1700, z = 3900, facing = 0, spawnRadius = 0, delay = 21150, orbitalDrop = false, commands = {{cmdID = planetUtilities.COMMAND.PATROL, pos = {3300, 2300}}, }, difficultyAtLeast = 3,  },">
            <text:p>{ name = 'tc_belial', x = 1700, z = 39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belial</text:p>
          </table:table-cell>
          <table:table-cell table:formula="of:=IF([.M137]=&quot;N&quot;;1450;IF([.M137]=&quot;M&quot;;1200;1700))" office:value-type="float" office:value="1700">
            <text:p>1700</text:p>
          </table:table-cell>
          <table:table-cell table:formula="of:=IF([.M137]=&quot;N&quot;;100;IF([.M13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7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36]" office:value-type="float" office:value="10">
            <text:p>10</text:p>
          </table:table-cell>
          <table:table-cell table:formula="of:=[.G137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8]&amp;&quot;', &quot;&amp;[.C$1]&amp;&quot; = &quot;&amp;[.C138]&amp;&quot;, &quot;&amp;[.D$1]&amp;&quot; = &quot;&amp;[.D138]&amp;&quot;, &quot;&amp;[.E$1]&amp;&quot; = &quot;&amp;[.E138]&amp;&quot;, &quot;&amp;[.F$1]&amp;&quot; = &quot;&amp;[.F138]&amp;&quot;, &quot;&amp;[.G$1]&amp;&quot; = &quot;&amp;[.G138]*30&amp;&quot;, &quot;&amp;[.H$1]&amp;&quot; = &quot;&amp;[.H138]&amp;&quot;, &quot;&amp;IF([.I138]=&quot;&quot;;&quot;&quot;;[.I$1]&amp;&quot; = &quot;&amp;[.I138]&amp;&quot;, &quot;)&amp;IF([.J138]=&quot;&quot;;&quot;&quot;;[.J$1]&amp;&quot; = &quot;&amp;[.J138]&amp;&quot;, &quot;)&amp;IF([.K138]=&quot;&quot;;&quot;&quot;;[.K$1]&amp;&quot; = &quot;&amp;[.K138]&amp;&quot;, &quot;)&amp;&quot; },&quot;" office:value-type="string" office:string-value="{ name = 'tc_agares', x = 1700, z = 3900, facing = 0, spawnRadius = 0, delay = 21150, orbitalDrop = false, commands = {{cmdID = planetUtilities.COMMAND.PATROL, pos = {3300, 2300}}, },  },">
            <text:p>{ name = 'tc_agares', x = 1700, z = 3900, facing = 0, spawnRadius = 0, delay = 21150, orbitalDrop = false, commands = {{cmdID = planetUtilities.COMMAND.PATROL, pos = {3300, 2300}}, }, <text:s/>},</text:p>
          </table:table-cell>
          <table:table-cell office:value-type="string">
            <text:p>tc_agares</text:p>
          </table:table-cell>
          <table:table-cell table:formula="of:=IF([.M138]=&quot;N&quot;;1450;IF([.M138]=&quot;M&quot;;1200;1700))" office:value-type="float" office:value="1700">
            <text:p>1700</text:p>
          </table:table-cell>
          <table:table-cell table:formula="of:=IF([.M138]=&quot;N&quot;;100;IF([.M13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8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136]" office:value-type="float" office:value="10">
            <text:p>10</text:p>
          </table:table-cell>
          <table:table-cell table:formula="of:=[.G138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9]&amp;&quot;', &quot;&amp;[.C$1]&amp;&quot; = &quot;&amp;[.C139]&amp;&quot;, &quot;&amp;[.D$1]&amp;&quot; = &quot;&amp;[.D139]&amp;&quot;, &quot;&amp;[.E$1]&amp;&quot; = &quot;&amp;[.E139]&amp;&quot;, &quot;&amp;[.F$1]&amp;&quot; = &quot;&amp;[.F139]&amp;&quot;, &quot;&amp;[.G$1]&amp;&quot; = &quot;&amp;[.G139]*30&amp;&quot;, &quot;&amp;[.H$1]&amp;&quot; = &quot;&amp;[.H139]&amp;&quot;, &quot;&amp;IF([.I139]=&quot;&quot;;&quot;&quot;;[.I$1]&amp;&quot; = &quot;&amp;[.I139]&amp;&quot;, &quot;)&amp;IF([.J139]=&quot;&quot;;&quot;&quot;;[.J$1]&amp;&quot; = &quot;&amp;[.J139]&amp;&quot;, &quot;)&amp;IF([.K139]=&quot;&quot;;&quot;&quot;;[.K$1]&amp;&quot; = &quot;&amp;[.K139]&amp;&quot;, &quot;)&amp;&quot; },&quot;" office:value-type="string" office:string-value="{ name = 'tc_agares', x = 1700, z = 3900, facing = 0, spawnRadius = 0, delay = 21150, orbitalDrop = false, commands = {{cmdID = planetUtilities.COMMAND.PATROL, pos = {3300, 2300}}, }, difficultyAtLeast = 2,  },">
            <text:p>{ name = 'tc_agares', x = 1700, z = 39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agares</text:p>
          </table:table-cell>
          <table:table-cell table:formula="of:=IF([.M139]=&quot;N&quot;;1450;IF([.M139]=&quot;M&quot;;1200;1700))" office:value-type="float" office:value="1700">
            <text:p>1700</text:p>
          </table:table-cell>
          <table:table-cell table:formula="of:=IF([.M139]=&quot;N&quot;;100;IF([.M13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9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38]" office:value-type="float" office:value="10">
            <text:p>10</text:p>
          </table:table-cell>
          <table:table-cell table:formula="of:=[.G139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40]&amp;&quot;', &quot;&amp;[.C$1]&amp;&quot; = &quot;&amp;[.C140]&amp;&quot;, &quot;&amp;[.D$1]&amp;&quot; = &quot;&amp;[.D140]&amp;&quot;, &quot;&amp;[.E$1]&amp;&quot; = &quot;&amp;[.E140]&amp;&quot;, &quot;&amp;[.F$1]&amp;&quot; = &quot;&amp;[.F140]&amp;&quot;, &quot;&amp;[.G$1]&amp;&quot; = &quot;&amp;[.G140]*30&amp;&quot;, &quot;&amp;[.H$1]&amp;&quot; = &quot;&amp;[.H140]&amp;&quot;, &quot;&amp;IF([.I140]=&quot;&quot;;&quot;&quot;;[.I$1]&amp;&quot; = &quot;&amp;[.I140]&amp;&quot;, &quot;)&amp;IF([.J140]=&quot;&quot;;&quot;&quot;;[.J$1]&amp;&quot; = &quot;&amp;[.J140]&amp;&quot;, &quot;)&amp;IF([.K140]=&quot;&quot;;&quot;&quot;;[.K$1]&amp;&quot; = &quot;&amp;[.K140]&amp;&quot;, &quot;)&amp;&quot; },&quot;" office:value-type="string" office:string-value="{ name = 'tc_agares', x = 1700, z = 3900, facing = 0, spawnRadius = 0, delay = 21150, orbitalDrop = false, commands = {{cmdID = planetUtilities.COMMAND.PATROL, pos = {3300, 2300}}, }, difficultyAtLeast = 3,  },">
            <text:p>{ name = 'tc_agares', x = 1700, z = 39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agares</text:p>
          </table:table-cell>
          <table:table-cell table:formula="of:=IF([.M140]=&quot;N&quot;;1450;IF([.M140]=&quot;M&quot;;1200;1700))" office:value-type="float" office:value="1700">
            <text:p>1700</text:p>
          </table:table-cell>
          <table:table-cell table:formula="of:=IF([.M140]=&quot;N&quot;;100;IF([.M14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0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39]" office:value-type="float" office:value="10">
            <text:p>10</text:p>
          </table:table-cell>
          <table:table-cell table:formula="of:=[.G140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41]&amp;&quot;', &quot;&amp;[.C$1]&amp;&quot; = &quot;&amp;[.C141]&amp;&quot;, &quot;&amp;[.D$1]&amp;&quot; = &quot;&amp;[.D141]&amp;&quot;, &quot;&amp;[.E$1]&amp;&quot; = &quot;&amp;[.E141]&amp;&quot;, &quot;&amp;[.F$1]&amp;&quot; = &quot;&amp;[.F141]&amp;&quot;, &quot;&amp;[.G$1]&amp;&quot; = &quot;&amp;[.G141]*30&amp;&quot;, &quot;&amp;[.H$1]&amp;&quot; = &quot;&amp;[.H141]&amp;&quot;, &quot;&amp;IF([.I141]=&quot;&quot;;&quot;&quot;;[.I$1]&amp;&quot; = &quot;&amp;[.I141]&amp;&quot;, &quot;)&amp;IF([.J141]=&quot;&quot;;&quot;&quot;;[.J$1]&amp;&quot; = &quot;&amp;[.J141]&amp;&quot;, &quot;)&amp;IF([.K141]=&quot;&quot;;&quot;&quot;;[.K$1]&amp;&quot; = &quot;&amp;[.K141]&amp;&quot;, &quot;)&amp;&quot; },&quot;" office:value-type="string" office:string-value="{ name = 'tc_purgatory_ai', x = 1700, z = 3900, facing = 0, spawnRadius = 0, delay = 21150, orbitalDrop = false, commands = {{cmdID = planetUtilities.COMMAND.PATROL, pos = {3300, 2300}}, }, difficultyAtLeast = 4,  },">
            <text:p>{ name = 'tc_purgatory_ai', x = 1700, z = 3900, facing = 0, spawnRadius = 0, delay = 21150, orbitalDrop = false, commands = {{cmdID = planetUtilities.COMMAND.PATROL, pos = {3300, 2300}}, }, difficultyAtLeast = 4, <text:s/>},</text:p>
          </table:table-cell>
          <table:table-cell office:value-type="string">
            <text:p>tc_purgatory_ai</text:p>
          </table:table-cell>
          <table:table-cell table:formula="of:=IF([.M141]=&quot;N&quot;;1450;IF([.M141]=&quot;M&quot;;1200;1700))" office:value-type="float" office:value="1700">
            <text:p>1700</text:p>
          </table:table-cell>
          <table:table-cell table:formula="of:=IF([.M141]=&quot;N&quot;;100;IF([.M14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1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40]" office:value-type="float" office:value="10">
            <text:p>10</text:p>
          </table:table-cell>
          <table:table-cell table:formula="of:=[.G141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/>
          <table:table-cell table:number-columns-repeated="6"/>
          <table:table-cell table:style-name="ce18"/>
          <table:table-cell table:number-columns-repeated="2"/>
          <table:table-cell table:style-name="Default" table:number-columns-repeated="2"/>
          <table:table-cell table:style-name="ce19"/>
          <table:table-cell table:style-name="ce11"/>
          <table:table-cell/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43]&amp;&quot;', &quot;&amp;[.C$1]&amp;&quot; = &quot;&amp;[.C143]&amp;&quot;, &quot;&amp;[.D$1]&amp;&quot; = &quot;&amp;[.D143]&amp;&quot;, &quot;&amp;[.E$1]&amp;&quot; = &quot;&amp;[.E143]&amp;&quot;, &quot;&amp;[.F$1]&amp;&quot; = &quot;&amp;[.F143]&amp;&quot;, &quot;&amp;[.G$1]&amp;&quot; = &quot;&amp;[.G143]*30&amp;&quot;, &quot;&amp;[.H$1]&amp;&quot; = &quot;&amp;[.H143]&amp;&quot;, &quot;&amp;IF([.I143]=&quot;&quot;;&quot;&quot;;[.I$1]&amp;&quot; = &quot;&amp;[.I143]&amp;&quot;, &quot;)&amp;IF([.J143]=&quot;&quot;;&quot;&quot;;[.J$1]&amp;&quot; = &quot;&amp;[.J143]&amp;&quot;, &quot;)&amp;IF([.K143]=&quot;&quot;;&quot;&quot;;[.K$1]&amp;&quot; = &quot;&amp;[.K143]&amp;&quot;, &quot;)&amp;&quot; },&quot;" office:value-type="string" office:string-value="{ name = 'tc_suicide', x = 3950, z = 950, facing = 0, spawnRadius = 0, delay = 21150, orbitalDrop = false, commands = {{cmdID = planetUtilities.COMMAND.PATROL, pos = {3300, 2600}}, }, difficultyAtLeast = 2,  },">
            <text:p>{ name = 'tc_suicide', x = 3950, z = 950, facing = 0, spawnRadius = 0, delay = 21150, orbitalDrop = false, commands = {{cmdID = planetUtilities.COMMAND.PATROL, pos = {3300, 2600}}, }, difficultyAtLeast = 2, <text:s/>},</text:p>
          </table:table-cell>
          <table:table-cell office:value-type="string">
            <text:p>tc_suicide</text:p>
          </table:table-cell>
          <table:table-cell office:value-type="float" office:value="3950">
            <text:p>395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3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6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office:value-type="float" office:value="10">
            <text:p>10</text:p>
          </table:table-cell>
          <table:table-cell table:formula="of:=[.G143]/60" office:value-type="float" office:value="11.75">
            <text:p>11.75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44]&amp;&quot;', &quot;&amp;[.C$1]&amp;&quot; = &quot;&amp;[.C144]&amp;&quot;, &quot;&amp;[.D$1]&amp;&quot; = &quot;&amp;[.D144]&amp;&quot;, &quot;&amp;[.E$1]&amp;&quot; = &quot;&amp;[.E144]&amp;&quot;, &quot;&amp;[.F$1]&amp;&quot; = &quot;&amp;[.F144]&amp;&quot;, &quot;&amp;[.G$1]&amp;&quot; = &quot;&amp;[.G144]*30&amp;&quot;, &quot;&amp;[.H$1]&amp;&quot; = &quot;&amp;[.H144]&amp;&quot;, &quot;&amp;IF([.I144]=&quot;&quot;;&quot;&quot;;[.I$1]&amp;&quot; = &quot;&amp;[.I144]&amp;&quot;, &quot;)&amp;IF([.J144]=&quot;&quot;;&quot;&quot;;[.J$1]&amp;&quot; = &quot;&amp;[.J144]&amp;&quot;, &quot;)&amp;IF([.K144]=&quot;&quot;;&quot;&quot;;[.K$1]&amp;&quot; = &quot;&amp;[.K144]&amp;&quot;, &quot;)&amp;&quot; },&quot;" office:value-type="string" office:string-value="{ name = 'tc_suicide', x = 3950, z = 950, facing = 0, spawnRadius = 0, delay = 21210, orbitalDrop = false, commands = {{cmdID = planetUtilities.COMMAND.PATROL, pos = {3300, 2600}}, }, difficultyAtLeast = 2,  },">
            <text:p>{ name = 'tc_suicide', x = 3950, z = 950, facing = 0, spawnRadius = 0, delay = 21210, orbitalDrop = false, commands = {{cmdID = planetUtilities.COMMAND.PATROL, pos = {3300, 2600}}, }, difficultyAtLeast = 2, <text:s/>},</text:p>
          </table:table-cell>
          <table:table-cell office:value-type="string">
            <text:p>tc_suicide</text:p>
          </table:table-cell>
          <table:table-cell table:formula="of:=[.C143]" office:value-type="float" office:value="3950">
            <text:p>3950</text:p>
          </table:table-cell>
          <table:table-cell table:formula="of:=[.D143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4]-1);0)" office:value-type="float" office:value="707">
            <text:p>707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6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office:value-type="float" office:value="10.03">
            <text:p>10.03</text:p>
          </table:table-cell>
          <table:table-cell table:formula="of:=[.G144]/60" office:value-type="float" office:value="11.7833333333333">
            <text:p>11.78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45]&amp;&quot;', &quot;&amp;[.C$1]&amp;&quot; = &quot;&amp;[.C145]&amp;&quot;, &quot;&amp;[.D$1]&amp;&quot; = &quot;&amp;[.D145]&amp;&quot;, &quot;&amp;[.E$1]&amp;&quot; = &quot;&amp;[.E145]&amp;&quot;, &quot;&amp;[.F$1]&amp;&quot; = &quot;&amp;[.F145]&amp;&quot;, &quot;&amp;[.G$1]&amp;&quot; = &quot;&amp;[.G145]*30&amp;&quot;, &quot;&amp;[.H$1]&amp;&quot; = &quot;&amp;[.H145]&amp;&quot;, &quot;&amp;IF([.I145]=&quot;&quot;;&quot;&quot;;[.I$1]&amp;&quot; = &quot;&amp;[.I145]&amp;&quot;, &quot;)&amp;IF([.J145]=&quot;&quot;;&quot;&quot;;[.J$1]&amp;&quot; = &quot;&amp;[.J145]&amp;&quot;, &quot;)&amp;IF([.K145]=&quot;&quot;;&quot;&quot;;[.K$1]&amp;&quot; = &quot;&amp;[.K145]&amp;&quot;, &quot;)&amp;&quot; },&quot;" office:value-type="string" office:string-value="{ name = 'tc_rictus', x = 3950, z = 950, facing = 0, spawnRadius = 0, delay = 21720, orbitalDrop = false, commands = {{cmdID = planetUtilities.COMMAND.PATROL, pos = {3300, 2300}}, }, difficultyAtLeast = 2,  },">
            <text:p>{ name = 'tc_rictus', x = 3950, z = 950, facing = 0, spawnRadius = 0, delay = 21720, orbitalDrop = false, commands = {{cmdID = planetUtilities.COMMAND.PATROL, pos = {3300, 2300}}, }, difficultyAtLeast = 2, <text:s/>},</text:p>
          </table:table-cell>
          <table:table-cell office:value-type="string">
            <text:p>tc_rictus</text:p>
          </table:table-cell>
          <table:table-cell table:formula="of:=[.C144]" office:value-type="float" office:value="3950">
            <text:p>3950</text:p>
          </table:table-cell>
          <table:table-cell table:formula="of:=[.D144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5]-1);0)" office:value-type="float" office:value="724">
            <text:p>724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office:value-type="float" office:value="10.25">
            <text:p>10.25</text:p>
          </table:table-cell>
          <table:table-cell table:formula="of:=[.G145]/60" office:value-type="float" office:value="12.0666666666667">
            <text:p>12.0666666667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46]&amp;&quot;', &quot;&amp;[.C$1]&amp;&quot; = &quot;&amp;[.C146]&amp;&quot;, &quot;&amp;[.D$1]&amp;&quot; = &quot;&amp;[.D146]&amp;&quot;, &quot;&amp;[.E$1]&amp;&quot; = &quot;&amp;[.E146]&amp;&quot;, &quot;&amp;[.F$1]&amp;&quot; = &quot;&amp;[.F146]&amp;&quot;, &quot;&amp;[.G$1]&amp;&quot; = &quot;&amp;[.G146]*30&amp;&quot;, &quot;&amp;[.H$1]&amp;&quot; = &quot;&amp;[.H146]&amp;&quot;, &quot;&amp;IF([.I146]=&quot;&quot;;&quot;&quot;;[.I$1]&amp;&quot; = &quot;&amp;[.I146]&amp;&quot;, &quot;)&amp;IF([.J146]=&quot;&quot;;&quot;&quot;;[.J$1]&amp;&quot; = &quot;&amp;[.J146]&amp;&quot;, &quot;)&amp;IF([.K146]=&quot;&quot;;&quot;&quot;;[.K$1]&amp;&quot; = &quot;&amp;[.K146]&amp;&quot;, &quot;)&amp;&quot; },&quot;" office:value-type="string" office:string-value="{ name = 'tc_rictus', x = 3950, z = 950, facing = 0, spawnRadius = 0, delay = 21720, orbitalDrop = false, commands = {{cmdID = planetUtilities.COMMAND.PATROL, pos = {3300, 2300}}, }, difficultyAtLeast = 3,  },">
            <text:p>{ name = 'tc_rictus', x = 3950, z = 950, facing = 0, spawnRadius = 0, delay = 21720, orbitalDrop = false, commands = {{cmdID = planetUtilities.COMMAND.PATROL, pos = {3300, 2300}}, }, difficultyAtLeast = 3, <text:s/>},</text:p>
          </table:table-cell>
          <table:table-cell office:value-type="string">
            <text:p>tc_rictus</text:p>
          </table:table-cell>
          <table:table-cell table:formula="of:=[.C145]" office:value-type="float" office:value="3950">
            <text:p>3950</text:p>
          </table:table-cell>
          <table:table-cell table:formula="of:=[.D145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6]-1);0)" office:value-type="float" office:value="724">
            <text:p>724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11" table:formula="of:=[.N145]" office:value-type="float" office:value="10.25">
            <text:p>10.25</text:p>
          </table:table-cell>
          <table:table-cell table:formula="of:=[.G146]/60" office:value-type="float" office:value="12.0666666666667">
            <text:p>12.0666666667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47]&amp;&quot;', &quot;&amp;[.C$1]&amp;&quot; = &quot;&amp;[.C147]&amp;&quot;, &quot;&amp;[.D$1]&amp;&quot; = &quot;&amp;[.D147]&amp;&quot;, &quot;&amp;[.E$1]&amp;&quot; = &quot;&amp;[.E147]&amp;&quot;, &quot;&amp;[.F$1]&amp;&quot; = &quot;&amp;[.F147]&amp;&quot;, &quot;&amp;[.G$1]&amp;&quot; = &quot;&amp;[.G147]*30&amp;&quot;, &quot;&amp;[.H$1]&amp;&quot; = &quot;&amp;[.H147]&amp;&quot;, &quot;&amp;IF([.I147]=&quot;&quot;;&quot;&quot;;[.I$1]&amp;&quot; = &quot;&amp;[.I147]&amp;&quot;, &quot;)&amp;IF([.J147]=&quot;&quot;;&quot;&quot;;[.J$1]&amp;&quot; = &quot;&amp;[.J147]&amp;&quot;, &quot;)&amp;IF([.K147]=&quot;&quot;;&quot;&quot;;[.K$1]&amp;&quot; = &quot;&amp;[.K147]&amp;&quot;, &quot;)&amp;&quot; },&quot;" office:value-type="string" office:string-value="{ name = 'tc_mancubus', x = 3950, z = 950, facing = 0, spawnRadius = 0, delay = 21720, orbitalDrop = false, commands = {{cmdID = planetUtilities.COMMAND.PATROL, pos = {3300, 2300}}, }, difficultyAtLeast = 3,  },">
            <text:p>{ name = 'tc_mancubus', x = 3950, z = 950, facing = 0, spawnRadius = 0, delay = 21720, orbitalDrop = false, commands = {{cmdID = planetUtilities.COMMAND.PATROL, pos = {3300, 2300}}, }, difficultyAtLeast = 3, <text:s/>},</text:p>
          </table:table-cell>
          <table:table-cell office:value-type="string">
            <text:p>tc_mancubus</text:p>
          </table:table-cell>
          <table:table-cell table:formula="of:=[.C146]" office:value-type="float" office:value="3950">
            <text:p>3950</text:p>
          </table:table-cell>
          <table:table-cell table:formula="of:=[.D146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7]-1);0)" office:value-type="float" office:value="724">
            <text:p>724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11" table:formula="of:=[.N146]" office:value-type="float" office:value="10.25">
            <text:p>10.25</text:p>
          </table:table-cell>
          <table:table-cell table:formula="of:=[.G147]/60" office:value-type="float" office:value="12.0666666666667">
            <text:p>12.0666666667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48]&amp;&quot;', &quot;&amp;[.C$1]&amp;&quot; = &quot;&amp;[.C148]&amp;&quot;, &quot;&amp;[.D$1]&amp;&quot; = &quot;&amp;[.D148]&amp;&quot;, &quot;&amp;[.E$1]&amp;&quot; = &quot;&amp;[.E148]&amp;&quot;, &quot;&amp;[.F$1]&amp;&quot; = &quot;&amp;[.F148]&amp;&quot;, &quot;&amp;[.G$1]&amp;&quot; = &quot;&amp;[.G148]*30&amp;&quot;, &quot;&amp;[.H$1]&amp;&quot; = &quot;&amp;[.H148]&amp;&quot;, &quot;&amp;IF([.I148]=&quot;&quot;;&quot;&quot;;[.I$1]&amp;&quot; = &quot;&amp;[.I148]&amp;&quot;, &quot;)&amp;IF([.J148]=&quot;&quot;;&quot;&quot;;[.J$1]&amp;&quot; = &quot;&amp;[.J148]&amp;&quot;, &quot;)&amp;IF([.K148]=&quot;&quot;;&quot;&quot;;[.K$1]&amp;&quot; = &quot;&amp;[.K148]&amp;&quot;, &quot;)&amp;&quot; },&quot;" office:value-type="string" office:string-value="{ name = 'tc_mancubus', x = 3950, z = 950, facing = 0, spawnRadius = 0, delay = 21720, orbitalDrop = false, commands = {{cmdID = planetUtilities.COMMAND.PATROL, pos = {3300, 2300}}, }, difficultyAtLeast = 4,  },">
            <text:p>{ name = 'tc_mancubus', x = 3950, z = 950, facing = 0, spawnRadius = 0, delay = 21720, orbitalDrop = false, commands = {{cmdID = planetUtilities.COMMAND.PATROL, pos = {3300, 2300}}, }, difficultyAtLeast = 4, <text:s/>},</text:p>
          </table:table-cell>
          <table:table-cell office:value-type="string">
            <text:p>tc_mancubus</text:p>
          </table:table-cell>
          <table:table-cell table:formula="of:=[.C147]" office:value-type="float" office:value="3950">
            <text:p>3950</text:p>
          </table:table-cell>
          <table:table-cell table:formula="of:=[.D14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8]-1);0)" office:value-type="float" office:value="724">
            <text:p>724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11" table:formula="of:=[.N147]" office:value-type="float" office:value="10.25">
            <text:p>10.25</text:p>
          </table:table-cell>
          <table:table-cell table:formula="of:=[.G148]/60" office:value-type="float" office:value="12.0666666666667">
            <text:p>12.0666666667</text:p>
          </table:table-cell>
          <table:table-cell table:number-columns-repeated="1009"/>
        </table:table-row>
        <table:table-row table:style-name="ro1">
          <table:table-cell table:style-name="ce16"/>
          <table:table-cell table:number-columns-repeated="6"/>
          <table:table-cell table:style-name="ce18"/>
          <table:table-cell/>
          <table:table-cell office:value-type="float" office:value="4880">
            <text:p>4880</text:p>
          </table:table-cell>
          <table:table-cell table:style-name="Default" table:number-columns-repeated="2"/>
          <table:table-cell table:style-name="ce19"/>
          <table:table-cell table:style-name="ce11"/>
          <table:table-cell/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0]&amp;&quot;', &quot;&amp;[.C$1]&amp;&quot; = &quot;&amp;[.C150]&amp;&quot;, &quot;&amp;[.D$1]&amp;&quot; = &quot;&amp;[.D150]&amp;&quot;, &quot;&amp;[.E$1]&amp;&quot; = &quot;&amp;[.E150]&amp;&quot;, &quot;&amp;[.F$1]&amp;&quot; = &quot;&amp;[.F150]&amp;&quot;, &quot;&amp;[.G$1]&amp;&quot; = &quot;&amp;[.G150]*30&amp;&quot;, &quot;&amp;[.H$1]&amp;&quot; = &quot;&amp;[.H150]&amp;&quot;, &quot;&amp;IF([.I150]=&quot;&quot;;&quot;&quot;;[.I$1]&amp;&quot; = &quot;&amp;[.I150]&amp;&quot;, &quot;)&amp;IF([.J150]=&quot;&quot;;&quot;&quot;;[.J$1]&amp;&quot; = &quot;&amp;[.J150]&amp;&quot;, &quot;)&amp;IF([.K150]=&quot;&quot;;&quot;&quot;;[.K$1]&amp;&quot; = &quot;&amp;[.K150]&amp;&quot;, &quot;)&amp;&quot; },&quot;" office:value-type="string" office:string-value="{ name = 'tc_shade_lvl10', x = 1450, z = 100, facing = 0, spawnRadius = 0, delay = 24540, orbitalDrop = false, patrolRoute = { {1700, 3800}, {2800, 3700}, {2700, 1900}, {3600, 3000}, },  },">
            <text:p>{ name = 'tc_shade_lvl10', x = 1450, z = 100, facing = 0, spawnRadius = 0, delay = 24540, orbitalDrop = false, patrolRoute = { {1700, 3800}, {2800, 3700}, {2700, 1900}, {3600, 3000}, }, <text:s/>},</text:p>
          </table:table-cell>
          <table:table-cell office:value-type="string">
            <text:p>tc_shade_lvl10</text:p>
          </table:table-cell>
          <table:table-cell table:formula="of:=IF([.M150]=&quot;N&quot;;1450;IF([.M150]=&quot;M&quot;;1200;1700))" office:value-type="float" office:value="1450">
            <text:p>1450</text:p>
          </table:table-cell>
          <table:table-cell table:formula="of:=IF([.M150]=&quot;N&quot;;100;IF([.M15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0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Default"/>
          <table:table-cell office:value-type="string">
            <text:p>N</text:p>
          </table:table-cell>
          <table:table-cell table:style-name="ce11" office:value-type="float" office:value="11.5">
            <text:p>11.5</text:p>
          </table:table-cell>
          <table:table-cell table:formula="of:=[.G150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1]&amp;&quot;', &quot;&amp;[.C$1]&amp;&quot; = &quot;&amp;[.C151]&amp;&quot;, &quot;&amp;[.D$1]&amp;&quot; = &quot;&amp;[.D151]&amp;&quot;, &quot;&amp;[.E$1]&amp;&quot; = &quot;&amp;[.E151]&amp;&quot;, &quot;&amp;[.F$1]&amp;&quot; = &quot;&amp;[.F151]&amp;&quot;, &quot;&amp;[.G$1]&amp;&quot; = &quot;&amp;[.G151]*30&amp;&quot;, &quot;&amp;[.H$1]&amp;&quot; = &quot;&amp;[.H151]&amp;&quot;, &quot;&amp;IF([.I151]=&quot;&quot;;&quot;&quot;;[.I$1]&amp;&quot; = &quot;&amp;[.I151]&amp;&quot;, &quot;)&amp;IF([.J151]=&quot;&quot;;&quot;&quot;;[.J$1]&amp;&quot; = &quot;&amp;[.J151]&amp;&quot;, &quot;)&amp;IF([.K151]=&quot;&quot;;&quot;&quot;;[.K$1]&amp;&quot; = &quot;&amp;[.K151]&amp;&quot;, &quot;)&amp;&quot; },&quot;" office:value-type="string" office:string-value="{ name = 'tc_walker', x = 1450, z = 100, facing = 0, spawnRadius = 0, delay = 24540, orbitalDrop = false, commands = {{cmdID = planetUtilities.COMMAND.PATROL, pos = {3300, 2300}}, }, difficultyAtLeast = 2,  },">
            <text:p>{ name = 'tc_walker', x = 1450, z = 100, facing = 0, spawnRadius = 0, delay = 24540, orbitalDrop = false, commands = {{cmdID = planetUtilities.COMMAND.PATROL, pos = {3300, 2300}}, }, difficultyAtLeast = 2, <text:s/>},</text:p>
          </table:table-cell>
          <table:table-cell office:value-type="string">
            <text:p>tc_walker</text:p>
          </table:table-cell>
          <table:table-cell table:formula="of:=IF([.M151]=&quot;N&quot;;1450;IF([.M151]=&quot;M&quot;;1200;1700))" office:value-type="float" office:value="1450">
            <text:p>1450</text:p>
          </table:table-cell>
          <table:table-cell table:formula="of:=IF([.M151]=&quot;N&quot;;100;IF([.M15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1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N</text:p>
          </table:table-cell>
          <table:table-cell table:style-name="ce11" table:formula="of:=[.N150]" office:value-type="float" office:value="11.5">
            <text:p>11.5</text:p>
          </table:table-cell>
          <table:table-cell table:formula="of:=[.G151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2]&amp;&quot;', &quot;&amp;[.C$1]&amp;&quot; = &quot;&amp;[.C152]&amp;&quot;, &quot;&amp;[.D$1]&amp;&quot; = &quot;&amp;[.D152]&amp;&quot;, &quot;&amp;[.E$1]&amp;&quot; = &quot;&amp;[.E152]&amp;&quot;, &quot;&amp;[.F$1]&amp;&quot; = &quot;&amp;[.F152]&amp;&quot;, &quot;&amp;[.G$1]&amp;&quot; = &quot;&amp;[.G152]*30&amp;&quot;, &quot;&amp;[.H$1]&amp;&quot; = &quot;&amp;[.H152]&amp;&quot;, &quot;&amp;IF([.I152]=&quot;&quot;;&quot;&quot;;[.I$1]&amp;&quot; = &quot;&amp;[.I152]&amp;&quot;, &quot;)&amp;IF([.J152]=&quot;&quot;;&quot;&quot;;[.J$1]&amp;&quot; = &quot;&amp;[.J152]&amp;&quot;, &quot;)&amp;IF([.K152]=&quot;&quot;;&quot;&quot;;[.K$1]&amp;&quot; = &quot;&amp;[.K152]&amp;&quot;, &quot;)&amp;&quot; },&quot;" office:value-type="string" office:string-value="{ name = 'tc_dragon', x = 1450, z = 100, facing = 0, spawnRadius = 0, delay = 24540, orbitalDrop = false, commands = {{cmdID = planetUtilities.COMMAND.PATROL, pos = {3300, 2300}}, }, difficultyAtLeast = 2,  },">
            <text:p>{ name = 'tc_dragon', x = 1450, z = 100, facing = 0, spawnRadius = 0, delay = 2454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52]=&quot;N&quot;;1450;IF([.M152]=&quot;M&quot;;1200;1700))" office:value-type="float" office:value="1450">
            <text:p>1450</text:p>
          </table:table-cell>
          <table:table-cell table:formula="of:=IF([.M152]=&quot;N&quot;;100;IF([.M15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2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N</text:p>
          </table:table-cell>
          <table:table-cell table:style-name="ce11" table:formula="of:=[.N151]" office:value-type="float" office:value="11.5">
            <text:p>11.5</text:p>
          </table:table-cell>
          <table:table-cell table:formula="of:=[.G152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3]&amp;&quot;', &quot;&amp;[.C$1]&amp;&quot; = &quot;&amp;[.C153]&amp;&quot;, &quot;&amp;[.D$1]&amp;&quot; = &quot;&amp;[.D153]&amp;&quot;, &quot;&amp;[.E$1]&amp;&quot; = &quot;&amp;[.E153]&amp;&quot;, &quot;&amp;[.F$1]&amp;&quot; = &quot;&amp;[.F153]&amp;&quot;, &quot;&amp;[.G$1]&amp;&quot; = &quot;&amp;[.G153]*30&amp;&quot;, &quot;&amp;[.H$1]&amp;&quot; = &quot;&amp;[.H153]&amp;&quot;, &quot;&amp;IF([.I153]=&quot;&quot;;&quot;&quot;;[.I$1]&amp;&quot; = &quot;&amp;[.I153]&amp;&quot;, &quot;)&amp;IF([.J153]=&quot;&quot;;&quot;&quot;;[.J$1]&amp;&quot; = &quot;&amp;[.J153]&amp;&quot;, &quot;)&amp;IF([.K153]=&quot;&quot;;&quot;&quot;;[.K$1]&amp;&quot; = &quot;&amp;[.K153]&amp;&quot;, &quot;)&amp;&quot; },&quot;" office:value-type="string" office:string-value="{ name = 'tc_dragon', x = 1200, z = 2100, facing = 0, spawnRadius = 0, delay = 24540, orbitalDrop = false, commands = {{cmdID = planetUtilities.COMMAND.PATROL, pos = {3300, 2300}}, }, difficultyAtLeast = 3,  },">
            <text:p>{ name = 'tc_dragon', x = 1200, z = 2100, facing = 0, spawnRadius = 0, delay = 24540, orbitalDrop = false, commands = {{cmdID = planetUtilities.COMMAND.PATROL, pos = {3300, 2300}}, }, difficultyAtLeast = 3, <text:s/>},</text:p>
          </table:table-cell>
          <table:table-cell office:value-type="string">
            <text:p>tc_dragon</text:p>
          </table:table-cell>
          <table:table-cell table:formula="of:=IF([.M153]=&quot;N&quot;;1450;IF([.M153]=&quot;M&quot;;1200;1700))" office:value-type="float" office:value="1200">
            <text:p>1200</text:p>
          </table:table-cell>
          <table:table-cell table:formula="of:=IF([.M153]=&quot;N&quot;;100;IF([.M15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3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M</text:p>
          </table:table-cell>
          <table:table-cell table:style-name="ce11" table:formula="of:=[.N152]" office:value-type="float" office:value="11.5">
            <text:p>11.5</text:p>
          </table:table-cell>
          <table:table-cell table:formula="of:=[.G153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4]&amp;&quot;', &quot;&amp;[.C$1]&amp;&quot; = &quot;&amp;[.C154]&amp;&quot;, &quot;&amp;[.D$1]&amp;&quot; = &quot;&amp;[.D154]&amp;&quot;, &quot;&amp;[.E$1]&amp;&quot; = &quot;&amp;[.E154]&amp;&quot;, &quot;&amp;[.F$1]&amp;&quot; = &quot;&amp;[.F154]&amp;&quot;, &quot;&amp;[.G$1]&amp;&quot; = &quot;&amp;[.G154]*30&amp;&quot;, &quot;&amp;[.H$1]&amp;&quot; = &quot;&amp;[.H154]&amp;&quot;, &quot;&amp;IF([.I154]=&quot;&quot;;&quot;&quot;;[.I$1]&amp;&quot; = &quot;&amp;[.I154]&amp;&quot;, &quot;)&amp;IF([.J154]=&quot;&quot;;&quot;&quot;;[.J$1]&amp;&quot; = &quot;&amp;[.J154]&amp;&quot;, &quot;)&amp;IF([.K154]=&quot;&quot;;&quot;&quot;;[.K$1]&amp;&quot; = &quot;&amp;[.K154]&amp;&quot;, &quot;)&amp;&quot; },&quot;" office:value-type="string" office:string-value="{ name = 'tc_dragon', x = 1700, z = 3900, facing = 0, spawnRadius = 0, delay = 24540, orbitalDrop = false, commands = {{cmdID = planetUtilities.COMMAND.PATROL, pos = {3300, 2300}}, },  },">
            <text:p>{ name = 'tc_dragon', x = 1700, z = 3900, facing = 0, spawnRadius = 0, delay = 24540, orbitalDrop = false, commands = {{cmdID = planetUtilities.COMMAND.PATROL, pos = {3300, 2300}}, }, <text:s/>},</text:p>
          </table:table-cell>
          <table:table-cell office:value-type="string">
            <text:p>tc_dragon</text:p>
          </table:table-cell>
          <table:table-cell table:formula="of:=IF([.M154]=&quot;N&quot;;1450;IF([.M154]=&quot;M&quot;;1200;1700))" office:value-type="float" office:value="1700">
            <text:p>1700</text:p>
          </table:table-cell>
          <table:table-cell table:formula="of:=IF([.M154]=&quot;N&quot;;100;IF([.M15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4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153]" office:value-type="float" office:value="11.5">
            <text:p>11.5</text:p>
          </table:table-cell>
          <table:table-cell table:formula="of:=[.G154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5]&amp;&quot;', &quot;&amp;[.C$1]&amp;&quot; = &quot;&amp;[.C155]&amp;&quot;, &quot;&amp;[.D$1]&amp;&quot; = &quot;&amp;[.D155]&amp;&quot;, &quot;&amp;[.E$1]&amp;&quot; = &quot;&amp;[.E155]&amp;&quot;, &quot;&amp;[.F$1]&amp;&quot; = &quot;&amp;[.F155]&amp;&quot;, &quot;&amp;[.G$1]&amp;&quot; = &quot;&amp;[.G155]*30&amp;&quot;, &quot;&amp;[.H$1]&amp;&quot; = &quot;&amp;[.H155]&amp;&quot;, &quot;&amp;IF([.I155]=&quot;&quot;;&quot;&quot;;[.I$1]&amp;&quot; = &quot;&amp;[.I155]&amp;&quot;, &quot;)&amp;IF([.J155]=&quot;&quot;;&quot;&quot;;[.J$1]&amp;&quot; = &quot;&amp;[.J155]&amp;&quot;, &quot;)&amp;IF([.K155]=&quot;&quot;;&quot;&quot;;[.K$1]&amp;&quot; = &quot;&amp;[.K155]&amp;&quot;, &quot;)&amp;&quot; },&quot;" office:value-type="string" office:string-value="{ name = 'tc_walker', x = 1700, z = 3900, facing = 0, spawnRadius = 0, delay = 24540, orbitalDrop = false, commands = {{cmdID = planetUtilities.COMMAND.PATROL, pos = {3300, 2300}}, }, difficultyAtLeast = 4,  },">
            <text:p>{ name = 'tc_walker', x = 1700, z = 3900, facing = 0, spawnRadius = 0, delay = 24540, orbitalDrop = false, commands = {{cmdID = planetUtilities.COMMAND.PATROL, pos = {3300, 2300}}, }, difficultyAtLeast = 4, <text:s/>},</text:p>
          </table:table-cell>
          <table:table-cell office:value-type="string">
            <text:p>tc_walker</text:p>
          </table:table-cell>
          <table:table-cell table:formula="of:=IF([.M155]=&quot;N&quot;;1450;IF([.M155]=&quot;M&quot;;1200;1700))" office:value-type="float" office:value="1700">
            <text:p>1700</text:p>
          </table:table-cell>
          <table:table-cell table:formula="of:=IF([.M155]=&quot;N&quot;;100;IF([.M15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5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54]" office:value-type="float" office:value="11.5">
            <text:p>11.5</text:p>
          </table:table-cell>
          <table:table-cell table:formula="of:=[.G155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6]&amp;&quot;', &quot;&amp;[.C$1]&amp;&quot; = &quot;&amp;[.C156]&amp;&quot;, &quot;&amp;[.D$1]&amp;&quot; = &quot;&amp;[.D156]&amp;&quot;, &quot;&amp;[.E$1]&amp;&quot; = &quot;&amp;[.E156]&amp;&quot;, &quot;&amp;[.F$1]&amp;&quot; = &quot;&amp;[.F156]&amp;&quot;, &quot;&amp;[.G$1]&amp;&quot; = &quot;&amp;[.G156]*30&amp;&quot;, &quot;&amp;[.H$1]&amp;&quot; = &quot;&amp;[.H156]&amp;&quot;, &quot;&amp;IF([.I156]=&quot;&quot;;&quot;&quot;;[.I$1]&amp;&quot; = &quot;&amp;[.I156]&amp;&quot;, &quot;)&amp;IF([.J156]=&quot;&quot;;&quot;&quot;;[.J$1]&amp;&quot; = &quot;&amp;[.J156]&amp;&quot;, &quot;)&amp;IF([.K156]=&quot;&quot;;&quot;&quot;;[.K$1]&amp;&quot; = &quot;&amp;[.K156]&amp;&quot;, &quot;)&amp;&quot; },&quot;" office:value-type="string" office:string-value="{ name = 'tc_dragon', x = 1700, z = 3900, facing = 0, spawnRadius = 0, delay = 24540, orbitalDrop = false, commands = {{cmdID = planetUtilities.COMMAND.PATROL, pos = {3300, 2300}}, }, difficultyAtLeast = 2,  },">
            <text:p>{ name = 'tc_dragon', x = 1700, z = 3900, facing = 0, spawnRadius = 0, delay = 2454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56]=&quot;N&quot;;1450;IF([.M156]=&quot;M&quot;;1200;1700))" office:value-type="float" office:value="1700">
            <text:p>1700</text:p>
          </table:table-cell>
          <table:table-cell table:formula="of:=IF([.M156]=&quot;N&quot;;100;IF([.M15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6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55]" office:value-type="float" office:value="11.5">
            <text:p>11.5</text:p>
          </table:table-cell>
          <table:table-cell table:formula="of:=[.G156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7]&amp;&quot;', &quot;&amp;[.C$1]&amp;&quot; = &quot;&amp;[.C157]&amp;&quot;, &quot;&amp;[.D$1]&amp;&quot; = &quot;&amp;[.D157]&amp;&quot;, &quot;&amp;[.E$1]&amp;&quot; = &quot;&amp;[.E157]&amp;&quot;, &quot;&amp;[.F$1]&amp;&quot; = &quot;&amp;[.F157]&amp;&quot;, &quot;&amp;[.G$1]&amp;&quot; = &quot;&amp;[.G157]*30&amp;&quot;, &quot;&amp;[.H$1]&amp;&quot; = &quot;&amp;[.H157]&amp;&quot;, &quot;&amp;IF([.I157]=&quot;&quot;;&quot;&quot;;[.I$1]&amp;&quot; = &quot;&amp;[.I157]&amp;&quot;, &quot;)&amp;IF([.J157]=&quot;&quot;;&quot;&quot;;[.J$1]&amp;&quot; = &quot;&amp;[.J157]&amp;&quot;, &quot;)&amp;IF([.K157]=&quot;&quot;;&quot;&quot;;[.K$1]&amp;&quot; = &quot;&amp;[.K157]&amp;&quot;, &quot;)&amp;&quot; },&quot;" office:value-type="string" office:string-value="{ name = 'tc_dragon', x = 1700, z = 3900, facing = 0, spawnRadius = 0, delay = 24540, orbitalDrop = false, commands = {{cmdID = planetUtilities.COMMAND.PATROL, pos = {3300, 2300}}, }, difficultyAtLeast = 4,  },">
            <text:p>{ name = 'tc_dragon', x = 1700, z = 3900, facing = 0, spawnRadius = 0, delay = 24540, orbitalDrop = false, commands = {{cmdID = planetUtilities.COMMAND.PATROL, pos = {3300, 2300}}, }, difficultyAtLeast = 4, <text:s/>},</text:p>
          </table:table-cell>
          <table:table-cell office:value-type="string">
            <text:p>tc_dragon</text:p>
          </table:table-cell>
          <table:table-cell table:formula="of:=IF([.M157]=&quot;N&quot;;1450;IF([.M157]=&quot;M&quot;;1200;1700))" office:value-type="float" office:value="1700">
            <text:p>1700</text:p>
          </table:table-cell>
          <table:table-cell table:formula="of:=IF([.M157]=&quot;N&quot;;100;IF([.M15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7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56]" office:value-type="float" office:value="11.5">
            <text:p>11.5</text:p>
          </table:table-cell>
          <table:table-cell table:formula="of:=[.G157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8]&amp;&quot;', &quot;&amp;[.C$1]&amp;&quot; = &quot;&amp;[.C158]&amp;&quot;, &quot;&amp;[.D$1]&amp;&quot; = &quot;&amp;[.D158]&amp;&quot;, &quot;&amp;[.E$1]&amp;&quot; = &quot;&amp;[.E158]&amp;&quot;, &quot;&amp;[.F$1]&amp;&quot; = &quot;&amp;[.F158]&amp;&quot;, &quot;&amp;[.G$1]&amp;&quot; = &quot;&amp;[.G158]*30&amp;&quot;, &quot;&amp;[.H$1]&amp;&quot; = &quot;&amp;[.H158]&amp;&quot;, &quot;&amp;IF([.I158]=&quot;&quot;;&quot;&quot;;[.I$1]&amp;&quot; = &quot;&amp;[.I158]&amp;&quot;, &quot;)&amp;IF([.J158]=&quot;&quot;;&quot;&quot;;[.J$1]&amp;&quot; = &quot;&amp;[.J158]&amp;&quot;, &quot;)&amp;IF([.K158]=&quot;&quot;;&quot;&quot;;[.K$1]&amp;&quot; = &quot;&amp;[.K158]&amp;&quot;, &quot;)&amp;&quot; },&quot;" office:value-type="string" office:string-value="{ name = 'tc_purgatory_ai', x = 1900, z = 1650, facing = 0, spawnRadius = 0, delay = 24540, orbitalDrop = false, commands = {{cmdID = planetUtilities.COMMAND.PATROL, pos = {1900, 1650}}, },  },">
            <text:p>{ name = 'tc_purgatory_ai', x = 1900, z = 1650, facing = 0, spawnRadius = 0, delay = 24540, orbitalDrop = false, commands = {{cmdID = planetUtilities.COMMAND.PATROL, pos = {1900, 165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1650">
            <text:p>16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8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1900, 165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11" table:formula="of:=[.N157]" office:value-type="float" office:value="11.5">
            <text:p>11.5</text:p>
          </table:table-cell>
          <table:table-cell table:formula="of:=[.G158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9]&amp;&quot;', &quot;&amp;[.C$1]&amp;&quot; = &quot;&amp;[.C159]&amp;&quot;, &quot;&amp;[.D$1]&amp;&quot; = &quot;&amp;[.D159]&amp;&quot;, &quot;&amp;[.E$1]&amp;&quot; = &quot;&amp;[.E159]&amp;&quot;, &quot;&amp;[.F$1]&amp;&quot; = &quot;&amp;[.F159]&amp;&quot;, &quot;&amp;[.G$1]&amp;&quot; = &quot;&amp;[.G159]*30&amp;&quot;, &quot;&amp;[.H$1]&amp;&quot; = &quot;&amp;[.H159]&amp;&quot;, &quot;&amp;IF([.I159]=&quot;&quot;;&quot;&quot;;[.I$1]&amp;&quot; = &quot;&amp;[.I159]&amp;&quot;, &quot;)&amp;IF([.J159]=&quot;&quot;;&quot;&quot;;[.J$1]&amp;&quot; = &quot;&amp;[.J159]&amp;&quot;, &quot;)&amp;IF([.K159]=&quot;&quot;;&quot;&quot;;[.K$1]&amp;&quot; = &quot;&amp;[.K159]&amp;&quot;, &quot;)&amp;&quot; },&quot;" office:value-type="string" office:string-value="{ name = 'tc_purgatory_ai', x = 1900, z = 3300, facing = 0, spawnRadius = 0, delay = 24540, orbitalDrop = false, commands = {{cmdID = planetUtilities.COMMAND.PATROL, pos = {1900, 3300}}, },  },">
            <text:p>{ name = 'tc_purgatory_ai', x = 1900, z = 3300, facing = 0, spawnRadius = 0, delay = 24540, orbitalDrop = false, commands = {{cmdID = planetUtilities.COMMAND.PATROL, pos = {1900, 330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3300">
            <text:p>33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9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1900, 330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11" table:formula="of:=[.N158]" office:value-type="float" office:value="11.5">
            <text:p>11.5</text:p>
          </table:table-cell>
          <table:table-cell table:formula="of:=[.G159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 table:number-rows-repeated="43">
          <table:table-cell table:style-name="Default" table:number-columns-repeated="1024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v_spawn" table:style-name="ta1" table:print="false"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row table:style-name="ro1">
          <table:table-cell office:value-type="string">
            <text:p>unit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facing</text:p>
          </table:table-cell>
          <table:table-cell table:number-columns-repeated="2"/>
        </table:table-row>
        <table:table-row table:style-name="ro1">
          <table:table-cell office:value-type="string">
            <text:p>converter</text:p>
          </table:table-cell>
          <table:table-cell office:value-type="float" office:value="4100">
            <text:p>4100</text:p>
          </table:table-cell>
          <table:table-cell office:value-type="float" office:value="7000">
            <text:p>7000</text:p>
          </table:table-cell>
          <table:table-cell table:formula="of:=ROUND(RAND()*3;0)" office:value-type="float" office:value="3">
            <text:p>3</text:p>
          </table:table-cell>
          <table:table-cell/>
          <table:table-cell table:formula="of:=&quot;{ name = '&quot;&amp;[.A2]&amp;&quot;', x = &quot;&amp;[.B2]&amp;&quot;, z = &quot;&amp;[.C2]&amp;&quot;, facing = &quot;&amp;[.D2]&amp;&quot;, },&quot;" office:value-type="string" office:string-value="{ name = 'converter', x = 4100, z = 7000, facing = 3, },">
            <text:p>{ name = 'converter', x = 4100, z = 7000, facing = 3, },</text:p>
          </table:table-cell>
        </table:table-row>
        <table:table-row table:style-name="ro1">
          <table:table-cell office:value-type="string">
            <text:p>euf_bazooka</text:p>
          </table:table-cell>
          <table:table-cell table:formula="of:=[.B2]+ROUND(RAND()*150;0)-ROUND(RAND()*150;0)" office:value-type="float" office:value="4193">
            <text:p>4193</text:p>
          </table:table-cell>
          <table:table-cell table:formula="of:=[.C2]+ROUND(RAND()*150;0)-ROUND(RAND()*150;0)" office:value-type="float" office:value="7083">
            <text:p>7083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3]&amp;&quot;', x = &quot;&amp;[.B3]&amp;&quot;, z = &quot;&amp;[.C3]&amp;&quot;, facing = &quot;&amp;[.D3]&amp;&quot;, },&quot;" office:value-type="string" office:string-value="{ name = 'euf_bazooka', x = 4193, z = 7083, facing = 2, },">
            <text:p>{ name = 'euf_bazooka', x = 4193, z = 7083, facing = 2, },</text:p>
          </table:table-cell>
        </table:table-row>
        <table:table-row table:style-name="ro1">
          <table:table-cell office:value-type="string">
            <text:p>euf_bazooka</text:p>
          </table:table-cell>
          <table:table-cell table:formula="of:=[.B2]+ROUND(RAND()*150;0)-ROUND(RAND()*150;0)" office:value-type="float" office:value="4058">
            <text:p>4058</text:p>
          </table:table-cell>
          <table:table-cell table:formula="of:=[.C2]+ROUND(RAND()*150;0)-ROUND(RAND()*150;0)" office:value-type="float" office:value="7073">
            <text:p>7073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4]&amp;&quot;', x = &quot;&amp;[.B4]&amp;&quot;, z = &quot;&amp;[.C4]&amp;&quot;, facing = &quot;&amp;[.D4]&amp;&quot;, },&quot;" office:value-type="string" office:string-value="{ name = 'euf_bazooka', x = 4058, z = 7073, facing = 1, },">
            <text:p>{ name = 'euf_bazooka', x = 4058, z = 7073, facing = 1, },</text:p>
          </table:table-cell>
        </table:table-row>
        <table:table-row table:style-name="ro1">
          <table:table-cell office:value-type="string">
            <text:p>euf_bazooka</text:p>
          </table:table-cell>
          <table:table-cell table:formula="of:=[.B2]+ROUND(RAND()*150;0)-ROUND(RAND()*150;0)" office:value-type="float" office:value="4155">
            <text:p>4155</text:p>
          </table:table-cell>
          <table:table-cell table:formula="of:=[.C2]+ROUND(RAND()*150;0)-ROUND(RAND()*150;0)" office:value-type="float" office:value="6952">
            <text:p>6952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5]&amp;&quot;', x = &quot;&amp;[.B5]&amp;&quot;, z = &quot;&amp;[.C5]&amp;&quot;, facing = &quot;&amp;[.D5]&amp;&quot;, },&quot;" office:value-type="string" office:string-value="{ name = 'euf_bazooka', x = 4155, z = 6952, facing = 1, },">
            <text:p>{ name = 'euf_bazooka', x = 4155, z = 6952, facing = 1, },</text:p>
          </table:table-cell>
        </table:table-row>
        <table:table-row table:style-name="ro1">
          <table:table-cell office:value-type="string">
            <text:p>euf_marine_laser</text:p>
          </table:table-cell>
          <table:table-cell table:formula="of:=[.B2]+ROUND(RAND()*150;0)-ROUND(RAND()*150;0)" office:value-type="float" office:value="4195">
            <text:p>4195</text:p>
          </table:table-cell>
          <table:table-cell table:formula="of:=[.C2]+ROUND(RAND()*150;0)-ROUND(RAND()*150;0)" office:value-type="float" office:value="7056">
            <text:p>7056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6]&amp;&quot;', x = &quot;&amp;[.B6]&amp;&quot;, z = &quot;&amp;[.C6]&amp;&quot;, facing = &quot;&amp;[.D6]&amp;&quot;, },&quot;" office:value-type="string" office:string-value="{ name = 'euf_marine_laser', x = 4195, z = 7056, facing = 2, },">
            <text:p>{ name = 'euf_marine_laser', x = 4195, z = 7056, facing = 2, },</text:p>
          </table:table-cell>
        </table:table-row>
        <table:table-row table:style-name="ro1">
          <table:table-cell office:value-type="string">
            <text:p>euf_marine_laser</text:p>
          </table:table-cell>
          <table:table-cell table:formula="of:=[.B2]+ROUND(RAND()*150;0)-ROUND(RAND()*150;0)" office:value-type="float" office:value="4061">
            <text:p>4061</text:p>
          </table:table-cell>
          <table:table-cell table:formula="of:=[.C2]+ROUND(RAND()*150;0)-ROUND(RAND()*150;0)" office:value-type="float" office:value="7012">
            <text:p>7012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7]&amp;&quot;', x = &quot;&amp;[.B7]&amp;&quot;, z = &quot;&amp;[.C7]&amp;&quot;, facing = &quot;&amp;[.D7]&amp;&quot;, },&quot;" office:value-type="string" office:string-value="{ name = 'euf_marine_laser', x = 4061, z = 7012, facing = 1, },">
            <text:p>{ name = 'euf_marine_laser', x = 4061, z = 7012, facing = 1, },</text:p>
          </table:table-cell>
        </table:table-row>
        <table:table-row table:style-name="ro1">
          <table:table-cell office:value-type="string">
            <text:p>euf_constructor</text:p>
          </table:table-cell>
          <table:table-cell table:formula="of:=[.B2]+ROUND(RAND()*150;0)-ROUND(RAND()*150;0)" office:value-type="float" office:value="4042">
            <text:p>4042</text:p>
          </table:table-cell>
          <table:table-cell table:formula="of:=[.C2]+ROUND(RAND()*150;0)-ROUND(RAND()*150;0)" office:value-type="float" office:value="6994">
            <text:p>6994</text:p>
          </table:table-cell>
          <table:table-cell table:formula="of:=ROUND(RAND()*3;0)" office:value-type="float" office:value="3">
            <text:p>3</text:p>
          </table:table-cell>
          <table:table-cell/>
          <table:table-cell table:formula="of:=&quot;{ name = '&quot;&amp;[.A8]&amp;&quot;', x = &quot;&amp;[.B8]&amp;&quot;, z = &quot;&amp;[.C8]&amp;&quot;, facing = &quot;&amp;[.D8]&amp;&quot;, },&quot;" office:value-type="string" office:string-value="{ name = 'euf_constructor', x = 4042, z = 6994, facing = 3, },">
            <text:p>{ name = 'euf_constructor', x = 4042, z = 6994, facing = 3, },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converter</text:p>
          </table:table-cell>
          <table:table-cell office:value-type="float" office:value="5300">
            <text:p>5300</text:p>
          </table:table-cell>
          <table:table-cell office:value-type="float" office:value="6500">
            <text:p>6500</text:p>
          </table:table-cell>
          <table:table-cell table:formula="of:=ROUND(RAND()*3;0)" office:value-type="float" office:value="3">
            <text:p>3</text:p>
          </table:table-cell>
          <table:table-cell/>
          <table:table-cell table:formula="of:=&quot;{ name = '&quot;&amp;[.A10]&amp;&quot;', x = &quot;&amp;[.B10]&amp;&quot;, z = &quot;&amp;[.C10]&amp;&quot;, facing = &quot;&amp;[.D10]&amp;&quot;, },&quot;" office:value-type="string" office:string-value="{ name = 'converter', x = 5300, z = 6500, facing = 3, },">
            <text:p>{ name = 'converter', x = 5300, z = 6500, facing = 3, },</text:p>
          </table:table-cell>
        </table:table-row>
        <table:table-row table:style-name="ro1">
          <table:table-cell office:value-type="string">
            <text:p>euf_marine_laser</text:p>
          </table:table-cell>
          <table:table-cell table:formula="of:=[.B10]+ROUND(RAND()*150;0)-ROUND(RAND()*150;0)" office:value-type="float" office:value="5307">
            <text:p>5307</text:p>
          </table:table-cell>
          <table:table-cell table:formula="of:=[.C10]+ROUND(RAND()*150;0)-ROUND(RAND()*150;0)" office:value-type="float" office:value="6410">
            <text:p>6410</text:p>
          </table:table-cell>
          <table:table-cell table:formula="of:=ROUND(RAND()*3;0)" office:value-type="float" office:value="3">
            <text:p>3</text:p>
          </table:table-cell>
          <table:table-cell/>
          <table:table-cell table:formula="of:=&quot;{ name = '&quot;&amp;[.A11]&amp;&quot;', x = &quot;&amp;[.B11]&amp;&quot;, z = &quot;&amp;[.C11]&amp;&quot;, facing = &quot;&amp;[.D11]&amp;&quot;, },&quot;" office:value-type="string" office:string-value="{ name = 'euf_marine_laser', x = 5307, z = 6410, facing = 3, },">
            <text:p>{ name = 'euf_marine_laser', x = 5307, z = 6410, facing = 3, },</text:p>
          </table:table-cell>
        </table:table-row>
        <table:table-row table:style-name="ro1">
          <table:table-cell office:value-type="string">
            <text:p>euf_marine_laser</text:p>
          </table:table-cell>
          <table:table-cell table:formula="of:=[.B10]+ROUND(RAND()*150;0)-ROUND(RAND()*150;0)" office:value-type="float" office:value="5368">
            <text:p>5368</text:p>
          </table:table-cell>
          <table:table-cell table:formula="of:=[.C10]+ROUND(RAND()*150;0)-ROUND(RAND()*150;0)" office:value-type="float" office:value="6380">
            <text:p>6380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12]&amp;&quot;', x = &quot;&amp;[.B12]&amp;&quot;, z = &quot;&amp;[.C12]&amp;&quot;, facing = &quot;&amp;[.D12]&amp;&quot;, },&quot;" office:value-type="string" office:string-value="{ name = 'euf_marine_laser', x = 5368, z = 6380, facing = 1, },">
            <text:p>{ name = 'euf_marine_laser', x = 5368, z = 6380, facing = 1, },</text:p>
          </table:table-cell>
        </table:table-row>
        <table:table-row table:style-name="ro1">
          <table:table-cell office:value-type="string">
            <text:p>euf_constructor</text:p>
          </table:table-cell>
          <table:table-cell table:formula="of:=[.B10]+ROUND(RAND()*150;0)-ROUND(RAND()*150;0)" office:value-type="float" office:value="5393">
            <text:p>5393</text:p>
          </table:table-cell>
          <table:table-cell table:formula="of:=[.C10]+ROUND(RAND()*150;0)-ROUND(RAND()*150;0)" office:value-type="float" office:value="6445">
            <text:p>6445</text:p>
          </table:table-cell>
          <table:table-cell table:formula="of:=ROUND(RAND()*3;0)" office:value-type="float" office:value="3">
            <text:p>3</text:p>
          </table:table-cell>
          <table:table-cell/>
          <table:table-cell table:formula="of:=&quot;{ name = '&quot;&amp;[.A13]&amp;&quot;', x = &quot;&amp;[.B13]&amp;&quot;, z = &quot;&amp;[.C13]&amp;&quot;, facing = &quot;&amp;[.D13]&amp;&quot;, },&quot;" office:value-type="string" office:string-value="{ name = 'euf_constructor', x = 5393, z = 6445, facing = 3, },">
            <text:p>{ name = 'euf_constructor', x = 5393, z = 6445, facing = 3, },</text:p>
          </table:table-cell>
        </table:table-row>
        <table:table-row table:style-name="ro1">
          <table:table-cell office:value-type="string">
            <text:p>euf_constructor</text:p>
          </table:table-cell>
          <table:table-cell table:formula="of:=[.B10]+ROUND(RAND()*150;0)-ROUND(RAND()*150;0)" office:value-type="float" office:value="5298">
            <text:p>5298</text:p>
          </table:table-cell>
          <table:table-cell table:formula="of:=[.C10]+ROUND(RAND()*150;0)-ROUND(RAND()*150;0)" office:value-type="float" office:value="6535">
            <text:p>6535</text:p>
          </table:table-cell>
          <table:table-cell table:formula="of:=ROUND(RAND()*3;0)" office:value-type="float" office:value="3">
            <text:p>3</text:p>
          </table:table-cell>
          <table:table-cell/>
          <table:table-cell table:formula="of:=&quot;{ name = '&quot;&amp;[.A14]&amp;&quot;', x = &quot;&amp;[.B14]&amp;&quot;, z = &quot;&amp;[.C14]&amp;&quot;, facing = &quot;&amp;[.D14]&amp;&quot;, },&quot;" office:value-type="string" office:string-value="{ name = 'euf_constructor', x = 5298, z = 6535, facing = 3, },">
            <text:p>{ name = 'euf_constructor', x = 5298, z = 6535, facing = 3, },</text:p>
          </table:table-cell>
        </table:table-row>
        <table:table-row table:style-name="ro1">
          <table:table-cell office:value-type="string">
            <text:p>euf_pyro</text:p>
          </table:table-cell>
          <table:table-cell table:formula="of:=[.B10]+ROUND(RAND()*150;0)-ROUND(RAND()*150;0)" office:value-type="float" office:value="5248">
            <text:p>5248</text:p>
          </table:table-cell>
          <table:table-cell table:formula="of:=[.C10]+ROUND(RAND()*150;0)-ROUND(RAND()*150;0)" office:value-type="float" office:value="6540">
            <text:p>6540</text:p>
          </table:table-cell>
          <table:table-cell table:formula="of:=ROUND(RAND()*3;0)" office:value-type="float" office:value="0">
            <text:p>0</text:p>
          </table:table-cell>
          <table:table-cell/>
          <table:table-cell table:formula="of:=&quot;{ name = '&quot;&amp;[.A15]&amp;&quot;', x = &quot;&amp;[.B15]&amp;&quot;, z = &quot;&amp;[.C15]&amp;&quot;, facing = &quot;&amp;[.D15]&amp;&quot;, },&quot;" office:value-type="string" office:string-value="{ name = 'euf_pyro', x = 5248, z = 6540, facing = 0, },">
            <text:p>{ name = 'euf_pyro', x = 5248, z = 6540, facing = 0, },</text:p>
          </table:table-cell>
        </table:table-row>
        <table:table-row table:style-name="ro1">
          <table:table-cell office:value-type="string">
            <text:p>euf_pyro</text:p>
          </table:table-cell>
          <table:table-cell table:formula="of:=[.B10]+ROUND(RAND()*150;0)-ROUND(RAND()*150;0)" office:value-type="float" office:value="5390">
            <text:p>5390</text:p>
          </table:table-cell>
          <table:table-cell table:formula="of:=[.C10]+ROUND(RAND()*150;0)-ROUND(RAND()*150;0)" office:value-type="float" office:value="6546">
            <text:p>6546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16]&amp;&quot;', x = &quot;&amp;[.B16]&amp;&quot;, z = &quot;&amp;[.C16]&amp;&quot;, facing = &quot;&amp;[.D16]&amp;&quot;, },&quot;" office:value-type="string" office:string-value="{ name = 'euf_pyro', x = 5390, z = 6546, facing = 1, },">
            <text:p>{ name = 'euf_pyro', x = 5390, z = 6546, facing = 1, },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converter</text:p>
          </table:table-cell>
          <table:table-cell office:value-type="float" office:value="5800">
            <text:p>5800</text:p>
          </table:table-cell>
          <table:table-cell office:value-type="float" office:value="5400">
            <text:p>5400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18]&amp;&quot;', x = &quot;&amp;[.B18]&amp;&quot;, z = &quot;&amp;[.C18]&amp;&quot;, facing = &quot;&amp;[.D18]&amp;&quot;, },&quot;" office:value-type="string" office:string-value="{ name = 'converter', x = 5800, z = 5400, facing = 1, },">
            <text:p>{ name = 'converter', x = 5800, z = 5400, facing = 1, },</text:p>
          </table:table-cell>
        </table:table-row>
        <table:table-row table:style-name="ro1">
          <table:table-cell office:value-type="string">
            <text:p>euf_priest</text:p>
          </table:table-cell>
          <table:table-cell table:formula="of:=[.B18]+ROUND(RAND()*150;0)-ROUND(RAND()*150;0)" office:value-type="float" office:value="5920">
            <text:p>5920</text:p>
          </table:table-cell>
          <table:table-cell table:formula="of:=[.C18]+ROUND(RAND()*150;0)-ROUND(RAND()*150;0)" office:value-type="float" office:value="5338">
            <text:p>5338</text:p>
          </table:table-cell>
          <table:table-cell table:formula="of:=ROUND(RAND()*3;0)" office:value-type="float" office:value="3">
            <text:p>3</text:p>
          </table:table-cell>
          <table:table-cell/>
          <table:table-cell table:formula="of:=&quot;{ name = '&quot;&amp;[.A19]&amp;&quot;', x = &quot;&amp;[.B19]&amp;&quot;, z = &quot;&amp;[.C19]&amp;&quot;, facing = &quot;&amp;[.D19]&amp;&quot;, },&quot;" office:value-type="string" office:string-value="{ name = 'euf_priest', x = 5920, z = 5338, facing = 3, },">
            <text:p>{ name = 'euf_priest', x = 5920, z = 5338, facing = 3, },</text:p>
          </table:table-cell>
        </table:table-row>
        <table:table-row table:style-name="ro1">
          <table:table-cell office:value-type="string">
            <text:p>euf_priest</text:p>
          </table:table-cell>
          <table:table-cell table:formula="of:=[.B18]+ROUND(RAND()*150;0)-ROUND(RAND()*150;0)" office:value-type="float" office:value="5815">
            <text:p>5815</text:p>
          </table:table-cell>
          <table:table-cell table:formula="of:=[.C18]+ROUND(RAND()*150;0)-ROUND(RAND()*150;0)" office:value-type="float" office:value="5439">
            <text:p>5439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20]&amp;&quot;', x = &quot;&amp;[.B20]&amp;&quot;, z = &quot;&amp;[.C20]&amp;&quot;, facing = &quot;&amp;[.D20]&amp;&quot;, },&quot;" office:value-type="string" office:string-value="{ name = 'euf_priest', x = 5815, z = 5439, facing = 2, },">
            <text:p>{ name = 'euf_priest', x = 5815, z = 5439, facing = 2, },</text:p>
          </table:table-cell>
        </table:table-row>
        <table:table-row table:style-name="ro1">
          <table:table-cell office:value-type="string">
            <text:p>euf_paladin</text:p>
          </table:table-cell>
          <table:table-cell table:formula="of:=[.B18]+ROUND(RAND()*150;0)-ROUND(RAND()*150;0)" office:value-type="float" office:value="5881">
            <text:p>5881</text:p>
          </table:table-cell>
          <table:table-cell table:formula="of:=[.C18]+ROUND(RAND()*150;0)-ROUND(RAND()*150;0)" office:value-type="float" office:value="5316">
            <text:p>5316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21]&amp;&quot;', x = &quot;&amp;[.B21]&amp;&quot;, z = &quot;&amp;[.C21]&amp;&quot;, facing = &quot;&amp;[.D21]&amp;&quot;, },&quot;" office:value-type="string" office:string-value="{ name = 'euf_paladin', x = 5881, z = 5316, facing = 2, },">
            <text:p>{ name = 'euf_paladin', x = 5881, z = 5316, facing = 2, },</text:p>
          </table:table-cell>
        </table:table-row>
        <table:table-row table:style-name="ro1">
          <table:table-cell office:value-type="string">
            <text:p>euf_paladin</text:p>
          </table:table-cell>
          <table:table-cell table:formula="of:=[.B18]+ROUND(RAND()*150;0)-ROUND(RAND()*150;0)" office:value-type="float" office:value="5784">
            <text:p>5784</text:p>
          </table:table-cell>
          <table:table-cell table:formula="of:=[.C18]+ROUND(RAND()*150;0)-ROUND(RAND()*150;0)" office:value-type="float" office:value="5373">
            <text:p>5373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22]&amp;&quot;', x = &quot;&amp;[.B22]&amp;&quot;, z = &quot;&amp;[.C22]&amp;&quot;, facing = &quot;&amp;[.D22]&amp;&quot;, },&quot;" office:value-type="string" office:string-value="{ name = 'euf_paladin', x = 5784, z = 5373, facing = 2, },">
            <text:p>{ name = 'euf_paladin', x = 5784, z = 5373, facing = 2, },</text:p>
          </table:table-cell>
        </table:table-row>
        <table:table-row table:style-name="ro1">
          <table:table-cell office:value-type="string">
            <text:p>euf_paladin</text:p>
          </table:table-cell>
          <table:table-cell table:formula="of:=[.B18]+ROUND(RAND()*150;0)-ROUND(RAND()*150;0)" office:value-type="float" office:value="5862">
            <text:p>5862</text:p>
          </table:table-cell>
          <table:table-cell table:formula="of:=[.C18]+ROUND(RAND()*150;0)-ROUND(RAND()*150;0)" office:value-type="float" office:value="5377">
            <text:p>5377</text:p>
          </table:table-cell>
          <table:table-cell table:formula="of:=ROUND(RAND()*3;0)" office:value-type="float" office:value="0">
            <text:p>0</text:p>
          </table:table-cell>
          <table:table-cell/>
          <table:table-cell table:formula="of:=&quot;{ name = '&quot;&amp;[.A23]&amp;&quot;', x = &quot;&amp;[.B23]&amp;&quot;, z = &quot;&amp;[.C23]&amp;&quot;, facing = &quot;&amp;[.D23]&amp;&quot;, },&quot;" office:value-type="string" office:string-value="{ name = 'euf_paladin', x = 5862, z = 5377, facing = 0, },">
            <text:p>{ name = 'euf_paladin', x = 5862, z = 5377, facing = 0, },</text:p>
          </table:table-cell>
        </table:table-row>
        <table:table-row table:style-name="ro1">
          <table:table-cell office:value-type="string">
            <text:p>euf_paladin</text:p>
          </table:table-cell>
          <table:table-cell table:formula="of:=[.B18]+ROUND(RAND()*150;0)-ROUND(RAND()*150;0)" office:value-type="float" office:value="5809">
            <text:p>5809</text:p>
          </table:table-cell>
          <table:table-cell table:formula="of:=[.C18]+ROUND(RAND()*150;0)-ROUND(RAND()*150;0)" office:value-type="float" office:value="5324">
            <text:p>5324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24]&amp;&quot;', x = &quot;&amp;[.B24]&amp;&quot;, z = &quot;&amp;[.C24]&amp;&quot;, facing = &quot;&amp;[.D24]&amp;&quot;, },&quot;" office:value-type="string" office:string-value="{ name = 'euf_paladin', x = 5809, z = 5324, facing = 1, },">
            <text:p>{ name = 'euf_paladin', x = 5809, z = 5324, facing = 1, },</text:p>
          </table:table-cell>
        </table:table-row>
      </table:table>
      <table:database-ranges>
        <table:database-range table:name="__Anonymous_Sheet_DB__1" table:target-range-address="unlocks_pivot.B51:unlocks_pivot.B51" table:display-filter-buttons="true">
          <table:filter>
            <table:filter-condition table:field-number="0" table:value="core" table:operator="="/>
          </table:filter>
        </table:database-range>
        <table:database-range table:name="__Anonymous_Sheet_DB__2" table:target-range-address="unlocks_pivot.A1:unlocks_pivot.N33" table:display-filter-buttons="true" table:contains-header="false"/>
        <table:database-range table:target-range-address="unlocks_pivot.A51:unlocks_pivot.A5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9">03/09/2022</text:date>, <text:time>22:02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2:20:14.94</meta:creation-date>
    <meta:generator>OpenOffice/4.1.8$Win32 OpenOffice.org_project/418m3$Build-9803</meta:generator>
    <dc:date>2022-03-09T22:02:25.56</dc:date>
    <meta:editing-duration>P1DT11H59M34S</meta:editing-duration>
    <meta:editing-cycles>220</meta:editing-cycles>
    <meta:document-statistic meta:table-count="5" meta:cell-count="38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inimum="-300" chart:maximum="1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75" chart:maximum="1125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493cm" svg:height="10.734cm" xlink:href=".." xlink:type="simple" chart:class="chart:scatter" chart:style-name="ch1">
        <chart:plot-area chart:style-name="ch2" table:cell-range-address="planets.B2:planets.C15" svg:x="0.719cm" svg:y="0.991cm" svg:width="12.236cm" svg:height="9.109cm">
          <chartooo:coordinate-region svg:x="1.05cm" svg:y="1.203cm" svg:width="11.533cm" svg:height="8.897cm"/>
          <chart:axis chart:dimension="x" chart:name="primary-x" chart:style-name="ch3"/>
          <chart:axis chart:dimension="y" chart:name="primary-y" chart:style-name="ch4"/>
          <chart:series chart:style-name="ch5" chart:values-cell-range-address="planets.C2:planets.C15" chart:class="chart:scatter">
            <chart:domain table:cell-range-address="planets.B2:planets.B15"/>
            <chart:data-point chart:repeated="1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planets.B2:planets.B15</svg:desc>
                </draw:g>
              </table:table-cell>
              <table:table-cell office:value-type="float" office:value="25">
                <text:p>25</text:p>
                <draw:g>
                  <svg:desc>planets.C2:planets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">
                <text:p>21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0">
                <text:p>38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5">
                <text:p>29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">
                <text:p>48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0">
                <text:p>7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0">
                <text:p>95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50">
                <text:p>85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20">
                <text:p>92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0">
                <text:p>8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Win32 OpenOffice.org_project/418m3$Build-98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